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9-11-22_readings" table:style-name="ta1">
        <table:shapes>
          <draw:frame draw:z-index="0" draw:style-name="gr1" draw:text-style-name="P1" svg:width="276.95mm" svg:height="326.36mm" svg:x="102.31mm" svg:y="7.43mm">
            <draw:object draw:notify-on-update-of-ranges="'2019-11-22_readings'.B2:'2019-11-22_readings'.B412 '2019-11-22_readings'.C2:'2019-11-22_readings'.C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float" office:value="1574411531.11355" calcext:value-type="float">
            <text:p>1574411531.11355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-0.768949771689631" calcext:value-type="float">
            <text:p>-0.8</text:p>
          </table:table-cell>
        </table:table-row>
        <table:table-row table:style-name="ro1">
          <table:table-cell office:value-type="float" office:value="1574411531.21515" calcext:value-type="float">
            <text:p>1574411531.21515</text:p>
          </table:table-cell>
          <table:table-cell table:style-name="ce1" table:formula="of:=[.A3]-[.A$2]" office:value-type="float" office:value="0.101596117019653" calcext:value-type="float">
            <text:p>0.102</text:p>
          </table:table-cell>
          <table:table-cell office:value-type="float" office:value="0.0639269406391365" calcext:value-type="float">
            <text:p>0.1</text:p>
          </table:table-cell>
        </table:table-row>
        <table:table-row table:style-name="ro1">
          <table:table-cell office:value-type="float" office:value="1574411531.3166" calcext:value-type="float">
            <text:p>1574411531.3166</text:p>
          </table:table-cell>
          <table:table-cell table:style-name="ce1" table:formula="of:=[.A4]-[.A$2]" office:value-type="float" office:value="0.203041315078735" calcext:value-type="float">
            <text:p>0.203</text:p>
          </table:table-cell>
          <table:table-cell office:value-type="float" office:value="-0.916894977169082" calcext:value-type="float">
            <text:p>-0.9</text:p>
          </table:table-cell>
        </table:table-row>
        <table:table-row table:style-name="ro1">
          <table:table-cell office:value-type="float" office:value="1574411531.41801" calcext:value-type="float">
            <text:p>1574411531.41801</text:p>
          </table:table-cell>
          <table:table-cell table:style-name="ce1" table:formula="of:=[.A5]-[.A$2]" office:value-type="float" office:value="0.304458141326904" calcext:value-type="float">
            <text:p>0.304</text:p>
          </table:table-cell>
          <table:table-cell office:value-type="float" office:value="-2.09223744292251" calcext:value-type="float">
            <text:p>-2.1</text:p>
          </table:table-cell>
        </table:table-row>
        <table:table-row table:style-name="ro1">
          <table:table-cell office:value-type="float" office:value="1574411531.51947" calcext:value-type="float">
            <text:p>1574411531.51947</text:p>
          </table:table-cell>
          <table:table-cell table:style-name="ce1" table:formula="of:=[.A6]-[.A$2]" office:value-type="float" office:value="0.405914068222046" calcext:value-type="float">
            <text:p>0.406</text:p>
          </table:table-cell>
          <table:table-cell office:value-type="float" office:value="-0.999086757991" calcext:value-type="float">
            <text:p>-1.0</text:p>
          </table:table-cell>
        </table:table-row>
        <table:table-row table:style-name="ro1">
          <table:table-cell office:value-type="float" office:value="1574411531.62094" calcext:value-type="float">
            <text:p>1574411531.62094</text:p>
          </table:table-cell>
          <table:table-cell table:style-name="ce1" table:formula="of:=[.A7]-[.A$2]" office:value-type="float" office:value="0.507386445999146" calcext:value-type="float">
            <text:p>0.507</text:p>
          </table:table-cell>
          <table:table-cell office:value-type="float" office:value="0.31050228310489" calcext:value-type="float">
            <text:p>0.3</text:p>
          </table:table-cell>
        </table:table-row>
        <table:table-row table:style-name="ro1">
          <table:table-cell office:value-type="float" office:value="1574411531.72233" calcext:value-type="float">
            <text:p>1574411531.72233</text:p>
          </table:table-cell>
          <table:table-cell table:style-name="ce1" table:formula="of:=[.A8]-[.A$2]" office:value-type="float" office:value="0.608776569366455" calcext:value-type="float">
            <text:p>0.609</text:p>
          </table:table-cell>
          <table:table-cell office:value-type="float" office:value="-0.955251141552644" calcext:value-type="float">
            <text:p>-1.0</text:p>
          </table:table-cell>
        </table:table-row>
        <table:table-row table:style-name="ro1">
          <table:table-cell office:value-type="float" office:value="1574411531.82374" calcext:value-type="float">
            <text:p>1574411531.82374</text:p>
          </table:table-cell>
          <table:table-cell table:style-name="ce1" table:formula="of:=[.A9]-[.A$2]" office:value-type="float" office:value="0.710184574127197" calcext:value-type="float">
            <text:p>0.710</text:p>
          </table:table-cell>
          <table:table-cell office:value-type="float" office:value="-1.75799086758004" calcext:value-type="float">
            <text:p>-1.8</text:p>
          </table:table-cell>
        </table:table-row>
        <table:table-row table:style-name="ro1">
          <table:table-cell office:value-type="float" office:value="1574411531.92513" calcext:value-type="float">
            <text:p>1574411531.92513</text:p>
          </table:table-cell>
          <table:table-cell table:style-name="ce1" table:formula="of:=[.A10]-[.A$2]" office:value-type="float" office:value="0.811574935913086" calcext:value-type="float">
            <text:p>0.812</text:p>
          </table:table-cell>
          <table:table-cell office:value-type="float" office:value="-1.2018264840184" calcext:value-type="float">
            <text:p>-1.2</text:p>
          </table:table-cell>
        </table:table-row>
        <table:table-row table:style-name="ro1">
          <table:table-cell office:value-type="float" office:value="1574411532.02813" calcext:value-type="float">
            <text:p>1574411532.02813</text:p>
          </table:table-cell>
          <table:table-cell table:style-name="ce1" table:formula="of:=[.A11]-[.A$2]" office:value-type="float" office:value="0.914574384689331" calcext:value-type="float">
            <text:p>0.915</text:p>
          </table:table-cell>
          <table:table-cell office:value-type="float" office:value="-0.686757990867713" calcext:value-type="float">
            <text:p>-0.7</text:p>
          </table:table-cell>
        </table:table-row>
        <table:table-row table:style-name="ro1">
          <table:table-cell office:value-type="float" office:value="1574411532.19983" calcext:value-type="float">
            <text:p>1574411532.19983</text:p>
          </table:table-cell>
          <table:table-cell table:style-name="ce1" table:formula="of:=[.A12]-[.A$2]" office:value-type="float" office:value="1.08627247810364" calcext:value-type="float">
            <text:p>1.086</text:p>
          </table:table-cell>
          <table:table-cell office:value-type="float" office:value="0.121461187214479" calcext:value-type="float">
            <text:p>0.1</text:p>
          </table:table-cell>
        </table:table-row>
        <table:table-row table:style-name="ro1">
          <table:table-cell office:value-type="float" office:value="1574411532.30338" calcext:value-type="float">
            <text:p>1574411532.30338</text:p>
          </table:table-cell>
          <table:table-cell table:style-name="ce1" table:formula="of:=[.A13]-[.A$2]" office:value-type="float" office:value="1.18982243537903" calcext:value-type="float">
            <text:p>1.190</text:p>
          </table:table-cell>
          <table:table-cell office:value-type="float" office:value="0.154337899543246" calcext:value-type="float">
            <text:p>0.2</text:p>
          </table:table-cell>
        </table:table-row>
        <table:table-row table:style-name="ro1">
          <table:table-cell office:value-type="float" office:value="1574411532.4068" calcext:value-type="float">
            <text:p>1574411532.4068</text:p>
          </table:table-cell>
          <table:table-cell table:style-name="ce1" table:formula="of:=[.A14]-[.A$2]" office:value-type="float" office:value="1.29324698448181" calcext:value-type="float">
            <text:p>1.293</text:p>
          </table:table-cell>
          <table:table-cell office:value-type="float" office:value="1.07488584474873" calcext:value-type="float">
            <text:p>1.1</text:p>
          </table:table-cell>
        </table:table-row>
        <table:table-row table:style-name="ro1">
          <table:table-cell office:value-type="float" office:value="1574411532.51004" calcext:value-type="float">
            <text:p>1574411532.51004</text:p>
          </table:table-cell>
          <table:table-cell table:style-name="ce1" table:formula="of:=[.A15]-[.A$2]" office:value-type="float" office:value="1.39648365974426" calcext:value-type="float">
            <text:p>1.396</text:p>
          </table:table-cell>
          <table:table-cell office:value-type="float" office:value="1.88310502283092" calcext:value-type="float">
            <text:p>1.9</text:p>
          </table:table-cell>
        </table:table-row>
        <table:table-row table:style-name="ro1">
          <table:table-cell office:value-type="float" office:value="1574411532.61324" calcext:value-type="float">
            <text:p>1574411532.61324</text:p>
          </table:table-cell>
          <table:table-cell table:style-name="ce1" table:formula="of:=[.A16]-[.A$2]" office:value-type="float" office:value="1.49968600273132" calcext:value-type="float">
            <text:p>1.500</text:p>
          </table:table-cell>
          <table:table-cell office:value-type="float" office:value="1.07214611872133" calcext:value-type="float">
            <text:p>1.1</text:p>
          </table:table-cell>
        </table:table-row>
        <table:table-row table:style-name="ro1">
          <table:table-cell office:value-type="float" office:value="1574411532.71643" calcext:value-type="float">
            <text:p>1574411532.71643</text:p>
          </table:table-cell>
          <table:table-cell table:style-name="ce1" table:formula="of:=[.A17]-[.A$2]" office:value-type="float" office:value="1.60287356376648" calcext:value-type="float">
            <text:p>1.603</text:p>
          </table:table-cell>
          <table:table-cell office:value-type="float" office:value="1.59269406392681" calcext:value-type="float">
            <text:p>1.6</text:p>
          </table:table-cell>
        </table:table-row>
        <table:table-row table:style-name="ro1">
          <table:table-cell office:value-type="float" office:value="1574411532.81961" calcext:value-type="float">
            <text:p>1574411532.81961</text:p>
          </table:table-cell>
          <table:table-cell table:style-name="ce1" table:formula="of:=[.A18]-[.A$2]" office:value-type="float" office:value="1.70605731010437" calcext:value-type="float">
            <text:p>1.706</text:p>
          </table:table-cell>
          <table:table-cell office:value-type="float" office:value="0.62009132420078" calcext:value-type="float">
            <text:p>0.6</text:p>
          </table:table-cell>
        </table:table-row>
        <table:table-row table:style-name="ro1">
          <table:table-cell office:value-type="float" office:value="1574411532.92285" calcext:value-type="float">
            <text:p>1574411532.92285</text:p>
          </table:table-cell>
          <table:table-cell table:style-name="ce1" table:formula="of:=[.A19]-[.A$2]" office:value-type="float" office:value="1.80929493904114" calcext:value-type="float">
            <text:p>1.809</text:p>
          </table:table-cell>
          <table:table-cell office:value-type="float" office:value="0.806392694063794" calcext:value-type="float">
            <text:p>0.8</text:p>
          </table:table-cell>
        </table:table-row>
        <table:table-row table:style-name="ro1">
          <table:table-cell office:value-type="float" office:value="1574411533.0261" calcext:value-type="float">
            <text:p>1574411533.0261</text:p>
          </table:table-cell>
          <table:table-cell table:style-name="ce1" table:formula="of:=[.A20]-[.A$2]" office:value-type="float" office:value="1.91254544258118" calcext:value-type="float">
            <text:p>1.913</text:p>
          </table:table-cell>
          <table:table-cell office:value-type="float" office:value="0.918721461187082" calcext:value-type="float">
            <text:p>0.9</text:p>
          </table:table-cell>
        </table:table-row>
        <table:table-row table:style-name="ro1">
          <table:table-cell office:value-type="float" office:value="1574411533.12929" calcext:value-type="float">
            <text:p>1574411533.12929</text:p>
          </table:table-cell>
          <table:table-cell table:style-name="ce1" table:formula="of:=[.A21]-[.A$2]" office:value-type="float" office:value="2.01573514938354" calcext:value-type="float">
            <text:p>2.016</text:p>
          </table:table-cell>
          <table:table-cell office:value-type="float" office:value="1.0995433789953" calcext:value-type="float">
            <text:p>1.1</text:p>
          </table:table-cell>
        </table:table-row>
        <table:table-row table:style-name="ro1">
          <table:table-cell office:value-type="float" office:value="1574411533.29427" calcext:value-type="float">
            <text:p>1574411533.29427</text:p>
          </table:table-cell>
          <table:table-cell table:style-name="ce1" table:formula="of:=[.A22]-[.A$2]" office:value-type="float" office:value="2.18071722984314" calcext:value-type="float">
            <text:p>2.181</text:p>
          </table:table-cell>
          <table:table-cell office:value-type="float" office:value="1.99269406392681" calcext:value-type="float">
            <text:p>2.0</text:p>
          </table:table-cell>
        </table:table-row>
        <table:table-row table:style-name="ro1">
          <table:table-cell office:value-type="float" office:value="1574411533.39751" calcext:value-type="float">
            <text:p>1574411533.39751</text:p>
          </table:table-cell>
          <table:table-cell table:style-name="ce1" table:formula="of:=[.A23]-[.A$2]" office:value-type="float" office:value="2.28395700454712" calcext:value-type="float">
            <text:p>2.284</text:p>
          </table:table-cell>
          <table:table-cell office:value-type="float" office:value="1.72694063926927" calcext:value-type="float">
            <text:p>1.7</text:p>
          </table:table-cell>
        </table:table-row>
        <table:table-row table:style-name="ro1">
          <table:table-cell office:value-type="float" office:value="1574411533.50074" calcext:value-type="float">
            <text:p>1574411533.50074</text:p>
          </table:table-cell>
          <table:table-cell table:style-name="ce1" table:formula="of:=[.A24]-[.A$2]" office:value-type="float" office:value="2.38718724250793" calcext:value-type="float">
            <text:p>2.387</text:p>
          </table:table-cell>
          <table:table-cell office:value-type="float" office:value="1.26666666666653" calcext:value-type="float">
            <text:p>1.3</text:p>
          </table:table-cell>
        </table:table-row>
        <table:table-row table:style-name="ro1">
          <table:table-cell office:value-type="float" office:value="1574411533.60389" calcext:value-type="float">
            <text:p>1574411533.60389</text:p>
          </table:table-cell>
          <table:table-cell table:style-name="ce1" table:formula="of:=[.A25]-[.A$2]" office:value-type="float" office:value="2.49034023284912" calcext:value-type="float">
            <text:p>2.490</text:p>
          </table:table-cell>
          <table:table-cell office:value-type="float" office:value="0.42009132420078" calcext:value-type="float">
            <text:p>0.4</text:p>
          </table:table-cell>
        </table:table-row>
        <table:table-row table:style-name="ro1">
          <table:table-cell office:value-type="float" office:value="1574411533.70771" calcext:value-type="float">
            <text:p>1574411533.70771</text:p>
          </table:table-cell>
          <table:table-cell table:style-name="ce1" table:formula="of:=[.A26]-[.A$2]" office:value-type="float" office:value="2.5941596031189" calcext:value-type="float">
            <text:p>2.594</text:p>
          </table:table-cell>
          <table:table-cell office:value-type="float" office:value="0.17077625570763" calcext:value-type="float">
            <text:p>0.2</text:p>
          </table:table-cell>
        </table:table-row>
        <table:table-row table:style-name="ro1">
          <table:table-cell office:value-type="float" office:value="1574411533.81121" calcext:value-type="float">
            <text:p>1574411533.81121</text:p>
          </table:table-cell>
          <table:table-cell table:style-name="ce1" table:formula="of:=[.A27]-[.A$2]" office:value-type="float" office:value="2.69765162467957" calcext:value-type="float">
            <text:p>2.698</text:p>
          </table:table-cell>
          <table:table-cell office:value-type="float" office:value="599.57899543379" calcext:value-type="float">
            <text:p>599.6</text:p>
          </table:table-cell>
        </table:table-row>
        <table:table-row table:style-name="ro1">
          <table:table-cell office:value-type="float" office:value="1574411534.19925" calcext:value-type="float">
            <text:p>1574411534.19925</text:p>
          </table:table-cell>
          <table:table-cell table:style-name="ce1" table:formula="of:=[.A28]-[.A$2]" office:value-type="float" office:value="3.08569192886353" calcext:value-type="float">
            <text:p>3.086</text:p>
          </table:table-cell>
          <table:table-cell office:value-type="float" office:value="-0.0538812785389457" calcext:value-type="float">
            <text:p>-0.1</text:p>
          </table:table-cell>
        </table:table-row>
        <table:table-row table:style-name="ro1">
          <table:table-cell office:value-type="float" office:value="1574411534.33522" calcext:value-type="float">
            <text:p>1574411534.33522</text:p>
          </table:table-cell>
          <table:table-cell table:style-name="ce1" table:formula="of:=[.A29]-[.A$2]" office:value-type="float" office:value="3.22166538238525" calcext:value-type="float">
            <text:p>3.222</text:p>
          </table:table-cell>
          <table:table-cell office:value-type="float" office:value="-1.98538812785401" calcext:value-type="float">
            <text:p>-2.0</text:p>
          </table:table-cell>
        </table:table-row>
        <table:table-row table:style-name="ro1">
          <table:table-cell office:value-type="float" office:value="1574411534.43666" calcext:value-type="float">
            <text:p>1574411534.43666</text:p>
          </table:table-cell>
          <table:table-cell table:style-name="ce1" table:formula="of:=[.A30]-[.A$2]" office:value-type="float" office:value="3.32310485839844" calcext:value-type="float">
            <text:p>3.323</text:p>
          </table:table-cell>
          <table:table-cell office:value-type="float" office:value="-2.23470319634716" calcext:value-type="float">
            <text:p>-2.2</text:p>
          </table:table-cell>
        </table:table-row>
        <table:table-row table:style-name="ro1">
          <table:table-cell office:value-type="float" office:value="1574411534.53811" calcext:value-type="float">
            <text:p>1574411534.53811</text:p>
          </table:table-cell>
          <table:table-cell table:style-name="ce1" table:formula="of:=[.A31]-[.A$2]" office:value-type="float" office:value="3.42455673217773" calcext:value-type="float">
            <text:p>3.425</text:p>
          </table:table-cell>
          <table:table-cell office:value-type="float" office:value="-3.71141552511429" calcext:value-type="float">
            <text:p>-3.7</text:p>
          </table:table-cell>
        </table:table-row>
        <table:table-row table:style-name="ro1">
          <table:table-cell office:value-type="float" office:value="1574411534.63953" calcext:value-type="float">
            <text:p>1574411534.63953</text:p>
          </table:table-cell>
          <table:table-cell table:style-name="ce1" table:formula="of:=[.A32]-[.A$2]" office:value-type="float" office:value="3.5259792804718" calcext:value-type="float">
            <text:p>3.526</text:p>
          </table:table-cell>
          <table:table-cell office:value-type="float" office:value="-3.73059360730607" calcext:value-type="float">
            <text:p>-3.7</text:p>
          </table:table-cell>
        </table:table-row>
        <table:table-row table:style-name="ro1">
          <table:table-cell office:value-type="float" office:value="1574411534.74175" calcext:value-type="float">
            <text:p>1574411534.74175</text:p>
          </table:table-cell>
          <table:table-cell table:style-name="ce1" table:formula="of:=[.A33]-[.A$2]" office:value-type="float" office:value="3.62819480895996" calcext:value-type="float">
            <text:p>3.628</text:p>
          </table:table-cell>
          <table:table-cell office:value-type="float" office:value="-2.11963470319648" calcext:value-type="float">
            <text:p>-2.1</text:p>
          </table:table-cell>
        </table:table-row>
        <table:table-row table:style-name="ro1">
          <table:table-cell office:value-type="float" office:value="1574411534.84498" calcext:value-type="float">
            <text:p>1574411534.84498</text:p>
          </table:table-cell>
          <table:table-cell table:style-name="ce1" table:formula="of:=[.A34]-[.A$2]" office:value-type="float" office:value="3.73142337799072" calcext:value-type="float">
            <text:p>3.731</text:p>
          </table:table-cell>
          <table:table-cell office:value-type="float" office:value="-1.27579908675812" calcext:value-type="float">
            <text:p>-1.3</text:p>
          </table:table-cell>
        </table:table-row>
        <table:table-row table:style-name="ro1">
          <table:table-cell office:value-type="float" office:value="1574411534.94813" calcext:value-type="float">
            <text:p>1574411534.94813</text:p>
          </table:table-cell>
          <table:table-cell table:style-name="ce1" table:formula="of:=[.A35]-[.A$2]" office:value-type="float" office:value="3.83457517623901" calcext:value-type="float">
            <text:p>3.835</text:p>
          </table:table-cell>
          <table:table-cell office:value-type="float" office:value="-2.01004566210059" calcext:value-type="float">
            <text:p>-2.0</text:p>
          </table:table-cell>
        </table:table-row>
        <table:table-row table:style-name="ro1">
          <table:table-cell office:value-type="float" office:value="1574411535.05133" calcext:value-type="float">
            <text:p>1574411535.05133</text:p>
          </table:table-cell>
          <table:table-cell table:style-name="ce1" table:formula="of:=[.A36]-[.A$2]" office:value-type="float" office:value="3.93777751922607" calcext:value-type="float">
            <text:p>3.938</text:p>
          </table:table-cell>
          <table:table-cell office:value-type="float" office:value="-0.747031963470453" calcext:value-type="float">
            <text:p>-0.7</text:p>
          </table:table-cell>
        </table:table-row>
        <table:table-row table:style-name="ro1">
          <table:table-cell office:value-type="float" office:value="1574411535.15455" calcext:value-type="float">
            <text:p>1574411535.15455</text:p>
          </table:table-cell>
          <table:table-cell table:style-name="ce1" table:formula="of:=[.A37]-[.A$2]" office:value-type="float" office:value="4.0409939289093" calcext:value-type="float">
            <text:p>4.041</text:p>
          </table:table-cell>
          <table:table-cell office:value-type="float" office:value="1.12694063926927" calcext:value-type="float">
            <text:p>1.1</text:p>
          </table:table-cell>
        </table:table-row>
        <table:table-row table:style-name="ro1">
          <table:table-cell office:value-type="float" office:value="1574411535.25803" calcext:value-type="float">
            <text:p>1574411535.25803</text:p>
          </table:table-cell>
          <table:table-cell table:style-name="ce1" table:formula="of:=[.A38]-[.A$2]" office:value-type="float" office:value="4.14447832107544" calcext:value-type="float">
            <text:p>4.144</text:p>
          </table:table-cell>
          <table:table-cell office:value-type="float" office:value="-0.248401826484151" calcext:value-type="float">
            <text:p>-0.2</text:p>
          </table:table-cell>
        </table:table-row>
        <table:table-row table:style-name="ro1">
          <table:table-cell office:value-type="float" office:value="1574411535.42448" calcext:value-type="float">
            <text:p>1574411535.42448</text:p>
          </table:table-cell>
          <table:table-cell table:style-name="ce1" table:formula="of:=[.A39]-[.A$2]" office:value-type="float" office:value="4.31093001365662" calcext:value-type="float">
            <text:p>4.311</text:p>
          </table:table-cell>
          <table:table-cell office:value-type="float" office:value="1.86940639269393" calcext:value-type="float">
            <text:p>1.9</text:p>
          </table:table-cell>
        </table:table-row>
        <table:table-row table:style-name="ro1">
          <table:table-cell office:value-type="float" office:value="1574411535.52766" calcext:value-type="float">
            <text:p>1574411535.52766</text:p>
          </table:table-cell>
          <table:table-cell table:style-name="ce1" table:formula="of:=[.A40]-[.A$2]" office:value-type="float" office:value="4.41410803794861" calcext:value-type="float">
            <text:p>4.414</text:p>
          </table:table-cell>
          <table:table-cell office:value-type="float" office:value="0.431050228310369" calcext:value-type="float">
            <text:p>0.4</text:p>
          </table:table-cell>
        </table:table-row>
        <table:table-row table:style-name="ro1">
          <table:table-cell office:value-type="float" office:value="1574411535.6309" calcext:value-type="float">
            <text:p>1574411535.6309</text:p>
          </table:table-cell>
          <table:table-cell table:style-name="ce1" table:formula="of:=[.A41]-[.A$2]" office:value-type="float" office:value="4.51734685897827" calcext:value-type="float">
            <text:p>4.517</text:p>
          </table:table-cell>
          <table:table-cell office:value-type="float" office:value="2.31598173515968" calcext:value-type="float">
            <text:p>2.3</text:p>
          </table:table-cell>
        </table:table-row>
        <table:table-row table:style-name="ro1">
          <table:table-cell office:value-type="float" office:value="1574411535.73409" calcext:value-type="float">
            <text:p>1574411535.73409</text:p>
          </table:table-cell>
          <table:table-cell table:style-name="ce1" table:formula="of:=[.A42]-[.A$2]" office:value-type="float" office:value="4.62054038047791" calcext:value-type="float">
            <text:p>4.621</text:p>
          </table:table-cell>
          <table:table-cell office:value-type="float" office:value="1.33515981735147" calcext:value-type="float">
            <text:p>1.3</text:p>
          </table:table-cell>
        </table:table-row>
        <table:table-row table:style-name="ro1">
          <table:table-cell office:value-type="float" office:value="1574411535.83724" calcext:value-type="float">
            <text:p>1574411535.83724</text:p>
          </table:table-cell>
          <table:table-cell table:style-name="ce1" table:formula="of:=[.A43]-[.A$2]" office:value-type="float" office:value="4.7236852645874" calcext:value-type="float">
            <text:p>4.724</text:p>
          </table:table-cell>
          <table:table-cell office:value-type="float" office:value="0.861187214611739" calcext:value-type="float">
            <text:p>0.9</text:p>
          </table:table-cell>
        </table:table-row>
        <table:table-row table:style-name="ro1">
          <table:table-cell office:value-type="float" office:value="1574411535.94035" calcext:value-type="float">
            <text:p>1574411535.94035</text:p>
          </table:table-cell>
          <table:table-cell table:style-name="ce1" table:formula="of:=[.A44]-[.A$2]" office:value-type="float" office:value="4.82679533958435" calcext:value-type="float">
            <text:p>4.827</text:p>
          </table:table-cell>
          <table:table-cell office:value-type="float" office:value="0.200913242009" calcext:value-type="float">
            <text:p>0.2</text:p>
          </table:table-cell>
        </table:table-row>
        <table:table-row table:style-name="ro1">
          <table:table-cell office:value-type="float" office:value="1574411536.0438" calcext:value-type="float">
            <text:p>1574411536.0438</text:p>
          </table:table-cell>
          <table:table-cell table:style-name="ce1" table:formula="of:=[.A45]-[.A$2]" office:value-type="float" office:value="4.93024802207947" calcext:value-type="float">
            <text:p>4.930</text:p>
          </table:table-cell>
          <table:table-cell office:value-type="float" office:value="0.718721461187082" calcext:value-type="float">
            <text:p>0.7</text:p>
          </table:table-cell>
        </table:table-row>
        <table:table-row table:style-name="ro1">
          <table:table-cell office:value-type="float" office:value="1574411536.14717" calcext:value-type="float">
            <text:p>1574411536.14717</text:p>
          </table:table-cell>
          <table:table-cell table:style-name="ce1" table:formula="of:=[.A46]-[.A$2]" office:value-type="float" office:value="5.03361392021179" calcext:value-type="float">
            <text:p>5.034</text:p>
          </table:table-cell>
          <table:table-cell office:value-type="float" office:value="0.776255707762424" calcext:value-type="float">
            <text:p>0.8</text:p>
          </table:table-cell>
        </table:table-row>
        <table:table-row table:style-name="ro1">
          <table:table-cell office:value-type="float" office:value="1574411536.25036" calcext:value-type="float">
            <text:p>1574411536.25036</text:p>
          </table:table-cell>
          <table:table-cell table:style-name="ce1" table:formula="of:=[.A47]-[.A$2]" office:value-type="float" office:value="5.13680934906006" calcext:value-type="float">
            <text:p>5.137</text:p>
          </table:table-cell>
          <table:table-cell office:value-type="float" office:value="0.789954337899411" calcext:value-type="float">
            <text:p>0.8</text:p>
          </table:table-cell>
        </table:table-row>
        <table:table-row table:style-name="ro1">
          <table:table-cell office:value-type="float" office:value="1574411536.35363" calcext:value-type="float">
            <text:p>1574411536.35363</text:p>
          </table:table-cell>
          <table:table-cell table:style-name="ce1" table:formula="of:=[.A48]-[.A$2]" office:value-type="float" office:value="5.2400758266449" calcext:value-type="float">
            <text:p>5.240</text:p>
          </table:table-cell>
          <table:table-cell office:value-type="float" office:value="0.178995433789821" calcext:value-type="float">
            <text:p>0.2</text:p>
          </table:table-cell>
        </table:table-row>
        <table:table-row table:style-name="ro1">
          <table:table-cell office:value-type="float" office:value="1574411536.52028" calcext:value-type="float">
            <text:p>1574411536.52028</text:p>
          </table:table-cell>
          <table:table-cell table:style-name="ce1" table:formula="of:=[.A49]-[.A$2]" office:value-type="float" office:value="5.40672993659973" calcext:value-type="float">
            <text:p>5.407</text:p>
          </table:table-cell>
          <table:table-cell office:value-type="float" office:value="6.07488584474873" calcext:value-type="float">
            <text:p>6.1</text:p>
          </table:table-cell>
        </table:table-row>
        <table:table-row table:style-name="ro1">
          <table:table-cell office:value-type="float" office:value="1574411536.62358" calcext:value-type="float">
            <text:p>1574411536.62358</text:p>
          </table:table-cell>
          <table:table-cell table:style-name="ce1" table:formula="of:=[.A50]-[.A$2]" office:value-type="float" office:value="5.51002264022827" calcext:value-type="float">
            <text:p>5.510</text:p>
          </table:table-cell>
          <table:table-cell office:value-type="float" office:value="190.792694063927" calcext:value-type="float">
            <text:p>190.8</text:p>
          </table:table-cell>
        </table:table-row>
        <table:table-row table:style-name="ro1">
          <table:table-cell office:value-type="float" office:value="1574411536.72697" calcext:value-type="float">
            <text:p>1574411536.72697</text:p>
          </table:table-cell>
          <table:table-cell table:style-name="ce1" table:formula="of:=[.A51]-[.A$2]" office:value-type="float" office:value="5.61341285705566" calcext:value-type="float">
            <text:p>5.613</text:p>
          </table:table-cell>
          <table:table-cell office:value-type="float" office:value="227.159817351598" calcext:value-type="float">
            <text:p>227.2</text:p>
          </table:table-cell>
        </table:table-row>
        <table:table-row table:style-name="ro1">
          <table:table-cell office:value-type="float" office:value="1574411536.83021" calcext:value-type="float">
            <text:p>1574411536.83021</text:p>
          </table:table-cell>
          <table:table-cell table:style-name="ce1" table:formula="of:=[.A52]-[.A$2]" office:value-type="float" office:value="5.71665549278259" calcext:value-type="float">
            <text:p>5.717</text:p>
          </table:table-cell>
          <table:table-cell office:value-type="float" office:value="434.403652968036" calcext:value-type="float">
            <text:p>434.4</text:p>
          </table:table-cell>
        </table:table-row>
        <table:table-row table:style-name="ro1">
          <table:table-cell office:value-type="float" office:value="1574411536.93341" calcext:value-type="float">
            <text:p>1574411536.93341</text:p>
          </table:table-cell>
          <table:table-cell table:style-name="ce1" table:formula="of:=[.A53]-[.A$2]" office:value-type="float" office:value="5.81985664367676" calcext:value-type="float">
            <text:p>5.820</text:p>
          </table:table-cell>
          <table:table-cell office:value-type="float" office:value="1399.98173515982" calcext:value-type="float">
            <text:p>1400.0</text:p>
          </table:table-cell>
        </table:table-row>
        <table:table-row table:style-name="ro1">
          <table:table-cell office:value-type="float" office:value="1574411537.03659" calcext:value-type="float">
            <text:p>1574411537.03659</text:p>
          </table:table-cell>
          <table:table-cell table:style-name="ce1" table:formula="of:=[.A54]-[.A$2]" office:value-type="float" office:value="5.92303204536438" calcext:value-type="float">
            <text:p>5.923</text:p>
          </table:table-cell>
          <table:table-cell office:value-type="float" office:value="2485.45844748858" calcext:value-type="float">
            <text:p>2485.5</text:p>
          </table:table-cell>
        </table:table-row>
        <table:table-row table:style-name="ro1">
          <table:table-cell office:value-type="float" office:value="1574411537.13969" calcext:value-type="float">
            <text:p>1574411537.13969</text:p>
          </table:table-cell>
          <table:table-cell table:style-name="ce1" table:formula="of:=[.A55]-[.A$2]" office:value-type="float" office:value="6.02614092826843" calcext:value-type="float">
            <text:p>6.026</text:p>
          </table:table-cell>
          <table:table-cell office:value-type="float" office:value="3071.20639269406" calcext:value-type="float">
            <text:p>3071.2</text:p>
          </table:table-cell>
        </table:table-row>
        <table:table-row table:style-name="ro1">
          <table:table-cell office:value-type="float" office:value="1574411537.24298" calcext:value-type="float">
            <text:p>1574411537.24298</text:p>
          </table:table-cell>
          <table:table-cell table:style-name="ce1" table:formula="of:=[.A56]-[.A$2]" office:value-type="float" office:value="6.12942981719971" calcext:value-type="float">
            <text:p>6.129</text:p>
          </table:table-cell>
          <table:table-cell office:value-type="float" office:value="3387.26940639269" calcext:value-type="float">
            <text:p>3387.3</text:p>
          </table:table-cell>
        </table:table-row>
        <table:table-row table:style-name="ro1">
          <table:table-cell office:value-type="float" office:value="1574411537.65059" calcext:value-type="float">
            <text:p>1574411537.65059</text:p>
          </table:table-cell>
          <table:table-cell table:style-name="ce1" table:formula="of:=[.A57]-[.A$2]" office:value-type="float" office:value="6.53703665733337" calcext:value-type="float">
            <text:p>6.537</text:p>
          </table:table-cell>
          <table:table-cell office:value-type="float" office:value="3437.5598173516" calcext:value-type="float">
            <text:p>3437.6</text:p>
          </table:table-cell>
        </table:table-row>
        <table:table-row table:style-name="ro1">
          <table:table-cell office:value-type="float" office:value="1574411537.78842" calcext:value-type="float">
            <text:p>1574411537.78842</text:p>
          </table:table-cell>
          <table:table-cell table:style-name="ce1" table:formula="of:=[.A58]-[.A$2]" office:value-type="float" office:value="6.67486929893494" calcext:value-type="float">
            <text:p>6.675</text:p>
          </table:table-cell>
          <table:table-cell office:value-type="float" office:value="3410.16803652968" calcext:value-type="float">
            <text:p>3410.2</text:p>
          </table:table-cell>
        </table:table-row>
        <table:table-row table:style-name="ro1">
          <table:table-cell office:value-type="float" office:value="1574411537.8899" calcext:value-type="float">
            <text:p>1574411537.8899</text:p>
          </table:table-cell>
          <table:table-cell table:style-name="ce1" table:formula="of:=[.A59]-[.A$2]" office:value-type="float" office:value="6.77634239196777" calcext:value-type="float">
            <text:p>6.776</text:p>
          </table:table-cell>
          <table:table-cell office:value-type="float" office:value="3423.41461187215" calcext:value-type="float">
            <text:p>3423.4</text:p>
          </table:table-cell>
        </table:table-row>
        <table:table-row table:style-name="ro1">
          <table:table-cell office:value-type="float" office:value="1574411537.99135" calcext:value-type="float">
            <text:p>1574411537.99135</text:p>
          </table:table-cell>
          <table:table-cell table:style-name="ce1" table:formula="of:=[.A60]-[.A$2]" office:value-type="float" office:value="6.87779593467712" calcext:value-type="float">
            <text:p>6.878</text:p>
          </table:table-cell>
          <table:table-cell office:value-type="float" office:value="3410.17899543379" calcext:value-type="float">
            <text:p>3410.2</text:p>
          </table:table-cell>
        </table:table-row>
        <table:table-row table:style-name="ro1">
          <table:table-cell office:value-type="float" office:value="1574411538.09275" calcext:value-type="float">
            <text:p>1574411538.09275</text:p>
          </table:table-cell>
          <table:table-cell table:style-name="ce1" table:formula="of:=[.A61]-[.A$2]" office:value-type="float" office:value="6.97919178009033" calcext:value-type="float">
            <text:p>6.979</text:p>
          </table:table-cell>
          <table:table-cell office:value-type="float" office:value="3414.88858447489" calcext:value-type="float">
            <text:p>3414.9</text:p>
          </table:table-cell>
        </table:table-row>
        <table:table-row table:style-name="ro1">
          <table:table-cell office:value-type="float" office:value="1574411538.19579" calcext:value-type="float">
            <text:p>1574411538.19579</text:p>
          </table:table-cell>
          <table:table-cell table:style-name="ce1" table:formula="of:=[.A62]-[.A$2]" office:value-type="float" office:value="7.08223414421082" calcext:value-type="float">
            <text:p>7.082</text:p>
          </table:table-cell>
          <table:table-cell office:value-type="float" office:value="3413.22557077626" calcext:value-type="float">
            <text:p>3413.2</text:p>
          </table:table-cell>
        </table:table-row>
        <table:table-row table:style-name="ro1">
          <table:table-cell office:value-type="float" office:value="1574411538.29922" calcext:value-type="float">
            <text:p>1574411538.29922</text:p>
          </table:table-cell>
          <table:table-cell table:style-name="ce1" table:formula="of:=[.A63]-[.A$2]" office:value-type="float" office:value="7.18566751480103" calcext:value-type="float">
            <text:p>7.186</text:p>
          </table:table-cell>
          <table:table-cell office:value-type="float" office:value="3403.72420091324" calcext:value-type="float">
            <text:p>3403.7</text:p>
          </table:table-cell>
        </table:table-row>
        <table:table-row table:style-name="ro1">
          <table:table-cell office:value-type="float" office:value="1574411538.40257" calcext:value-type="float">
            <text:p>1574411538.40257</text:p>
          </table:table-cell>
          <table:table-cell table:style-name="ce1" table:formula="of:=[.A64]-[.A$2]" office:value-type="float" office:value="7.28901624679565" calcext:value-type="float">
            <text:p>7.289</text:p>
          </table:table-cell>
          <table:table-cell office:value-type="float" office:value="3400.77077625571" calcext:value-type="float">
            <text:p>3400.8</text:p>
          </table:table-cell>
        </table:table-row>
        <table:table-row table:style-name="ro1">
          <table:table-cell office:value-type="float" office:value="1574411538.50578" calcext:value-type="float">
            <text:p>1574411538.50578</text:p>
          </table:table-cell>
          <table:table-cell table:style-name="ce1" table:formula="of:=[.A65]-[.A$2]" office:value-type="float" office:value="7.39222550392151" calcext:value-type="float">
            <text:p>7.392</text:p>
          </table:table-cell>
          <table:table-cell office:value-type="float" office:value="3425.12420091324" calcext:value-type="float">
            <text:p>3425.1</text:p>
          </table:table-cell>
        </table:table-row>
        <table:table-row table:style-name="ro1">
          <table:table-cell office:value-type="float" office:value="1574411538.60895" calcext:value-type="float">
            <text:p>1574411538.60895</text:p>
          </table:table-cell>
          <table:table-cell table:style-name="ce1" table:formula="of:=[.A66]-[.A$2]" office:value-type="float" office:value="7.49539875984192" calcext:value-type="float">
            <text:p>7.495</text:p>
          </table:table-cell>
          <table:table-cell office:value-type="float" office:value="3417.50228310502" calcext:value-type="float">
            <text:p>3417.5</text:p>
          </table:table-cell>
        </table:table-row>
        <table:table-row table:style-name="ro1">
          <table:table-cell office:value-type="float" office:value="1574411538.71217" calcext:value-type="float">
            <text:p>1574411538.71217</text:p>
          </table:table-cell>
          <table:table-cell table:style-name="ce1" table:formula="of:=[.A67]-[.A$2]" office:value-type="float" office:value="7.59862041473389" calcext:value-type="float">
            <text:p>7.599</text:p>
          </table:table-cell>
          <table:table-cell office:value-type="float" office:value="3445.18173515982" calcext:value-type="float">
            <text:p>3445.2</text:p>
          </table:table-cell>
        </table:table-row>
        <table:table-row table:style-name="ro1">
          <table:table-cell office:value-type="float" office:value="1574411539.11284" calcext:value-type="float">
            <text:p>1574411539.11284</text:p>
          </table:table-cell>
          <table:table-cell table:style-name="ce1" table:formula="of:=[.A68]-[.A$2]" office:value-type="float" office:value="7.99928331375122" calcext:value-type="float">
            <text:p>7.999</text:p>
          </table:table-cell>
          <table:table-cell office:value-type="float" office:value="3444.46118721461" calcext:value-type="float">
            <text:p>3444.5</text:p>
          </table:table-cell>
        </table:table-row>
        <table:table-row table:style-name="ro1">
          <table:table-cell office:value-type="float" office:value="1574411539.21432" calcext:value-type="float">
            <text:p>1574411539.21432</text:p>
          </table:table-cell>
          <table:table-cell table:style-name="ce1" table:formula="of:=[.A69]-[.A$2]" office:value-type="float" office:value="8.1007661819458" calcext:value-type="float">
            <text:p>8.101</text:p>
          </table:table-cell>
          <table:table-cell office:value-type="float" office:value="3377.95159817352" calcext:value-type="float">
            <text:p>3378.0</text:p>
          </table:table-cell>
        </table:table-row>
        <table:table-row table:style-name="ro1">
          <table:table-cell office:value-type="float" office:value="1574411539.31579" calcext:value-type="float">
            <text:p>1574411539.31579</text:p>
          </table:table-cell>
          <table:table-cell table:style-name="ce1" table:formula="of:=[.A70]-[.A$2]" office:value-type="float" office:value="8.20223307609558" calcext:value-type="float">
            <text:p>8.202</text:p>
          </table:table-cell>
          <table:table-cell office:value-type="float" office:value="3376.57899543379" calcext:value-type="float">
            <text:p>3376.6</text:p>
          </table:table-cell>
        </table:table-row>
        <table:table-row table:style-name="ro1">
          <table:table-cell office:value-type="float" office:value="1574411539.41723" calcext:value-type="float">
            <text:p>1574411539.41723</text:p>
          </table:table-cell>
          <table:table-cell table:style-name="ce1" table:formula="of:=[.A71]-[.A$2]" office:value-type="float" office:value="8.3036732673645" calcext:value-type="float">
            <text:p>8.304</text:p>
          </table:table-cell>
          <table:table-cell office:value-type="float" office:value="3438.36803652968" calcext:value-type="float">
            <text:p>3438.4</text:p>
          </table:table-cell>
        </table:table-row>
        <table:table-row table:style-name="ro1">
          <table:table-cell office:value-type="float" office:value="1574411539.51863" calcext:value-type="float">
            <text:p>1574411539.51863</text:p>
          </table:table-cell>
          <table:table-cell table:style-name="ce1" table:formula="of:=[.A72]-[.A$2]" office:value-type="float" office:value="8.40508031845093" calcext:value-type="float">
            <text:p>8.405</text:p>
          </table:table-cell>
          <table:table-cell office:value-type="float" office:value="3415.32146118721" calcext:value-type="float">
            <text:p>3415.3</text:p>
          </table:table-cell>
        </table:table-row>
        <table:table-row table:style-name="ro1">
          <table:table-cell office:value-type="float" office:value="1574411539.62034" calcext:value-type="float">
            <text:p>1574411539.62034</text:p>
          </table:table-cell>
          <table:table-cell table:style-name="ce1" table:formula="of:=[.A73]-[.A$2]" office:value-type="float" office:value="8.50678396224976" calcext:value-type="float">
            <text:p>8.507</text:p>
          </table:table-cell>
          <table:table-cell office:value-type="float" office:value="3433.76255707763" calcext:value-type="float">
            <text:p>3433.8</text:p>
          </table:table-cell>
        </table:table-row>
        <table:table-row table:style-name="ro1">
          <table:table-cell office:value-type="float" office:value="1574411539.72359" calcext:value-type="float">
            <text:p>1574411539.72359</text:p>
          </table:table-cell>
          <table:table-cell table:style-name="ce1" table:formula="of:=[.A74]-[.A$2]" office:value-type="float" office:value="8.61003923416138" calcext:value-type="float">
            <text:p>8.610</text:p>
          </table:table-cell>
          <table:table-cell office:value-type="float" office:value="3402.59269406393" calcext:value-type="float">
            <text:p>3402.6</text:p>
          </table:table-cell>
        </table:table-row>
        <table:table-row table:style-name="ro1">
          <table:table-cell office:value-type="float" office:value="1574411539.89365" calcext:value-type="float">
            <text:p>1574411539.89365</text:p>
          </table:table-cell>
          <table:table-cell table:style-name="ce1" table:formula="of:=[.A75]-[.A$2]" office:value-type="float" office:value="8.78009533882141" calcext:value-type="float">
            <text:p>8.780</text:p>
          </table:table-cell>
          <table:table-cell office:value-type="float" office:value="3417.38447488584" calcext:value-type="float">
            <text:p>3417.4</text:p>
          </table:table-cell>
        </table:table-row>
        <table:table-row table:style-name="ro1">
          <table:table-cell office:value-type="float" office:value="1574411539.99687" calcext:value-type="float">
            <text:p>1574411539.99687</text:p>
          </table:table-cell>
          <table:table-cell table:style-name="ce1" table:formula="of:=[.A76]-[.A$2]" office:value-type="float" office:value="8.88331151008606" calcext:value-type="float">
            <text:p>8.883</text:p>
          </table:table-cell>
          <table:table-cell office:value-type="float" office:value="3388.09680365297" calcext:value-type="float">
            <text:p>3388.1</text:p>
          </table:table-cell>
        </table:table-row>
        <table:table-row table:style-name="ro1">
          <table:table-cell office:value-type="float" office:value="1574411540.10005" calcext:value-type="float">
            <text:p>1574411540.10005</text:p>
          </table:table-cell>
          <table:table-cell table:style-name="ce1" table:formula="of:=[.A77]-[.A$2]" office:value-type="float" office:value="8.98649168014526" calcext:value-type="float">
            <text:p>8.986</text:p>
          </table:table-cell>
          <table:table-cell office:value-type="float" office:value="3430.41735159817" calcext:value-type="float">
            <text:p>3430.4</text:p>
          </table:table-cell>
        </table:table-row>
        <table:table-row table:style-name="ro1">
          <table:table-cell office:value-type="float" office:value="1574411540.20325" calcext:value-type="float">
            <text:p>1574411540.20325</text:p>
          </table:table-cell>
          <table:table-cell table:style-name="ce1" table:formula="of:=[.A78]-[.A$2]" office:value-type="float" office:value="9.08969879150391" calcext:value-type="float">
            <text:p>9.090</text:p>
          </table:table-cell>
          <table:table-cell office:value-type="float" office:value="3462.04200913242" calcext:value-type="float">
            <text:p>3462.0</text:p>
          </table:table-cell>
        </table:table-row>
        <table:table-row table:style-name="ro1">
          <table:table-cell office:value-type="float" office:value="1574411540.30646" calcext:value-type="float">
            <text:p>1574411540.30646</text:p>
          </table:table-cell>
          <table:table-cell table:style-name="ce1" table:formula="of:=[.A79]-[.A$2]" office:value-type="float" office:value="9.19290208816528" calcext:value-type="float">
            <text:p>9.193</text:p>
          </table:table-cell>
          <table:table-cell office:value-type="float" office:value="3377.04748858447" calcext:value-type="float">
            <text:p>3377.0</text:p>
          </table:table-cell>
        </table:table-row>
        <table:table-row table:style-name="ro1">
          <table:table-cell office:value-type="float" office:value="1574411540.40965" calcext:value-type="float">
            <text:p>1574411540.40965</text:p>
          </table:table-cell>
          <table:table-cell table:style-name="ce1" table:formula="of:=[.A80]-[.A$2]" office:value-type="float" office:value="9.29609203338623" calcext:value-type="float">
            <text:p>9.296</text:p>
          </table:table-cell>
          <table:table-cell office:value-type="float" office:value="3385.49680365297" calcext:value-type="float">
            <text:p>3385.5</text:p>
          </table:table-cell>
        </table:table-row>
        <table:table-row table:style-name="ro1">
          <table:table-cell office:value-type="float" office:value="1574411540.5129" calcext:value-type="float">
            <text:p>1574411540.5129</text:p>
          </table:table-cell>
          <table:table-cell table:style-name="ce1" table:formula="of:=[.A81]-[.A$2]" office:value-type="float" office:value="9.3993456363678" calcext:value-type="float">
            <text:p>9.399</text:p>
          </table:table-cell>
          <table:table-cell office:value-type="float" office:value="3411.19269406393" calcext:value-type="float">
            <text:p>3411.2</text:p>
          </table:table-cell>
        </table:table-row>
        <table:table-row table:style-name="ro1">
          <table:table-cell office:value-type="float" office:value="1574411540.61607" calcext:value-type="float">
            <text:p>1574411540.61607</text:p>
          </table:table-cell>
          <table:table-cell table:style-name="ce1" table:formula="of:=[.A82]-[.A$2]" office:value-type="float" office:value="9.50251698493958" calcext:value-type="float">
            <text:p>9.503</text:p>
          </table:table-cell>
          <table:table-cell office:value-type="float" office:value="3416.66118721461" calcext:value-type="float">
            <text:p>3416.7</text:p>
          </table:table-cell>
        </table:table-row>
        <table:table-row table:style-name="ro1">
          <table:table-cell office:value-type="float" office:value="1574411540.7192" calcext:value-type="float">
            <text:p>1574411540.7192</text:p>
          </table:table-cell>
          <table:table-cell table:style-name="ce1" table:formula="of:=[.A83]-[.A$2]" office:value-type="float" office:value="9.6056501865387" calcext:value-type="float">
            <text:p>9.606</text:p>
          </table:table-cell>
          <table:table-cell office:value-type="float" office:value="3421.09406392694" calcext:value-type="float">
            <text:p>3421.1</text:p>
          </table:table-cell>
        </table:table-row>
        <table:table-row table:style-name="ro1">
          <table:table-cell office:value-type="float" office:value="1574411540.8225" calcext:value-type="float">
            <text:p>1574411540.8225</text:p>
          </table:table-cell>
          <table:table-cell table:style-name="ce1" table:formula="of:=[.A84]-[.A$2]" office:value-type="float" office:value="9.70894813537598" calcext:value-type="float">
            <text:p>9.709</text:p>
          </table:table-cell>
          <table:table-cell office:value-type="float" office:value="3405.90502283105" calcext:value-type="float">
            <text:p>3405.9</text:p>
          </table:table-cell>
        </table:table-row>
        <table:table-row table:style-name="ro1">
          <table:table-cell office:value-type="float" office:value="1574411540.99156" calcext:value-type="float">
            <text:p>1574411540.99156</text:p>
          </table:table-cell>
          <table:table-cell table:style-name="ce1" table:formula="of:=[.A85]-[.A$2]" office:value-type="float" office:value="9.87800598144531" calcext:value-type="float">
            <text:p>9.878</text:p>
          </table:table-cell>
          <table:table-cell office:value-type="float" office:value="3413.04474885845" calcext:value-type="float">
            <text:p>3413.0</text:p>
          </table:table-cell>
        </table:table-row>
        <table:table-row table:style-name="ro1">
          <table:table-cell office:value-type="float" office:value="1574411541.09483" calcext:value-type="float">
            <text:p>1574411541.09483</text:p>
          </table:table-cell>
          <table:table-cell table:style-name="ce1" table:formula="of:=[.A86]-[.A$2]" office:value-type="float" office:value="9.98127794265747" calcext:value-type="float">
            <text:p>9.981</text:p>
          </table:table-cell>
          <table:table-cell office:value-type="float" office:value="3419.35707762557" calcext:value-type="float">
            <text:p>3419.4</text:p>
          </table:table-cell>
        </table:table-row>
        <table:table-row table:style-name="ro1">
          <table:table-cell office:value-type="float" office:value="1574411541.19806" calcext:value-type="float">
            <text:p>1574411541.19806</text:p>
          </table:table-cell>
          <table:table-cell table:style-name="ce1" table:formula="of:=[.A87]-[.A$2]" office:value-type="float" office:value="10.0845098495483" calcext:value-type="float">
            <text:p>10.085</text:p>
          </table:table-cell>
          <table:table-cell office:value-type="float" office:value="3424.53789954338" calcext:value-type="float">
            <text:p>3424.5</text:p>
          </table:table-cell>
        </table:table-row>
        <table:table-row table:style-name="ro1">
          <table:table-cell office:value-type="float" office:value="1574411541.30161" calcext:value-type="float">
            <text:p>1574411541.30161</text:p>
          </table:table-cell>
          <table:table-cell table:style-name="ce1" table:formula="of:=[.A88]-[.A$2]" office:value-type="float" office:value="10.1880569458008" calcext:value-type="float">
            <text:p>10.188</text:p>
          </table:table-cell>
          <table:table-cell office:value-type="float" office:value="3416.13789954338" calcext:value-type="float">
            <text:p>3416.1</text:p>
          </table:table-cell>
        </table:table-row>
        <table:table-row table:style-name="ro1">
          <table:table-cell office:value-type="float" office:value="1574411541.40488" calcext:value-type="float">
            <text:p>1574411541.40488</text:p>
          </table:table-cell>
          <table:table-cell table:style-name="ce1" table:formula="of:=[.A89]-[.A$2]" office:value-type="float" office:value="10.2913303375244" calcext:value-type="float">
            <text:p>10.291</text:p>
          </table:table-cell>
          <table:table-cell office:value-type="float" office:value="3399.13515981735" calcext:value-type="float">
            <text:p>3399.1</text:p>
          </table:table-cell>
        </table:table-row>
        <table:table-row table:style-name="ro1">
          <table:table-cell office:value-type="float" office:value="1574411541.50812" calcext:value-type="float">
            <text:p>1574411541.50812</text:p>
          </table:table-cell>
          <table:table-cell table:style-name="ce1" table:formula="of:=[.A90]-[.A$2]" office:value-type="float" office:value="10.3945634365082" calcext:value-type="float">
            <text:p>10.395</text:p>
          </table:table-cell>
          <table:table-cell office:value-type="float" office:value="3405.96529680365" calcext:value-type="float">
            <text:p>3406.0</text:p>
          </table:table-cell>
        </table:table-row>
        <table:table-row table:style-name="ro1">
          <table:table-cell office:value-type="float" office:value="1574411541.61136" calcext:value-type="float">
            <text:p>1574411541.61136</text:p>
          </table:table-cell>
          <table:table-cell table:style-name="ce1" table:formula="of:=[.A91]-[.A$2]" office:value-type="float" office:value="10.4978082180023" calcext:value-type="float">
            <text:p>10.498</text:p>
          </table:table-cell>
          <table:table-cell office:value-type="float" office:value="3417.72694063927" calcext:value-type="float">
            <text:p>3417.7</text:p>
          </table:table-cell>
        </table:table-row>
        <table:table-row table:style-name="ro1">
          <table:table-cell office:value-type="float" office:value="1574411541.71446" calcext:value-type="float">
            <text:p>1574411541.71446</text:p>
          </table:table-cell>
          <table:table-cell table:style-name="ce1" table:formula="of:=[.A92]-[.A$2]" office:value-type="float" office:value="10.6009035110474" calcext:value-type="float">
            <text:p>10.601</text:p>
          </table:table-cell>
          <table:table-cell office:value-type="float" office:value="3402.97899543379" calcext:value-type="float">
            <text:p>3403.0</text:p>
          </table:table-cell>
        </table:table-row>
        <table:table-row table:style-name="ro1">
          <table:table-cell office:value-type="float" office:value="1574411541.81763" calcext:value-type="float">
            <text:p>1574411541.81763</text:p>
          </table:table-cell>
          <table:table-cell table:style-name="ce1" table:formula="of:=[.A93]-[.A$2]" office:value-type="float" office:value="10.7040748596191" calcext:value-type="float">
            <text:p>10.704</text:p>
          </table:table-cell>
          <table:table-cell office:value-type="float" office:value="3389.59269406393" calcext:value-type="float">
            <text:p>3389.6</text:p>
          </table:table-cell>
        </table:table-row>
        <table:table-row table:style-name="ro1">
          <table:table-cell office:value-type="float" office:value="1574411541.92086" calcext:value-type="float">
            <text:p>1574411541.92086</text:p>
          </table:table-cell>
          <table:table-cell table:style-name="ce1" table:formula="of:=[.A94]-[.A$2]" office:value-type="float" office:value="10.8073077201843" calcext:value-type="float">
            <text:p>10.807</text:p>
          </table:table-cell>
          <table:table-cell office:value-type="float" office:value="3419.98721461187" calcext:value-type="float">
            <text:p>3420.0</text:p>
          </table:table-cell>
        </table:table-row>
        <table:table-row table:style-name="ro1">
          <table:table-cell office:value-type="float" office:value="1574411542.52911" calcext:value-type="float">
            <text:p>1574411542.52911</text:p>
          </table:table-cell>
          <table:table-cell table:style-name="ce1" table:formula="of:=[.A95]-[.A$2]" office:value-type="float" office:value="11.415552854538" calcext:value-type="float">
            <text:p>11.416</text:p>
          </table:table-cell>
          <table:table-cell office:value-type="float" office:value="2728.76255707763" calcext:value-type="float">
            <text:p>2728.8</text:p>
          </table:table-cell>
        </table:table-row>
        <table:table-row table:style-name="ro1">
          <table:table-cell office:value-type="float" office:value="1574411542.63244" calcext:value-type="float">
            <text:p>1574411542.63244</text:p>
          </table:table-cell>
          <table:table-cell table:style-name="ce1" table:formula="of:=[.A96]-[.A$2]" office:value-type="float" office:value="11.5188863277435" calcext:value-type="float">
            <text:p>11.519</text:p>
          </table:table-cell>
          <table:table-cell office:value-type="float" office:value="1281.60365296804" calcext:value-type="float">
            <text:p>1281.6</text:p>
          </table:table-cell>
        </table:table-row>
        <table:table-row table:style-name="ro1">
          <table:table-cell office:value-type="float" office:value="1574411542.73584" calcext:value-type="float">
            <text:p>1574411542.73584</text:p>
          </table:table-cell>
          <table:table-cell table:style-name="ce1" table:formula="of:=[.A97]-[.A$2]" office:value-type="float" office:value="11.622287273407" calcext:value-type="float">
            <text:p>11.622</text:p>
          </table:table-cell>
          <table:table-cell office:value-type="float" office:value="99.04200913242" calcext:value-type="float">
            <text:p>99.0</text:p>
          </table:table-cell>
        </table:table-row>
        <table:table-row table:style-name="ro1">
          <table:table-cell office:value-type="float" office:value="1574411542.83908" calcext:value-type="float">
            <text:p>1574411542.83908</text:p>
          </table:table-cell>
          <table:table-cell table:style-name="ce1" table:formula="of:=[.A98]-[.A$2]" office:value-type="float" office:value="11.7255227565765" calcext:value-type="float">
            <text:p>11.726</text:p>
          </table:table-cell>
          <table:table-cell office:value-type="float" office:value="-17.3689497716896" calcext:value-type="float">
            <text:p>-17.4</text:p>
          </table:table-cell>
        </table:table-row>
        <table:table-row table:style-name="ro1">
          <table:table-cell office:value-type="float" office:value="1574411542.94239" calcext:value-type="float">
            <text:p>1574411542.94239</text:p>
          </table:table-cell>
          <table:table-cell table:style-name="ce1" table:formula="of:=[.A99]-[.A$2]" office:value-type="float" office:value="11.8288397789001" calcext:value-type="float">
            <text:p>11.829</text:p>
          </table:table-cell>
          <table:table-cell office:value-type="float" office:value="-16.5689497716896" calcext:value-type="float">
            <text:p>-16.6</text:p>
          </table:table-cell>
        </table:table-row>
        <table:table-row table:style-name="ro1">
          <table:table-cell office:value-type="float" office:value="1574411543.10915" calcext:value-type="float">
            <text:p>1574411543.10915</text:p>
          </table:table-cell>
          <table:table-cell table:style-name="ce1" table:formula="of:=[.A100]-[.A$2]" office:value-type="float" office:value="11.9955976009369" calcext:value-type="float">
            <text:p>11.996</text:p>
          </table:table-cell>
          <table:table-cell office:value-type="float" office:value="-15.4045662100458" calcext:value-type="float">
            <text:p>-15.4</text:p>
          </table:table-cell>
        </table:table-row>
        <table:table-row table:style-name="ro1">
          <table:table-cell office:value-type="float" office:value="1574411543.21246" calcext:value-type="float">
            <text:p>1574411543.21246</text:p>
          </table:table-cell>
          <table:table-cell table:style-name="ce1" table:formula="of:=[.A101]-[.A$2]" office:value-type="float" office:value="12.0989053249359" calcext:value-type="float">
            <text:p>12.099</text:p>
          </table:table-cell>
          <table:table-cell office:value-type="float" office:value="-13.7689497716896" calcext:value-type="float">
            <text:p>-13.8</text:p>
          </table:table-cell>
        </table:table-row>
        <table:table-row table:style-name="ro1">
          <table:table-cell office:value-type="float" office:value="1574411543.31565" calcext:value-type="float">
            <text:p>1574411543.31565</text:p>
          </table:table-cell>
          <table:table-cell table:style-name="ce1" table:formula="of:=[.A102]-[.A$2]" office:value-type="float" office:value="12.2020936012268" calcext:value-type="float">
            <text:p>12.202</text:p>
          </table:table-cell>
          <table:table-cell office:value-type="float" office:value="-11.0812785388129" calcext:value-type="float">
            <text:p>-11.1</text:p>
          </table:table-cell>
        </table:table-row>
        <table:table-row table:style-name="ro1">
          <table:table-cell office:value-type="float" office:value="1574411543.41881" calcext:value-type="float">
            <text:p>1574411543.41881</text:p>
          </table:table-cell>
          <table:table-cell table:style-name="ce1" table:formula="of:=[.A103]-[.A$2]" office:value-type="float" office:value="12.3052554130554" calcext:value-type="float">
            <text:p>12.305</text:p>
          </table:table-cell>
          <table:table-cell office:value-type="float" office:value="-12.6429223744294" calcext:value-type="float">
            <text:p>-12.6</text:p>
          </table:table-cell>
        </table:table-row>
        <table:table-row table:style-name="ro1">
          <table:table-cell office:value-type="float" office:value="1574411543.5221" calcext:value-type="float">
            <text:p>1574411543.5221</text:p>
          </table:table-cell>
          <table:table-cell table:style-name="ce1" table:formula="of:=[.A104]-[.A$2]" office:value-type="float" office:value="12.4085500240326" calcext:value-type="float">
            <text:p>12.409</text:p>
          </table:table-cell>
          <table:table-cell office:value-type="float" office:value="-12.8073059360732" calcext:value-type="float">
            <text:p>-12.8</text:p>
          </table:table-cell>
        </table:table-row>
        <table:table-row table:style-name="ro1">
          <table:table-cell office:value-type="float" office:value="1574411543.62529" calcext:value-type="float">
            <text:p>1574411543.62529</text:p>
          </table:table-cell>
          <table:table-cell table:style-name="ce1" table:formula="of:=[.A105]-[.A$2]" office:value-type="float" office:value="12.5117390155792" calcext:value-type="float">
            <text:p>12.512</text:p>
          </table:table-cell>
          <table:table-cell office:value-type="float" office:value="-11.2374429223746" calcext:value-type="float">
            <text:p>-11.2</text:p>
          </table:table-cell>
        </table:table-row>
        <table:table-row table:style-name="ro1">
          <table:table-cell office:value-type="float" office:value="1574411543.72841" calcext:value-type="float">
            <text:p>1574411543.72841</text:p>
          </table:table-cell>
          <table:table-cell table:style-name="ce1" table:formula="of:=[.A106]-[.A$2]" office:value-type="float" office:value="12.6148567199707" calcext:value-type="float">
            <text:p>12.615</text:p>
          </table:table-cell>
          <table:table-cell office:value-type="float" office:value="-9.13333333333347" calcext:value-type="float">
            <text:p>-9.1</text:p>
          </table:table-cell>
        </table:table-row>
        <table:table-row table:style-name="ro1">
          <table:table-cell office:value-type="float" office:value="1574411543.83166" calcext:value-type="float">
            <text:p>1574411543.83166</text:p>
          </table:table-cell>
          <table:table-cell table:style-name="ce1" table:formula="of:=[.A107]-[.A$2]" office:value-type="float" office:value="12.7181046009064" calcext:value-type="float">
            <text:p>12.718</text:p>
          </table:table-cell>
          <table:table-cell office:value-type="float" office:value="-9.00730593607319" calcext:value-type="float">
            <text:p>-9.0</text:p>
          </table:table-cell>
        </table:table-row>
        <table:table-row table:style-name="ro1">
          <table:table-cell office:value-type="float" office:value="1574411543.93479" calcext:value-type="float">
            <text:p>1574411543.93479</text:p>
          </table:table-cell>
          <table:table-cell table:style-name="ce1" table:formula="of:=[.A108]-[.A$2]" office:value-type="float" office:value="12.8212382793427" calcext:value-type="float">
            <text:p>12.821</text:p>
          </table:table-cell>
          <table:table-cell office:value-type="float" office:value="-9.07031963470333" calcext:value-type="float">
            <text:p>-9.1</text:p>
          </table:table-cell>
        </table:table-row>
        <table:table-row table:style-name="ro1">
          <table:table-cell office:value-type="float" office:value="1574411544.03789" calcext:value-type="float">
            <text:p>1574411544.03789</text:p>
          </table:table-cell>
          <table:table-cell table:style-name="ce1" table:formula="of:=[.A109]-[.A$2]" office:value-type="float" office:value="12.924334526062" calcext:value-type="float">
            <text:p>12.924</text:p>
          </table:table-cell>
          <table:table-cell office:value-type="float" office:value="-12.1360730593609" calcext:value-type="float">
            <text:p>-12.1</text:p>
          </table:table-cell>
        </table:table-row>
        <table:table-row table:style-name="ro1">
          <table:table-cell office:value-type="float" office:value="1574411544.20429" calcext:value-type="float">
            <text:p>1574411544.20429</text:p>
          </table:table-cell>
          <table:table-cell table:style-name="ce1" table:formula="of:=[.A110]-[.A$2]" office:value-type="float" office:value="13.0907332897186" calcext:value-type="float">
            <text:p>13.091</text:p>
          </table:table-cell>
          <table:table-cell office:value-type="float" office:value="-9.84566210045675" calcext:value-type="float">
            <text:p>-9.8</text:p>
          </table:table-cell>
        </table:table-row>
        <table:table-row table:style-name="ro1">
          <table:table-cell office:value-type="float" office:value="1574411544.30779" calcext:value-type="float">
            <text:p>1574411544.30779</text:p>
          </table:table-cell>
          <table:table-cell table:style-name="ce1" table:formula="of:=[.A111]-[.A$2]" office:value-type="float" office:value="13.1942336559296" calcext:value-type="float">
            <text:p>13.194</text:p>
          </table:table-cell>
          <table:table-cell office:value-type="float" office:value="-9.86757990867593" calcext:value-type="float">
            <text:p>-9.9</text:p>
          </table:table-cell>
        </table:table-row>
        <table:table-row table:style-name="ro1">
          <table:table-cell office:value-type="float" office:value="1574411544.41114" calcext:value-type="float">
            <text:p>1574411544.41114</text:p>
          </table:table-cell>
          <table:table-cell table:style-name="ce1" table:formula="of:=[.A112]-[.A$2]" office:value-type="float" office:value="13.2975833415985" calcext:value-type="float">
            <text:p>13.298</text:p>
          </table:table-cell>
          <table:table-cell office:value-type="float" office:value="-9.43470319634717" calcext:value-type="float">
            <text:p>-9.4</text:p>
          </table:table-cell>
        </table:table-row>
        <table:table-row table:style-name="ro1">
          <table:table-cell office:value-type="float" office:value="1574411544.51434" calcext:value-type="float">
            <text:p>1574411544.51434</text:p>
          </table:table-cell>
          <table:table-cell table:style-name="ce1" table:formula="of:=[.A113]-[.A$2]" office:value-type="float" office:value="13.4007894992828" calcext:value-type="float">
            <text:p>13.401</text:p>
          </table:table-cell>
          <table:table-cell office:value-type="float" office:value="-9.08401826484032" calcext:value-type="float">
            <text:p>-9.1</text:p>
          </table:table-cell>
        </table:table-row>
        <table:table-row table:style-name="ro1">
          <table:table-cell office:value-type="float" office:value="1574411544.61752" calcext:value-type="float">
            <text:p>1574411544.61752</text:p>
          </table:table-cell>
          <table:table-cell table:style-name="ce1" table:formula="of:=[.A114]-[.A$2]" office:value-type="float" office:value="13.5039665699005" calcext:value-type="float">
            <text:p>13.504</text:p>
          </table:table-cell>
          <table:table-cell office:value-type="float" office:value="-9.27853881278552" calcext:value-type="float">
            <text:p>-9.3</text:p>
          </table:table-cell>
        </table:table-row>
        <table:table-row table:style-name="ro1">
          <table:table-cell office:value-type="float" office:value="1574411544.72074" calcext:value-type="float">
            <text:p>1574411544.72074</text:p>
          </table:table-cell>
          <table:table-cell table:style-name="ce1" table:formula="of:=[.A115]-[.A$2]" office:value-type="float" office:value="13.6071860790253" calcext:value-type="float">
            <text:p>13.607</text:p>
          </table:table-cell>
          <table:table-cell office:value-type="float" office:value="-7.52785388127867" calcext:value-type="float">
            <text:p>-7.5</text:p>
          </table:table-cell>
        </table:table-row>
        <table:table-row table:style-name="ro1">
          <table:table-cell office:value-type="float" office:value="1574411544.82391" calcext:value-type="float">
            <text:p>1574411544.82391</text:p>
          </table:table-cell>
          <table:table-cell table:style-name="ce1" table:formula="of:=[.A116]-[.A$2]" office:value-type="float" office:value="13.7103569507599" calcext:value-type="float">
            <text:p>13.710</text:p>
          </table:table-cell>
          <table:table-cell office:value-type="float" office:value="-8.41004566210059" calcext:value-type="float">
            <text:p>-8.4</text:p>
          </table:table-cell>
        </table:table-row>
        <table:table-row table:style-name="ro1">
          <table:table-cell office:value-type="float" office:value="1574411544.92711" calcext:value-type="float">
            <text:p>1574411544.92711</text:p>
          </table:table-cell>
          <table:table-cell table:style-name="ce1" table:formula="of:=[.A117]-[.A$2]" office:value-type="float" office:value="13.813551902771" calcext:value-type="float">
            <text:p>13.814</text:p>
          </table:table-cell>
          <table:table-cell office:value-type="float" office:value="-10.1497716894979" calcext:value-type="float">
            <text:p>-10.1</text:p>
          </table:table-cell>
        </table:table-row>
        <table:table-row table:style-name="ro1">
          <table:table-cell office:value-type="float" office:value="1574411545.03024" calcext:value-type="float">
            <text:p>1574411545.03024</text:p>
          </table:table-cell>
          <table:table-cell table:style-name="ce1" table:formula="of:=[.A118]-[.A$2]" office:value-type="float" office:value="13.9166853427887" calcext:value-type="float">
            <text:p>13.917</text:p>
          </table:table-cell>
          <table:table-cell office:value-type="float" office:value="-9.92237442922388" calcext:value-type="float">
            <text:p>-9.9</text:p>
          </table:table-cell>
        </table:table-row>
        <table:table-row table:style-name="ro1">
          <table:table-cell office:value-type="float" office:value="1574411545.13396" calcext:value-type="float">
            <text:p>1574411545.13396</text:p>
          </table:table-cell>
          <table:table-cell table:style-name="ce1" table:formula="of:=[.A119]-[.A$2]" office:value-type="float" office:value="14.0204029083252" calcext:value-type="float">
            <text:p>14.020</text:p>
          </table:table-cell>
          <table:table-cell office:value-type="float" office:value="-8.83744292237456" calcext:value-type="float">
            <text:p>-8.8</text:p>
          </table:table-cell>
        </table:table-row>
        <table:table-row table:style-name="ro1">
          <table:table-cell office:value-type="float" office:value="1574411545.30071" calcext:value-type="float">
            <text:p>1574411545.30071</text:p>
          </table:table-cell>
          <table:table-cell table:style-name="ce1" table:formula="of:=[.A120]-[.A$2]" office:value-type="float" office:value="14.187159538269" calcext:value-type="float">
            <text:p>14.187</text:p>
          </table:table-cell>
          <table:table-cell office:value-type="float" office:value="-9.75251141552525" calcext:value-type="float">
            <text:p>-9.8</text:p>
          </table:table-cell>
        </table:table-row>
        <table:table-row table:style-name="ro1">
          <table:table-cell office:value-type="float" office:value="1574411545.40397" calcext:value-type="float">
            <text:p>1574411545.40397</text:p>
          </table:table-cell>
          <table:table-cell table:style-name="ce1" table:formula="of:=[.A121]-[.A$2]" office:value-type="float" office:value="14.2904198169708" calcext:value-type="float">
            <text:p>14.290</text:p>
          </table:table-cell>
          <table:table-cell office:value-type="float" office:value="-9.36894977168963" calcext:value-type="float">
            <text:p>-9.4</text:p>
          </table:table-cell>
        </table:table-row>
        <table:table-row table:style-name="ro1">
          <table:table-cell office:value-type="float" office:value="1574411545.50713" calcext:value-type="float">
            <text:p>1574411545.50713</text:p>
          </table:table-cell>
          <table:table-cell table:style-name="ce1" table:formula="of:=[.A122]-[.A$2]" office:value-type="float" office:value="14.3935751914978" calcext:value-type="float">
            <text:p>14.394</text:p>
          </table:table-cell>
          <table:table-cell office:value-type="float" office:value="-8.12511415525128" calcext:value-type="float">
            <text:p>-8.1</text:p>
          </table:table-cell>
        </table:table-row>
        <table:table-row table:style-name="ro1">
          <table:table-cell office:value-type="float" office:value="1574411545.61028" calcext:value-type="float">
            <text:p>1574411545.61028</text:p>
          </table:table-cell>
          <table:table-cell table:style-name="ce1" table:formula="of:=[.A123]-[.A$2]" office:value-type="float" office:value="14.4967286586761" calcext:value-type="float">
            <text:p>14.497</text:p>
          </table:table-cell>
          <table:table-cell office:value-type="float" office:value="-6.71141552511429" calcext:value-type="float">
            <text:p>-6.7</text:p>
          </table:table-cell>
        </table:table-row>
        <table:table-row table:style-name="ro1">
          <table:table-cell office:value-type="float" office:value="1574411545.71379" calcext:value-type="float">
            <text:p>1574411545.71379</text:p>
          </table:table-cell>
          <table:table-cell table:style-name="ce1" table:formula="of:=[.A124]-[.A$2]" office:value-type="float" office:value="14.600240945816" calcext:value-type="float">
            <text:p>14.600</text:p>
          </table:table-cell>
          <table:table-cell office:value-type="float" office:value="-6.41552511415538" calcext:value-type="float">
            <text:p>-6.4</text:p>
          </table:table-cell>
        </table:table-row>
        <table:table-row table:style-name="ro1">
          <table:table-cell office:value-type="float" office:value="1574411545.81709" calcext:value-type="float">
            <text:p>1574411545.81709</text:p>
          </table:table-cell>
          <table:table-cell table:style-name="ce1" table:formula="of:=[.A125]-[.A$2]" office:value-type="float" office:value="14.7035319805145" calcext:value-type="float">
            <text:p>14.704</text:p>
          </table:table-cell>
          <table:table-cell office:value-type="float" office:value="-7.61552511415538" calcext:value-type="float">
            <text:p>-7.6</text:p>
          </table:table-cell>
        </table:table-row>
        <table:table-row table:style-name="ro1">
          <table:table-cell office:value-type="float" office:value="1574411545.92026" calcext:value-type="float">
            <text:p>1574411545.92026</text:p>
          </table:table-cell>
          <table:table-cell table:style-name="ce1" table:formula="of:=[.A126]-[.A$2]" office:value-type="float" office:value="14.8067021369934" calcext:value-type="float">
            <text:p>14.807</text:p>
          </table:table-cell>
          <table:table-cell office:value-type="float" office:value="-6.66757990867593" calcext:value-type="float">
            <text:p>-6.7</text:p>
          </table:table-cell>
        </table:table-row>
        <table:table-row table:style-name="ro1">
          <table:table-cell office:value-type="float" office:value="1574411546.02353" calcext:value-type="float">
            <text:p>1574411546.02353</text:p>
          </table:table-cell>
          <table:table-cell table:style-name="ce1" table:formula="of:=[.A127]-[.A$2]" office:value-type="float" office:value="14.9099793434143" calcext:value-type="float">
            <text:p>14.910</text:p>
          </table:table-cell>
          <table:table-cell office:value-type="float" office:value="-6.71141552511429" calcext:value-type="float">
            <text:p>-6.7</text:p>
          </table:table-cell>
        </table:table-row>
        <table:table-row table:style-name="ro1">
          <table:table-cell office:value-type="float" office:value="1574411546.12669" calcext:value-type="float">
            <text:p>1574411546.12669</text:p>
          </table:table-cell>
          <table:table-cell table:style-name="ce1" table:formula="of:=[.A128]-[.A$2]" office:value-type="float" office:value="15.0131320953369" calcext:value-type="float">
            <text:p>15.013</text:p>
          </table:table-cell>
          <table:table-cell office:value-type="float" office:value="-8.09223744292251" calcext:value-type="float">
            <text:p>-8.1</text:p>
          </table:table-cell>
        </table:table-row>
        <table:table-row table:style-name="ro1">
          <table:table-cell office:value-type="float" office:value="1574411546.22982" calcext:value-type="float">
            <text:p>1574411546.22982</text:p>
          </table:table-cell>
          <table:table-cell table:style-name="ce1" table:formula="of:=[.A129]-[.A$2]" office:value-type="float" office:value="15.116268157959" calcext:value-type="float">
            <text:p>15.116</text:p>
          </table:table-cell>
          <table:table-cell office:value-type="float" office:value="-7.76073059360744" calcext:value-type="float">
            <text:p>-7.8</text:p>
          </table:table-cell>
        </table:table-row>
        <table:table-row table:style-name="ro1">
          <table:table-cell office:value-type="float" office:value="1574411546.39588" calcext:value-type="float">
            <text:p>1574411546.39588</text:p>
          </table:table-cell>
          <table:table-cell table:style-name="ce1" table:formula="of:=[.A130]-[.A$2]" office:value-type="float" office:value="15.2823255062103" calcext:value-type="float">
            <text:p>15.282</text:p>
          </table:table-cell>
          <table:table-cell office:value-type="float" office:value="-8.9031963470321" calcext:value-type="float">
            <text:p>-8.9</text:p>
          </table:table-cell>
        </table:table-row>
        <table:table-row table:style-name="ro1">
          <table:table-cell office:value-type="float" office:value="1574411546.49903" calcext:value-type="float">
            <text:p>1574411546.49903</text:p>
          </table:table-cell>
          <table:table-cell table:style-name="ce1" table:formula="of:=[.A131]-[.A$2]" office:value-type="float" office:value="15.38547706604" calcext:value-type="float">
            <text:p>15.385</text:p>
          </table:table-cell>
          <table:table-cell office:value-type="float" office:value="-7.74155251141566" calcext:value-type="float">
            <text:p>-7.7</text:p>
          </table:table-cell>
        </table:table-row>
        <table:table-row table:style-name="ro1">
          <table:table-cell office:value-type="float" office:value="1574411546.60228" calcext:value-type="float">
            <text:p>1574411546.60228</text:p>
          </table:table-cell>
          <table:table-cell table:style-name="ce1" table:formula="of:=[.A132]-[.A$2]" office:value-type="float" office:value="15.4887282848358" calcext:value-type="float">
            <text:p>15.489</text:p>
          </table:table-cell>
          <table:table-cell office:value-type="float" office:value="-6.56894977168963" calcext:value-type="float">
            <text:p>-6.6</text:p>
          </table:table-cell>
        </table:table-row>
        <table:table-row table:style-name="ro1">
          <table:table-cell office:value-type="float" office:value="1574411546.70544" calcext:value-type="float">
            <text:p>1574411546.70544</text:p>
          </table:table-cell>
          <table:table-cell table:style-name="ce1" table:formula="of:=[.A133]-[.A$2]" office:value-type="float" office:value="15.5918889045715" calcext:value-type="float">
            <text:p>15.592</text:p>
          </table:table-cell>
          <table:table-cell office:value-type="float" office:value="-6.2018264840184" calcext:value-type="float">
            <text:p>-6.2</text:p>
          </table:table-cell>
        </table:table-row>
        <table:table-row table:style-name="ro1">
          <table:table-cell office:value-type="float" office:value="1574411546.80855" calcext:value-type="float">
            <text:p>1574411546.80855</text:p>
          </table:table-cell>
          <table:table-cell table:style-name="ce1" table:formula="of:=[.A134]-[.A$2]" office:value-type="float" office:value="15.6949923038483" calcext:value-type="float">
            <text:p>15.695</text:p>
          </table:table-cell>
          <table:table-cell office:value-type="float" office:value="-6.65936073059374" calcext:value-type="float">
            <text:p>-6.7</text:p>
          </table:table-cell>
        </table:table-row>
        <table:table-row table:style-name="ro1">
          <table:table-cell office:value-type="float" office:value="1574411546.91183" calcext:value-type="float">
            <text:p>1574411546.91183</text:p>
          </table:table-cell>
          <table:table-cell table:style-name="ce1" table:formula="of:=[.A135]-[.A$2]" office:value-type="float" office:value="15.798278093338" calcext:value-type="float">
            <text:p>15.798</text:p>
          </table:table-cell>
          <table:table-cell office:value-type="float" office:value="-6.84292237442936" calcext:value-type="float">
            <text:p>-6.8</text:p>
          </table:table-cell>
        </table:table-row>
        <table:table-row table:style-name="ro1">
          <table:table-cell office:value-type="float" office:value="1574411547.015" calcext:value-type="float">
            <text:p>1574411547.015</text:p>
          </table:table-cell>
          <table:table-cell table:style-name="ce1" table:formula="of:=[.A136]-[.A$2]" office:value-type="float" office:value="15.9014475345612" calcext:value-type="float">
            <text:p>15.901</text:p>
          </table:table-cell>
          <table:table-cell office:value-type="float" office:value="-6.09223744292251" calcext:value-type="float">
            <text:p>-6.1</text:p>
          </table:table-cell>
        </table:table-row>
        <table:table-row table:style-name="ro1">
          <table:table-cell office:value-type="float" office:value="1574411547.11813" calcext:value-type="float">
            <text:p>1574411547.11813</text:p>
          </table:table-cell>
          <table:table-cell table:style-name="ce1" table:formula="of:=[.A137]-[.A$2]" office:value-type="float" office:value="16.0045781135559" calcext:value-type="float">
            <text:p>16.005</text:p>
          </table:table-cell>
          <table:table-cell office:value-type="float" office:value="-6.72237442922388" calcext:value-type="float">
            <text:p>-6.7</text:p>
          </table:table-cell>
        </table:table-row>
        <table:table-row table:style-name="ro1">
          <table:table-cell office:value-type="float" office:value="1574411547.2217" calcext:value-type="float">
            <text:p>1574411547.2217</text:p>
          </table:table-cell>
          <table:table-cell table:style-name="ce1" table:formula="of:=[.A138]-[.A$2]" office:value-type="float" office:value="16.1081471443176" calcext:value-type="float">
            <text:p>16.108</text:p>
          </table:table-cell>
          <table:table-cell office:value-type="float" office:value="-7.78538812785401" calcext:value-type="float">
            <text:p>-7.8</text:p>
          </table:table-cell>
        </table:table-row>
        <table:table-row table:style-name="ro1">
          <table:table-cell office:value-type="float" office:value="1574411547.32492" calcext:value-type="float">
            <text:p>1574411547.32492</text:p>
          </table:table-cell>
          <table:table-cell table:style-name="ce1" table:formula="of:=[.A139]-[.A$2]" office:value-type="float" office:value="16.2113695144653" calcext:value-type="float">
            <text:p>16.211</text:p>
          </table:table-cell>
          <table:table-cell office:value-type="float" office:value="-8.16347031963484" calcext:value-type="float">
            <text:p>-8.2</text:p>
          </table:table-cell>
        </table:table-row>
        <table:table-row table:style-name="ro1">
          <table:table-cell office:value-type="float" office:value="1574411547.49278" calcext:value-type="float">
            <text:p>1574411547.49278</text:p>
          </table:table-cell>
          <table:table-cell table:style-name="ce1" table:formula="of:=[.A140]-[.A$2]" office:value-type="float" office:value="16.379221200943" calcext:value-type="float">
            <text:p>16.379</text:p>
          </table:table-cell>
          <table:table-cell office:value-type="float" office:value="-6.91963470319648" calcext:value-type="float">
            <text:p>-6.9</text:p>
          </table:table-cell>
        </table:table-row>
        <table:table-row table:style-name="ro1">
          <table:table-cell office:value-type="float" office:value="1574411547.59602" calcext:value-type="float">
            <text:p>1574411547.59602</text:p>
          </table:table-cell>
          <table:table-cell table:style-name="ce1" table:formula="of:=[.A141]-[.A$2]" office:value-type="float" office:value="16.4824619293213" calcext:value-type="float">
            <text:p>16.482</text:p>
          </table:table-cell>
          <table:table-cell office:value-type="float" office:value="-6.90867579908689" calcext:value-type="float">
            <text:p>-6.9</text:p>
          </table:table-cell>
        </table:table-row>
        <table:table-row table:style-name="ro1">
          <table:table-cell office:value-type="float" office:value="1574411547.69919" calcext:value-type="float">
            <text:p>1574411547.69919</text:p>
          </table:table-cell>
          <table:table-cell table:style-name="ce1" table:formula="of:=[.A142]-[.A$2]" office:value-type="float" office:value="16.5856323242188" calcext:value-type="float">
            <text:p>16.586</text:p>
          </table:table-cell>
          <table:table-cell office:value-type="float" office:value="-5.71415525114169" calcext:value-type="float">
            <text:p>-5.7</text:p>
          </table:table-cell>
        </table:table-row>
        <table:table-row table:style-name="ro1">
          <table:table-cell office:value-type="float" office:value="1574411547.80253" calcext:value-type="float">
            <text:p>1574411547.80253</text:p>
          </table:table-cell>
          <table:table-cell table:style-name="ce1" table:formula="of:=[.A143]-[.A$2]" office:value-type="float" office:value="16.6889786720276" calcext:value-type="float">
            <text:p>16.689</text:p>
          </table:table-cell>
          <table:table-cell office:value-type="float" office:value="-6.37168949771703" calcext:value-type="float">
            <text:p>-6.4</text:p>
          </table:table-cell>
        </table:table-row>
        <table:table-row table:style-name="ro1">
          <table:table-cell office:value-type="float" office:value="1574411547.90571" calcext:value-type="float">
            <text:p>1574411547.90571</text:p>
          </table:table-cell>
          <table:table-cell table:style-name="ce1" table:formula="of:=[.A144]-[.A$2]" office:value-type="float" office:value="16.7921569347382" calcext:value-type="float">
            <text:p>16.792</text:p>
          </table:table-cell>
          <table:table-cell office:value-type="float" office:value="-8.33881278538826" calcext:value-type="float">
            <text:p>-8.3</text:p>
          </table:table-cell>
        </table:table-row>
        <table:table-row table:style-name="ro1">
          <table:table-cell office:value-type="float" office:value="1574411548.00882" calcext:value-type="float">
            <text:p>1574411548.00882</text:p>
          </table:table-cell>
          <table:table-cell table:style-name="ce1" table:formula="of:=[.A145]-[.A$2]" office:value-type="float" office:value="16.8952701091766" calcext:value-type="float">
            <text:p>16.895</text:p>
          </table:table-cell>
          <table:table-cell office:value-type="float" office:value="-7.03196347031977" calcext:value-type="float">
            <text:p>-7.0</text:p>
          </table:table-cell>
        </table:table-row>
        <table:table-row table:style-name="ro1">
          <table:table-cell office:value-type="float" office:value="1574411548.11209" calcext:value-type="float">
            <text:p>1574411548.11209</text:p>
          </table:table-cell>
          <table:table-cell table:style-name="ce1" table:formula="of:=[.A146]-[.A$2]" office:value-type="float" office:value="16.9985361099243" calcext:value-type="float">
            <text:p>16.999</text:p>
          </table:table-cell>
          <table:table-cell office:value-type="float" office:value="-6.83196347031977" calcext:value-type="float">
            <text:p>-6.8</text:p>
          </table:table-cell>
        </table:table-row>
        <table:table-row table:style-name="ro1">
          <table:table-cell office:value-type="float" office:value="1574411548.21524" calcext:value-type="float">
            <text:p>1574411548.21524</text:p>
          </table:table-cell>
          <table:table-cell table:style-name="ce1" table:formula="of:=[.A147]-[.A$2]" office:value-type="float" office:value="17.1016867160797" calcext:value-type="float">
            <text:p>17.102</text:p>
          </table:table-cell>
          <table:table-cell office:value-type="float" office:value="-6.34429223744306" calcext:value-type="float">
            <text:p>-6.3</text:p>
          </table:table-cell>
        </table:table-row>
        <table:table-row table:style-name="ro1">
          <table:table-cell office:value-type="float" office:value="1574411548.31834" calcext:value-type="float">
            <text:p>1574411548.31834</text:p>
          </table:table-cell>
          <table:table-cell table:style-name="ce1" table:formula="of:=[.A148]-[.A$2]" office:value-type="float" office:value="17.2047870159149" calcext:value-type="float">
            <text:p>17.205</text:p>
          </table:table-cell>
          <table:table-cell office:value-type="float" office:value="-5.93333333333347" calcext:value-type="float">
            <text:p>-5.9</text:p>
          </table:table-cell>
        </table:table-row>
        <table:table-row table:style-name="ro1">
          <table:table-cell office:value-type="float" office:value="1574411548.42165" calcext:value-type="float">
            <text:p>1574411548.42165</text:p>
          </table:table-cell>
          <table:table-cell table:style-name="ce1" table:formula="of:=[.A149]-[.A$2]" office:value-type="float" office:value="17.3080914020538" calcext:value-type="float">
            <text:p>17.308</text:p>
          </table:table-cell>
          <table:table-cell office:value-type="float" office:value="-6.33607305936086" calcext:value-type="float">
            <text:p>-6.3</text:p>
          </table:table-cell>
        </table:table-row>
        <table:table-row table:style-name="ro1">
          <table:table-cell office:value-type="float" office:value="1574411548.5884" calcext:value-type="float">
            <text:p>1574411548.5884</text:p>
          </table:table-cell>
          <table:table-cell table:style-name="ce1" table:formula="of:=[.A150]-[.A$2]" office:value-type="float" office:value="17.4748427867889" calcext:value-type="float">
            <text:p>17.475</text:p>
          </table:table-cell>
          <table:table-cell office:value-type="float" office:value="-4.33607305936086" calcext:value-type="float">
            <text:p>-4.3</text:p>
          </table:table-cell>
        </table:table-row>
        <table:table-row table:style-name="ro1">
          <table:table-cell office:value-type="float" office:value="1574411548.69174" calcext:value-type="float">
            <text:p>1574411548.69174</text:p>
          </table:table-cell>
          <table:table-cell table:style-name="ce1" table:formula="of:=[.A151]-[.A$2]" office:value-type="float" office:value="17.5781910419464" calcext:value-type="float">
            <text:p>17.578</text:p>
          </table:table-cell>
          <table:table-cell office:value-type="float" office:value="30.9789954337898" calcext:value-type="float">
            <text:p>31.0</text:p>
          </table:table-cell>
        </table:table-row>
        <table:table-row table:style-name="ro1">
          <table:table-cell office:value-type="float" office:value="1574411549.11724" calcext:value-type="float">
            <text:p>1574411549.11724</text:p>
          </table:table-cell>
          <table:table-cell table:style-name="ce1" table:formula="of:=[.A152]-[.A$2]" office:value-type="float" office:value="18.0036845207214" calcext:value-type="float">
            <text:p>18.004</text:p>
          </table:table-cell>
          <table:table-cell office:value-type="float" office:value="-6.78812785388141" calcext:value-type="float">
            <text:p>-6.8</text:p>
          </table:table-cell>
        </table:table-row>
        <table:table-row table:style-name="ro1">
          <table:table-cell office:value-type="float" office:value="1574411549.21873" calcext:value-type="float">
            <text:p>1574411549.21873</text:p>
          </table:table-cell>
          <table:table-cell table:style-name="ce1" table:formula="of:=[.A153]-[.A$2]" office:value-type="float" office:value="18.1051750183105" calcext:value-type="float">
            <text:p>18.105</text:p>
          </table:table-cell>
          <table:table-cell office:value-type="float" office:value="-9.08127853881292" calcext:value-type="float">
            <text:p>-9.1</text:p>
          </table:table-cell>
        </table:table-row>
        <table:table-row table:style-name="ro1">
          <table:table-cell office:value-type="float" office:value="1574411549.32013" calcext:value-type="float">
            <text:p>1574411549.32013</text:p>
          </table:table-cell>
          <table:table-cell table:style-name="ce1" table:formula="of:=[.A154]-[.A$2]" office:value-type="float" office:value="18.2065808773041" calcext:value-type="float">
            <text:p>18.207</text:p>
          </table:table-cell>
          <table:table-cell office:value-type="float" office:value="-8.17990867579922" calcext:value-type="float">
            <text:p>-8.2</text:p>
          </table:table-cell>
        </table:table-row>
        <table:table-row table:style-name="ro1">
          <table:table-cell office:value-type="float" office:value="1574411549.4216" calcext:value-type="float">
            <text:p>1574411549.4216</text:p>
          </table:table-cell>
          <table:table-cell table:style-name="ce1" table:formula="of:=[.A155]-[.A$2]" office:value-type="float" office:value="18.3080410957336" calcext:value-type="float">
            <text:p>18.308</text:p>
          </table:table-cell>
          <table:table-cell office:value-type="float" office:value="-7.13059360730607" calcext:value-type="float">
            <text:p>-7.1</text:p>
          </table:table-cell>
        </table:table-row>
        <table:table-row table:style-name="ro1">
          <table:table-cell office:value-type="float" office:value="1574411549.523" calcext:value-type="float">
            <text:p>1574411549.523</text:p>
          </table:table-cell>
          <table:table-cell table:style-name="ce1" table:formula="of:=[.A156]-[.A$2]" office:value-type="float" office:value="18.4094426631928" calcext:value-type="float">
            <text:p>18.409</text:p>
          </table:table-cell>
          <table:table-cell office:value-type="float" office:value="-6.20730593607319" calcext:value-type="float">
            <text:p>-6.2</text:p>
          </table:table-cell>
        </table:table-row>
        <table:table-row table:style-name="ro1">
          <table:table-cell office:value-type="float" office:value="1574411549.66098" calcext:value-type="float">
            <text:p>1574411549.66098</text:p>
          </table:table-cell>
          <table:table-cell table:style-name="ce1" table:formula="of:=[.A157]-[.A$2]" office:value-type="float" office:value="18.5474262237549" calcext:value-type="float">
            <text:p>18.547</text:p>
          </table:table-cell>
          <table:table-cell office:value-type="float" office:value="-6.23744292237456" calcext:value-type="float">
            <text:p>-6.2</text:p>
          </table:table-cell>
        </table:table-row>
        <table:table-row table:style-name="ro1">
          <table:table-cell office:value-type="float" office:value="1574411549.76419" calcext:value-type="float">
            <text:p>1574411549.76419</text:p>
          </table:table-cell>
          <table:table-cell table:style-name="ce1" table:formula="of:=[.A158]-[.A$2]" office:value-type="float" office:value="18.6506354808807" calcext:value-type="float">
            <text:p>18.651</text:p>
          </table:table-cell>
          <table:table-cell office:value-type="float" office:value="-6.6949771689499" calcext:value-type="float">
            <text:p>-6.7</text:p>
          </table:table-cell>
        </table:table-row>
        <table:table-row table:style-name="ro1">
          <table:table-cell office:value-type="float" office:value="1574411549.86739" calcext:value-type="float">
            <text:p>1574411549.86739</text:p>
          </table:table-cell>
          <table:table-cell table:style-name="ce1" table:formula="of:=[.A159]-[.A$2]" office:value-type="float" office:value="18.7538347244263" calcext:value-type="float">
            <text:p>18.754</text:p>
          </table:table-cell>
          <table:table-cell office:value-type="float" office:value="-5.54429223744306" calcext:value-type="float">
            <text:p>-5.5</text:p>
          </table:table-cell>
        </table:table-row>
        <table:table-row table:style-name="ro1">
          <table:table-cell office:value-type="float" office:value="1574411549.97064" calcext:value-type="float">
            <text:p>1574411549.97064</text:p>
          </table:table-cell>
          <table:table-cell table:style-name="ce1" table:formula="of:=[.A160]-[.A$2]" office:value-type="float" office:value="18.8570868968964" calcext:value-type="float">
            <text:p>18.857</text:p>
          </table:table-cell>
          <table:table-cell office:value-type="float" office:value="-5.6977168949773" calcext:value-type="float">
            <text:p>-5.7</text:p>
          </table:table-cell>
        </table:table-row>
        <table:table-row table:style-name="ro1">
          <table:table-cell office:value-type="float" office:value="1574411550.07377" calcext:value-type="float">
            <text:p>1574411550.07377</text:p>
          </table:table-cell>
          <table:table-cell table:style-name="ce1" table:formula="of:=[.A161]-[.A$2]" office:value-type="float" office:value="18.9602205753326" calcext:value-type="float">
            <text:p>18.960</text:p>
          </table:table-cell>
          <table:table-cell office:value-type="float" office:value="-5.94429223744306" calcext:value-type="float">
            <text:p>-5.9</text:p>
          </table:table-cell>
        </table:table-row>
        <table:table-row table:style-name="ro1">
          <table:table-cell office:value-type="float" office:value="1574411550.17708" calcext:value-type="float">
            <text:p>1574411550.17708</text:p>
          </table:table-cell>
          <table:table-cell table:style-name="ce1" table:formula="of:=[.A162]-[.A$2]" office:value-type="float" office:value="19.0635223388672" calcext:value-type="float">
            <text:p>19.064</text:p>
          </table:table-cell>
          <table:table-cell office:value-type="float" office:value="-7.17990867579922" calcext:value-type="float">
            <text:p>-7.2</text:p>
          </table:table-cell>
        </table:table-row>
        <table:table-row table:style-name="ro1">
          <table:table-cell office:value-type="float" office:value="1574411550.28065" calcext:value-type="float">
            <text:p>1574411550.28065</text:p>
          </table:table-cell>
          <table:table-cell table:style-name="ce1" table:formula="of:=[.A163]-[.A$2]" office:value-type="float" office:value="19.1670958995819" calcext:value-type="float">
            <text:p>19.167</text:p>
          </table:table-cell>
          <table:table-cell office:value-type="float" office:value="-6.76347031963484" calcext:value-type="float">
            <text:p>-6.8</text:p>
          </table:table-cell>
        </table:table-row>
        <table:table-row table:style-name="ro1">
          <table:table-cell office:value-type="float" office:value="1574411550.38392" calcext:value-type="float">
            <text:p>1574411550.38392</text:p>
          </table:table-cell>
          <table:table-cell table:style-name="ce1" table:formula="of:=[.A164]-[.A$2]" office:value-type="float" office:value="19.2703621387482" calcext:value-type="float">
            <text:p>19.270</text:p>
          </table:table-cell>
          <table:table-cell office:value-type="float" office:value="-6.04292237442936" calcext:value-type="float">
            <text:p>-6.0</text:p>
          </table:table-cell>
        </table:table-row>
        <table:table-row table:style-name="ro1">
          <table:table-cell office:value-type="float" office:value="1574411550.4877" calcext:value-type="float">
            <text:p>1574411550.4877</text:p>
          </table:table-cell>
          <table:table-cell table:style-name="ce1" table:formula="of:=[.A165]-[.A$2]" office:value-type="float" office:value="19.3741478919983" calcext:value-type="float">
            <text:p>19.374</text:p>
          </table:table-cell>
          <table:table-cell office:value-type="float" office:value="-6.27031963470333" calcext:value-type="float">
            <text:p>-6.3</text:p>
          </table:table-cell>
        </table:table-row>
        <table:table-row table:style-name="ro1">
          <table:table-cell office:value-type="float" office:value="1574411550.591" calcext:value-type="float">
            <text:p>1574411550.591</text:p>
          </table:table-cell>
          <table:table-cell table:style-name="ce1" table:formula="of:=[.A166]-[.A$2]" office:value-type="float" office:value="19.4774487018585" calcext:value-type="float">
            <text:p>19.477</text:p>
          </table:table-cell>
          <table:table-cell office:value-type="float" office:value="-7.09223744292251" calcext:value-type="float">
            <text:p>-7.1</text:p>
          </table:table-cell>
        </table:table-row>
        <table:table-row table:style-name="ro1">
          <table:table-cell office:value-type="float" office:value="1574411550.7571" calcext:value-type="float">
            <text:p>1574411550.7571</text:p>
          </table:table-cell>
          <table:table-cell table:style-name="ce1" table:formula="of:=[.A167]-[.A$2]" office:value-type="float" office:value="19.6435470581055" calcext:value-type="float">
            <text:p>19.644</text:p>
          </table:table-cell>
          <table:table-cell office:value-type="float" office:value="-7.18812785388141" calcext:value-type="float">
            <text:p>-7.2</text:p>
          </table:table-cell>
        </table:table-row>
        <table:table-row table:style-name="ro1">
          <table:table-cell office:value-type="float" office:value="1574411550.86031" calcext:value-type="float">
            <text:p>1574411550.86031</text:p>
          </table:table-cell>
          <table:table-cell table:style-name="ce1" table:formula="of:=[.A168]-[.A$2]" office:value-type="float" office:value="19.7467546463013" calcext:value-type="float">
            <text:p>19.747</text:p>
          </table:table-cell>
          <table:table-cell office:value-type="float" office:value="-8.06484018264854" calcext:value-type="float">
            <text:p>-8.1</text:p>
          </table:table-cell>
        </table:table-row>
        <table:table-row table:style-name="ro1">
          <table:table-cell office:value-type="float" office:value="1574411550.96351" calcext:value-type="float">
            <text:p>1574411550.96351</text:p>
          </table:table-cell>
          <table:table-cell table:style-name="ce1" table:formula="of:=[.A169]-[.A$2]" office:value-type="float" office:value="19.849956035614" calcext:value-type="float">
            <text:p>19.850</text:p>
          </table:table-cell>
          <table:table-cell office:value-type="float" office:value="-7.45936073059374" calcext:value-type="float">
            <text:p>-7.5</text:p>
          </table:table-cell>
        </table:table-row>
        <table:table-row table:style-name="ro1">
          <table:table-cell office:value-type="float" office:value="1574411551.06668" calcext:value-type="float">
            <text:p>1574411551.06668</text:p>
          </table:table-cell>
          <table:table-cell table:style-name="ce1" table:formula="of:=[.A170]-[.A$2]" office:value-type="float" office:value="19.9531307220459" calcext:value-type="float">
            <text:p>19.953</text:p>
          </table:table-cell>
          <table:table-cell office:value-type="float" office:value="-8.25388127853895" calcext:value-type="float">
            <text:p>-8.3</text:p>
          </table:table-cell>
        </table:table-row>
        <table:table-row table:style-name="ro1">
          <table:table-cell office:value-type="float" office:value="1574411551.16983" calcext:value-type="float">
            <text:p>1574411551.16983</text:p>
          </table:table-cell>
          <table:table-cell table:style-name="ce1" table:formula="of:=[.A171]-[.A$2]" office:value-type="float" office:value="20.0562710762024" calcext:value-type="float">
            <text:p>20.056</text:p>
          </table:table-cell>
          <table:table-cell office:value-type="float" office:value="-8.48401826484032" calcext:value-type="float">
            <text:p>-8.5</text:p>
          </table:table-cell>
        </table:table-row>
        <table:table-row table:style-name="ro1">
          <table:table-cell office:value-type="float" office:value="1574411551.27301" calcext:value-type="float">
            <text:p>1574411551.27301</text:p>
          </table:table-cell>
          <table:table-cell table:style-name="ce1" table:formula="of:=[.A172]-[.A$2]" office:value-type="float" office:value="20.1594533920288" calcext:value-type="float">
            <text:p>20.159</text:p>
          </table:table-cell>
          <table:table-cell office:value-type="float" office:value="-6.48401826484032" calcext:value-type="float">
            <text:p>-6.5</text:p>
          </table:table-cell>
        </table:table-row>
        <table:table-row table:style-name="ro1">
          <table:table-cell office:value-type="float" office:value="1574411551.37619" calcext:value-type="float">
            <text:p>1574411551.37619</text:p>
          </table:table-cell>
          <table:table-cell table:style-name="ce1" table:formula="of:=[.A173]-[.A$2]" office:value-type="float" office:value="20.2626404762268" calcext:value-type="float">
            <text:p>20.263</text:p>
          </table:table-cell>
          <table:table-cell office:value-type="float" office:value="-7.56894977168963" calcext:value-type="float">
            <text:p>-7.6</text:p>
          </table:table-cell>
        </table:table-row>
        <table:table-row table:style-name="ro1">
          <table:table-cell office:value-type="float" office:value="1574411551.47945" calcext:value-type="float">
            <text:p>1574411551.47945</text:p>
          </table:table-cell>
          <table:table-cell table:style-name="ce1" table:formula="of:=[.A174]-[.A$2]" office:value-type="float" office:value="20.36589884758" calcext:value-type="float">
            <text:p>20.366</text:p>
          </table:table-cell>
          <table:table-cell office:value-type="float" office:value="-7.61552511415538" calcext:value-type="float">
            <text:p>-7.6</text:p>
          </table:table-cell>
        </table:table-row>
        <table:table-row table:style-name="ro1">
          <table:table-cell office:value-type="float" office:value="1574411551.58272" calcext:value-type="float">
            <text:p>1574411551.58272</text:p>
          </table:table-cell>
          <table:table-cell table:style-name="ce1" table:formula="of:=[.A175]-[.A$2]" office:value-type="float" office:value="20.4691660404205" calcext:value-type="float">
            <text:p>20.469</text:p>
          </table:table-cell>
          <table:table-cell office:value-type="float" office:value="3.28036529680352" calcext:value-type="float">
            <text:p>3.3</text:p>
          </table:table-cell>
        </table:table-row>
        <table:table-row table:style-name="ro1">
          <table:table-cell office:value-type="float" office:value="1574411551.99051" calcext:value-type="float">
            <text:p>1574411551.99051</text:p>
          </table:table-cell>
          <table:table-cell table:style-name="ce1" table:formula="of:=[.A176]-[.A$2]" office:value-type="float" office:value="20.8769516944885" calcext:value-type="float">
            <text:p>20.877</text:p>
          </table:table-cell>
          <table:table-cell office:value-type="float" office:value="289.721461187214" calcext:value-type="float">
            <text:p>289.7</text:p>
          </table:table-cell>
        </table:table-row>
        <table:table-row table:style-name="ro1">
          <table:table-cell office:value-type="float" office:value="1574411552.1271" calcext:value-type="float">
            <text:p>1574411552.1271</text:p>
          </table:table-cell>
          <table:table-cell table:style-name="ce1" table:formula="of:=[.A177]-[.A$2]" office:value-type="float" office:value="21.0135447978973" calcext:value-type="float">
            <text:p>21.014</text:p>
          </table:table-cell>
          <table:table-cell office:value-type="float" office:value="846.422831050228" calcext:value-type="float">
            <text:p>846.4</text:p>
          </table:table-cell>
        </table:table-row>
        <table:table-row table:style-name="ro1">
          <table:table-cell office:value-type="float" office:value="1574411552.22854" calcext:value-type="float">
            <text:p>1574411552.22854</text:p>
          </table:table-cell>
          <table:table-cell table:style-name="ce1" table:formula="of:=[.A178]-[.A$2]" office:value-type="float" office:value="21.1149816513061" calcext:value-type="float">
            <text:p>21.115</text:p>
          </table:table-cell>
          <table:table-cell office:value-type="float" office:value="1687.76803652968" calcext:value-type="float">
            <text:p>1687.8</text:p>
          </table:table-cell>
        </table:table-row>
        <table:table-row table:style-name="ro1">
          <table:table-cell office:value-type="float" office:value="1574411552.32995" calcext:value-type="float">
            <text:p>1574411552.32995</text:p>
          </table:table-cell>
          <table:table-cell table:style-name="ce1" table:formula="of:=[.A179]-[.A$2]" office:value-type="float" office:value="21.2163982391357" calcext:value-type="float">
            <text:p>21.216</text:p>
          </table:table-cell>
          <table:table-cell office:value-type="float" office:value="2069.2502283105" calcext:value-type="float">
            <text:p>2069.3</text:p>
          </table:table-cell>
        </table:table-row>
        <table:table-row table:style-name="ro1">
          <table:table-cell office:value-type="float" office:value="1574411552.43142" calcext:value-type="float">
            <text:p>1574411552.43142</text:p>
          </table:table-cell>
          <table:table-cell table:style-name="ce1" table:formula="of:=[.A180]-[.A$2]" office:value-type="float" office:value="21.3178684711456" calcext:value-type="float">
            <text:p>21.318</text:p>
          </table:table-cell>
          <table:table-cell office:value-type="float" office:value="1802.78721461187" calcext:value-type="float">
            <text:p>1802.8</text:p>
          </table:table-cell>
        </table:table-row>
        <table:table-row table:style-name="ro1">
          <table:table-cell office:value-type="float" office:value="1574411552.53442" calcext:value-type="float">
            <text:p>1574411552.53442</text:p>
          </table:table-cell>
          <table:table-cell table:style-name="ce1" table:formula="of:=[.A181]-[.A$2]" office:value-type="float" office:value="21.4208660125732" calcext:value-type="float">
            <text:p>21.421</text:p>
          </table:table-cell>
          <table:table-cell office:value-type="float" office:value="1620.52694063927" calcext:value-type="float">
            <text:p>1620.5</text:p>
          </table:table-cell>
        </table:table-row>
        <table:table-row table:style-name="ro1">
          <table:table-cell office:value-type="float" office:value="1574411552.63762" calcext:value-type="float">
            <text:p>1574411552.63762</text:p>
          </table:table-cell>
          <table:table-cell table:style-name="ce1" table:formula="of:=[.A182]-[.A$2]" office:value-type="float" office:value="21.5240616798401" calcext:value-type="float">
            <text:p>21.524</text:p>
          </table:table-cell>
          <table:table-cell office:value-type="float" office:value="1901.98447488584" calcext:value-type="float">
            <text:p>1902.0</text:p>
          </table:table-cell>
        </table:table-row>
        <table:table-row table:style-name="ro1">
          <table:table-cell office:value-type="float" office:value="1574411552.74085" calcext:value-type="float">
            <text:p>1574411552.74085</text:p>
          </table:table-cell>
          <table:table-cell table:style-name="ce1" table:formula="of:=[.A183]-[.A$2]" office:value-type="float" office:value="21.6272947788239" calcext:value-type="float">
            <text:p>21.627</text:p>
          </table:table-cell>
          <table:table-cell office:value-type="float" office:value="2428.20639269406" calcext:value-type="float">
            <text:p>2428.2</text:p>
          </table:table-cell>
        </table:table-row>
        <table:table-row table:style-name="ro1">
          <table:table-cell office:value-type="float" office:value="1574411552.844" calcext:value-type="float">
            <text:p>1574411552.844</text:p>
          </table:table-cell>
          <table:table-cell table:style-name="ce1" table:formula="of:=[.A184]-[.A$2]" office:value-type="float" office:value="21.7304482460022" calcext:value-type="float">
            <text:p>21.730</text:p>
          </table:table-cell>
          <table:table-cell office:value-type="float" office:value="3272.01187214612" calcext:value-type="float">
            <text:p>3272.0</text:p>
          </table:table-cell>
        </table:table-row>
        <table:table-row table:style-name="ro1">
          <table:table-cell office:value-type="float" office:value="1574411552.94714" calcext:value-type="float">
            <text:p>1574411552.94714</text:p>
          </table:table-cell>
          <table:table-cell table:style-name="ce1" table:formula="of:=[.A185]-[.A$2]" office:value-type="float" office:value="21.8335866928101" calcext:value-type="float">
            <text:p>21.834</text:p>
          </table:table-cell>
          <table:table-cell office:value-type="float" office:value="3403.44200913242" calcext:value-type="float">
            <text:p>3403.4</text:p>
          </table:table-cell>
        </table:table-row>
        <table:table-row table:style-name="ro1">
          <table:table-cell office:value-type="float" office:value="1574411553.05024" calcext:value-type="float">
            <text:p>1574411553.05024</text:p>
          </table:table-cell>
          <table:table-cell table:style-name="ce1" table:formula="of:=[.A186]-[.A$2]" office:value-type="float" office:value="21.9366888999939" calcext:value-type="float">
            <text:p>21.937</text:p>
          </table:table-cell>
          <table:table-cell office:value-type="float" office:value="3391.79269406393" calcext:value-type="float">
            <text:p>3391.8</text:p>
          </table:table-cell>
        </table:table-row>
        <table:table-row table:style-name="ro1">
          <table:table-cell office:value-type="float" office:value="1574411553.22108" calcext:value-type="float">
            <text:p>1574411553.22108</text:p>
          </table:table-cell>
          <table:table-cell table:style-name="ce1" table:formula="of:=[.A187]-[.A$2]" office:value-type="float" office:value="22.1075305938721" calcext:value-type="float">
            <text:p>22.108</text:p>
          </table:table-cell>
          <table:table-cell office:value-type="float" office:value="3437.39817351598" calcext:value-type="float">
            <text:p>3437.4</text:p>
          </table:table-cell>
        </table:table-row>
        <table:table-row table:style-name="ro1">
          <table:table-cell office:value-type="float" office:value="1574411553.32434" calcext:value-type="float">
            <text:p>1574411553.32434</text:p>
          </table:table-cell>
          <table:table-cell table:style-name="ce1" table:formula="of:=[.A188]-[.A$2]" office:value-type="float" office:value="22.2107887268066" calcext:value-type="float">
            <text:p>22.211</text:p>
          </table:table-cell>
          <table:table-cell office:value-type="float" office:value="3369.66118721461" calcext:value-type="float">
            <text:p>3369.7</text:p>
          </table:table-cell>
        </table:table-row>
        <table:table-row table:style-name="ro1">
          <table:table-cell office:value-type="float" office:value="1574411553.42754" calcext:value-type="float">
            <text:p>1574411553.42754</text:p>
          </table:table-cell>
          <table:table-cell table:style-name="ce1" table:formula="of:=[.A189]-[.A$2]" office:value-type="float" office:value="22.3139879703522" calcext:value-type="float">
            <text:p>22.314</text:p>
          </table:table-cell>
          <table:table-cell office:value-type="float" office:value="3435.06392694064" calcext:value-type="float">
            <text:p>3435.1</text:p>
          </table:table-cell>
        </table:table-row>
        <table:table-row table:style-name="ro1">
          <table:table-cell office:value-type="float" office:value="1574411553.53088" calcext:value-type="float">
            <text:p>1574411553.53088</text:p>
          </table:table-cell>
          <table:table-cell table:style-name="ce1" table:formula="of:=[.A190]-[.A$2]" office:value-type="float" office:value="22.4173228740692" calcext:value-type="float">
            <text:p>22.417</text:p>
          </table:table-cell>
          <table:table-cell office:value-type="float" office:value="3401.9296803653" calcext:value-type="float">
            <text:p>3401.9</text:p>
          </table:table-cell>
        </table:table-row>
        <table:table-row table:style-name="ro1">
          <table:table-cell office:value-type="float" office:value="1574411553.63407" calcext:value-type="float">
            <text:p>1574411553.63407</text:p>
          </table:table-cell>
          <table:table-cell table:style-name="ce1" table:formula="of:=[.A191]-[.A$2]" office:value-type="float" office:value="22.5205156803131" calcext:value-type="float">
            <text:p>22.521</text:p>
          </table:table-cell>
          <table:table-cell office:value-type="float" office:value="3401.79817351598" calcext:value-type="float">
            <text:p>3401.8</text:p>
          </table:table-cell>
        </table:table-row>
        <table:table-row table:style-name="ro1">
          <table:table-cell office:value-type="float" office:value="1574411553.73723" calcext:value-type="float">
            <text:p>1574411553.73723</text:p>
          </table:table-cell>
          <table:table-cell table:style-name="ce1" table:formula="of:=[.A192]-[.A$2]" office:value-type="float" office:value="22.6236760616302" calcext:value-type="float">
            <text:p>22.624</text:p>
          </table:table-cell>
          <table:table-cell office:value-type="float" office:value="3415.83926940639" calcext:value-type="float">
            <text:p>3415.8</text:p>
          </table:table-cell>
        </table:table-row>
        <table:table-row table:style-name="ro1">
          <table:table-cell office:value-type="float" office:value="1574411553.8404" calcext:value-type="float">
            <text:p>1574411553.8404</text:p>
          </table:table-cell>
          <table:table-cell table:style-name="ce1" table:formula="of:=[.A193]-[.A$2]" office:value-type="float" office:value="22.7268497943878" calcext:value-type="float">
            <text:p>22.727</text:p>
          </table:table-cell>
          <table:table-cell office:value-type="float" office:value="3378.60639269406" calcext:value-type="float">
            <text:p>3378.6</text:p>
          </table:table-cell>
        </table:table-row>
        <table:table-row table:style-name="ro1">
          <table:table-cell office:value-type="float" office:value="1574411553.94364" calcext:value-type="float">
            <text:p>1574411553.94364</text:p>
          </table:table-cell>
          <table:table-cell table:style-name="ce1" table:formula="of:=[.A194]-[.A$2]" office:value-type="float" office:value="22.8300893306732" calcext:value-type="float">
            <text:p>22.830</text:p>
          </table:table-cell>
          <table:table-cell office:value-type="float" office:value="3409.53242009132" calcext:value-type="float">
            <text:p>3409.5</text:p>
          </table:table-cell>
        </table:table-row>
        <table:table-row table:style-name="ro1">
          <table:table-cell office:value-type="float" office:value="1574411554.04677" calcext:value-type="float">
            <text:p>1574411554.04677</text:p>
          </table:table-cell>
          <table:table-cell table:style-name="ce1" table:formula="of:=[.A195]-[.A$2]" office:value-type="float" office:value="22.9332165718079" calcext:value-type="float">
            <text:p>22.933</text:p>
          </table:table-cell>
          <table:table-cell office:value-type="float" office:value="3397.84200913242" calcext:value-type="float">
            <text:p>3397.8</text:p>
          </table:table-cell>
        </table:table-row>
        <table:table-row table:style-name="ro1">
          <table:table-cell office:value-type="float" office:value="1574411554.14992" calcext:value-type="float">
            <text:p>1574411554.14992</text:p>
          </table:table-cell>
          <table:table-cell table:style-name="ce1" table:formula="of:=[.A196]-[.A$2]" office:value-type="float" office:value="23.0363640785217" calcext:value-type="float">
            <text:p>23.036</text:p>
          </table:table-cell>
          <table:table-cell office:value-type="float" office:value="3406.72694063927" calcext:value-type="float">
            <text:p>3406.7</text:p>
          </table:table-cell>
        </table:table-row>
        <table:table-row table:style-name="ro1">
          <table:table-cell office:value-type="float" office:value="1574411554.31914" calcext:value-type="float">
            <text:p>1574411554.31914</text:p>
          </table:table-cell>
          <table:table-cell table:style-name="ce1" table:formula="of:=[.A197]-[.A$2]" office:value-type="float" office:value="23.2055902481079" calcext:value-type="float">
            <text:p>23.206</text:p>
          </table:table-cell>
          <table:table-cell office:value-type="float" office:value="3407.47488584475" calcext:value-type="float">
            <text:p>3407.5</text:p>
          </table:table-cell>
        </table:table-row>
        <table:table-row table:style-name="ro1">
          <table:table-cell office:value-type="float" office:value="1574411554.4225" calcext:value-type="float">
            <text:p>1574411554.4225</text:p>
          </table:table-cell>
          <table:table-cell table:style-name="ce1" table:formula="of:=[.A198]-[.A$2]" office:value-type="float" office:value="23.3089447021484" calcext:value-type="float">
            <text:p>23.309</text:p>
          </table:table-cell>
          <table:table-cell office:value-type="float" office:value="3410.77351598173" calcext:value-type="float">
            <text:p>3410.8</text:p>
          </table:table-cell>
        </table:table-row>
        <table:table-row table:style-name="ro1">
          <table:table-cell office:value-type="float" office:value="1574411554.5257" calcext:value-type="float">
            <text:p>1574411554.5257</text:p>
          </table:table-cell>
          <table:table-cell table:style-name="ce1" table:formula="of:=[.A199]-[.A$2]" office:value-type="float" office:value="23.4121460914612" calcext:value-type="float">
            <text:p>23.412</text:p>
          </table:table-cell>
          <table:table-cell office:value-type="float" office:value="3406.51872146119" calcext:value-type="float">
            <text:p>3406.5</text:p>
          </table:table-cell>
        </table:table-row>
        <table:table-row table:style-name="ro1">
          <table:table-cell office:value-type="float" office:value="1574411554.62886" calcext:value-type="float">
            <text:p>1574411554.62886</text:p>
          </table:table-cell>
          <table:table-cell table:style-name="ce1" table:formula="of:=[.A200]-[.A$2]" office:value-type="float" office:value="23.5153110027313" calcext:value-type="float">
            <text:p>23.515</text:p>
          </table:table-cell>
          <table:table-cell office:value-type="float" office:value="3404.77077625571" calcext:value-type="float">
            <text:p>3404.8</text:p>
          </table:table-cell>
        </table:table-row>
        <table:table-row table:style-name="ro1">
          <table:table-cell office:value-type="float" office:value="1574411554.73242" calcext:value-type="float">
            <text:p>1574411554.73242</text:p>
          </table:table-cell>
          <table:table-cell table:style-name="ce1" table:formula="of:=[.A201]-[.A$2]" office:value-type="float" office:value="23.6188626289368" calcext:value-type="float">
            <text:p>23.619</text:p>
          </table:table-cell>
          <table:table-cell office:value-type="float" office:value="3416.31872146119" calcext:value-type="float">
            <text:p>3416.3</text:p>
          </table:table-cell>
        </table:table-row>
        <table:table-row table:style-name="ro1">
          <table:table-cell office:value-type="float" office:value="1574411554.83562" calcext:value-type="float">
            <text:p>1574411554.83562</text:p>
          </table:table-cell>
          <table:table-cell table:style-name="ce1" table:formula="of:=[.A202]-[.A$2]" office:value-type="float" office:value="23.7220685482025" calcext:value-type="float">
            <text:p>23.722</text:p>
          </table:table-cell>
          <table:table-cell office:value-type="float" office:value="3391.53789954338" calcext:value-type="float">
            <text:p>3391.5</text:p>
          </table:table-cell>
        </table:table-row>
        <table:table-row table:style-name="ro1">
          <table:table-cell office:value-type="float" office:value="1574411554.93877" calcext:value-type="float">
            <text:p>1574411554.93877</text:p>
          </table:table-cell>
          <table:table-cell table:style-name="ce1" table:formula="of:=[.A203]-[.A$2]" office:value-type="float" office:value="23.8252170085907" calcext:value-type="float">
            <text:p>23.825</text:p>
          </table:table-cell>
          <table:table-cell office:value-type="float" office:value="3416.52694063927" calcext:value-type="float">
            <text:p>3416.5</text:p>
          </table:table-cell>
        </table:table-row>
        <table:table-row table:style-name="ro1">
          <table:table-cell office:value-type="float" office:value="1574411555.04212" calcext:value-type="float">
            <text:p>1574411555.04212</text:p>
          </table:table-cell>
          <table:table-cell table:style-name="ce1" table:formula="of:=[.A204]-[.A$2]" office:value-type="float" office:value="23.9285614490509" calcext:value-type="float">
            <text:p>23.929</text:p>
          </table:table-cell>
          <table:table-cell office:value-type="float" office:value="3431.02831050228" calcext:value-type="float">
            <text:p>3431.0</text:p>
          </table:table-cell>
        </table:table-row>
        <table:table-row table:style-name="ro1">
          <table:table-cell office:value-type="float" office:value="1574411555.14527" calcext:value-type="float">
            <text:p>1574411555.14527</text:p>
          </table:table-cell>
          <table:table-cell table:style-name="ce1" table:formula="of:=[.A205]-[.A$2]" office:value-type="float" office:value="24.0317182540894" calcext:value-type="float">
            <text:p>24.032</text:p>
          </table:table-cell>
          <table:table-cell office:value-type="float" office:value="3402.68858447489" calcext:value-type="float">
            <text:p>3402.7</text:p>
          </table:table-cell>
        </table:table-row>
        <table:table-row table:style-name="ro1">
          <table:table-cell office:value-type="float" office:value="1574411555.24838" calcext:value-type="float">
            <text:p>1574411555.24838</text:p>
          </table:table-cell>
          <table:table-cell table:style-name="ce1" table:formula="of:=[.A206]-[.A$2]" office:value-type="float" office:value="24.1348278522491" calcext:value-type="float">
            <text:p>24.135</text:p>
          </table:table-cell>
          <table:table-cell office:value-type="float" office:value="3409.75433789954" calcext:value-type="float">
            <text:p>3409.8</text:p>
          </table:table-cell>
        </table:table-row>
        <table:table-row table:style-name="ro1">
          <table:table-cell office:value-type="float" office:value="1574411555.41832" calcext:value-type="float">
            <text:p>1574411555.41832</text:p>
          </table:table-cell>
          <table:table-cell table:style-name="ce1" table:formula="of:=[.A207]-[.A$2]" office:value-type="float" office:value="24.3047659397125" calcext:value-type="float">
            <text:p>24.305</text:p>
          </table:table-cell>
          <table:table-cell office:value-type="float" office:value="3405.92146118721" calcext:value-type="float">
            <text:p>3405.9</text:p>
          </table:table-cell>
        </table:table-row>
        <table:table-row table:style-name="ro1">
          <table:table-cell office:value-type="float" office:value="1574411555.52158" calcext:value-type="float">
            <text:p>1574411555.52158</text:p>
          </table:table-cell>
          <table:table-cell table:style-name="ce1" table:formula="of:=[.A208]-[.A$2]" office:value-type="float" office:value="24.4080288410187" calcext:value-type="float">
            <text:p>24.408</text:p>
          </table:table-cell>
          <table:table-cell office:value-type="float" office:value="3393.25844748858" calcext:value-type="float">
            <text:p>3393.3</text:p>
          </table:table-cell>
        </table:table-row>
        <table:table-row table:style-name="ro1">
          <table:table-cell office:value-type="float" office:value="1574411555.62479" calcext:value-type="float">
            <text:p>1574411555.62479</text:p>
          </table:table-cell>
          <table:table-cell table:style-name="ce1" table:formula="of:=[.A209]-[.A$2]" office:value-type="float" office:value="24.511237859726" calcext:value-type="float">
            <text:p>24.511</text:p>
          </table:table-cell>
          <table:table-cell office:value-type="float" office:value="3406.13242009132" calcext:value-type="float">
            <text:p>3406.1</text:p>
          </table:table-cell>
        </table:table-row>
        <table:table-row table:style-name="ro1">
          <table:table-cell office:value-type="float" office:value="1574411555.72848" calcext:value-type="float">
            <text:p>1574411555.72848</text:p>
          </table:table-cell>
          <table:table-cell table:style-name="ce1" table:formula="of:=[.A210]-[.A$2]" office:value-type="float" office:value="24.6149249076843" calcext:value-type="float">
            <text:p>24.615</text:p>
          </table:table-cell>
          <table:table-cell office:value-type="float" office:value="3435.55159817352" calcext:value-type="float">
            <text:p>3435.6</text:p>
          </table:table-cell>
        </table:table-row>
        <table:table-row table:style-name="ro1">
          <table:table-cell office:value-type="float" office:value="1574411555.83173" calcext:value-type="float">
            <text:p>1574411555.83173</text:p>
          </table:table-cell>
          <table:table-cell table:style-name="ce1" table:formula="of:=[.A211]-[.A$2]" office:value-type="float" office:value="24.7181723117828" calcext:value-type="float">
            <text:p>24.718</text:p>
          </table:table-cell>
          <table:table-cell office:value-type="float" office:value="3431.7296803653" calcext:value-type="float">
            <text:p>3431.7</text:p>
          </table:table-cell>
        </table:table-row>
        <table:table-row table:style-name="ro1">
          <table:table-cell office:value-type="float" office:value="1574411556.25732" calcext:value-type="float">
            <text:p>1574411556.25732</text:p>
          </table:table-cell>
          <table:table-cell table:style-name="ce1" table:formula="of:=[.A212]-[.A$2]" office:value-type="float" office:value="25.1437704563141" calcext:value-type="float">
            <text:p>25.144</text:p>
          </table:table-cell>
          <table:table-cell office:value-type="float" office:value="3415.37077625571" calcext:value-type="float">
            <text:p>3415.4</text:p>
          </table:table-cell>
        </table:table-row>
        <table:table-row table:style-name="ro1">
          <table:table-cell office:value-type="float" office:value="1574411556.39509" calcext:value-type="float">
            <text:p>1574411556.39509</text:p>
          </table:table-cell>
          <table:table-cell table:style-name="ce1" table:formula="of:=[.A213]-[.A$2]" office:value-type="float" office:value="25.2815370559692" calcext:value-type="float">
            <text:p>25.282</text:p>
          </table:table-cell>
          <table:table-cell office:value-type="float" office:value="3408.20091324201" calcext:value-type="float">
            <text:p>3408.2</text:p>
          </table:table-cell>
        </table:table-row>
        <table:table-row table:style-name="ro1">
          <table:table-cell office:value-type="float" office:value="1574411556.49657" calcext:value-type="float">
            <text:p>1574411556.49657</text:p>
          </table:table-cell>
          <table:table-cell table:style-name="ce1" table:formula="of:=[.A214]-[.A$2]" office:value-type="float" office:value="25.3830153942108" calcext:value-type="float">
            <text:p>25.383</text:p>
          </table:table-cell>
          <table:table-cell office:value-type="float" office:value="3405.31872146119" calcext:value-type="float">
            <text:p>3405.3</text:p>
          </table:table-cell>
        </table:table-row>
        <table:table-row table:style-name="ro1">
          <table:table-cell office:value-type="float" office:value="1574411556.59812" calcext:value-type="float">
            <text:p>1574411556.59812</text:p>
          </table:table-cell>
          <table:table-cell table:style-name="ce1" table:formula="of:=[.A215]-[.A$2]" office:value-type="float" office:value="25.4845612049103" calcext:value-type="float">
            <text:p>25.485</text:p>
          </table:table-cell>
          <table:table-cell office:value-type="float" office:value="3403.38173515982" calcext:value-type="float">
            <text:p>3403.4</text:p>
          </table:table-cell>
        </table:table-row>
        <table:table-row table:style-name="ro1">
          <table:table-cell office:value-type="float" office:value="1574411556.6996" calcext:value-type="float">
            <text:p>1574411556.6996</text:p>
          </table:table-cell>
          <table:table-cell table:style-name="ce1" table:formula="of:=[.A216]-[.A$2]" office:value-type="float" office:value="25.5860459804535" calcext:value-type="float">
            <text:p>25.586</text:p>
          </table:table-cell>
          <table:table-cell office:value-type="float" office:value="3401.94337899543" calcext:value-type="float">
            <text:p>3401.9</text:p>
          </table:table-cell>
        </table:table-row>
        <table:table-row table:style-name="ro1">
          <table:table-cell office:value-type="float" office:value="1574411556.80277" calcext:value-type="float">
            <text:p>1574411556.80277</text:p>
          </table:table-cell>
          <table:table-cell table:style-name="ce1" table:formula="of:=[.A217]-[.A$2]" office:value-type="float" office:value="25.6892125606537" calcext:value-type="float">
            <text:p>25.689</text:p>
          </table:table-cell>
          <table:table-cell office:value-type="float" office:value="3411.58173515982" calcext:value-type="float">
            <text:p>3411.6</text:p>
          </table:table-cell>
        </table:table-row>
        <table:table-row table:style-name="ro1">
          <table:table-cell office:value-type="float" office:value="1574411556.90592" calcext:value-type="float">
            <text:p>1574411556.90592</text:p>
          </table:table-cell>
          <table:table-cell table:style-name="ce1" table:formula="of:=[.A218]-[.A$2]" office:value-type="float" office:value="25.792366027832" calcext:value-type="float">
            <text:p>25.792</text:p>
          </table:table-cell>
          <table:table-cell office:value-type="float" office:value="3418.69406392694" calcext:value-type="float">
            <text:p>3418.7</text:p>
          </table:table-cell>
        </table:table-row>
        <table:table-row table:style-name="ro1">
          <table:table-cell office:value-type="float" office:value="1574411557.00902" calcext:value-type="float">
            <text:p>1574411557.00902</text:p>
          </table:table-cell>
          <table:table-cell table:style-name="ce1" table:formula="of:=[.A219]-[.A$2]" office:value-type="float" office:value="25.8954699039459" calcext:value-type="float">
            <text:p>25.895</text:p>
          </table:table-cell>
          <table:table-cell office:value-type="float" office:value="3390.14611872146" calcext:value-type="float">
            <text:p>3390.1</text:p>
          </table:table-cell>
        </table:table-row>
        <table:table-row table:style-name="ro1">
          <table:table-cell office:value-type="float" office:value="1574411557.11227" calcext:value-type="float">
            <text:p>1574411557.11227</text:p>
          </table:table-cell>
          <table:table-cell table:style-name="ce1" table:formula="of:=[.A220]-[.A$2]" office:value-type="float" office:value="25.9987189769745" calcext:value-type="float">
            <text:p>25.999</text:p>
          </table:table-cell>
          <table:table-cell office:value-type="float" office:value="3401.04200913242" calcext:value-type="float">
            <text:p>3401.0</text:p>
          </table:table-cell>
        </table:table-row>
        <table:table-row table:style-name="ro1">
          <table:table-cell office:value-type="float" office:value="1574411557.2154" calcext:value-type="float">
            <text:p>1574411557.2154</text:p>
          </table:table-cell>
          <table:table-cell table:style-name="ce1" table:formula="of:=[.A221]-[.A$2]" office:value-type="float" office:value="26.1018416881561" calcext:value-type="float">
            <text:p>26.102</text:p>
          </table:table-cell>
          <table:table-cell office:value-type="float" office:value="3423.79817351598" calcext:value-type="float">
            <text:p>3423.8</text:p>
          </table:table-cell>
        </table:table-row>
        <table:table-row table:style-name="ro1">
          <table:table-cell office:value-type="float" office:value="1574411557.3185" calcext:value-type="float">
            <text:p>1574411557.3185</text:p>
          </table:table-cell>
          <table:table-cell table:style-name="ce1" table:formula="of:=[.A222]-[.A$2]" office:value-type="float" office:value="26.2049469947815" calcext:value-type="float">
            <text:p>26.205</text:p>
          </table:table-cell>
          <table:table-cell office:value-type="float" office:value="3415.94337899543" calcext:value-type="float">
            <text:p>3415.9</text:p>
          </table:table-cell>
        </table:table-row>
        <table:table-row table:style-name="ro1">
          <table:table-cell office:value-type="float" office:value="1574411557.48784" calcext:value-type="float">
            <text:p>1574411557.48784</text:p>
          </table:table-cell>
          <table:table-cell table:style-name="ce1" table:formula="of:=[.A223]-[.A$2]" office:value-type="float" office:value="26.3742861747742" calcext:value-type="float">
            <text:p>26.374</text:p>
          </table:table-cell>
          <table:table-cell office:value-type="float" office:value="3403.2502283105" calcext:value-type="float">
            <text:p>3403.3</text:p>
          </table:table-cell>
        </table:table-row>
        <table:table-row table:style-name="ro1">
          <table:table-cell office:value-type="float" office:value="1574411557.59113" calcext:value-type="float">
            <text:p>1574411557.59113</text:p>
          </table:table-cell>
          <table:table-cell table:style-name="ce1" table:formula="of:=[.A224]-[.A$2]" office:value-type="float" office:value="26.4775764942169" calcext:value-type="float">
            <text:p>26.478</text:p>
          </table:table-cell>
          <table:table-cell office:value-type="float" office:value="3417.84200913242" calcext:value-type="float">
            <text:p>3417.8</text:p>
          </table:table-cell>
        </table:table-row>
        <table:table-row table:style-name="ro1">
          <table:table-cell office:value-type="float" office:value="1574411557.69429" calcext:value-type="float">
            <text:p>1574411557.69429</text:p>
          </table:table-cell>
          <table:table-cell table:style-name="ce1" table:formula="of:=[.A225]-[.A$2]" office:value-type="float" office:value="26.5807323455811" calcext:value-type="float">
            <text:p>26.581</text:p>
          </table:table-cell>
          <table:table-cell office:value-type="float" office:value="3406.80913242009" calcext:value-type="float">
            <text:p>3406.8</text:p>
          </table:table-cell>
        </table:table-row>
        <table:table-row table:style-name="ro1">
          <table:table-cell office:value-type="float" office:value="1574411557.79772" calcext:value-type="float">
            <text:p>1574411557.79772</text:p>
          </table:table-cell>
          <table:table-cell table:style-name="ce1" table:formula="of:=[.A226]-[.A$2]" office:value-type="float" office:value="26.68416929245" calcext:value-type="float">
            <text:p>26.684</text:p>
          </table:table-cell>
          <table:table-cell office:value-type="float" office:value="3413.70502283105" calcext:value-type="float">
            <text:p>3413.7</text:p>
          </table:table-cell>
        </table:table-row>
        <table:table-row table:style-name="ro1">
          <table:table-cell office:value-type="float" office:value="1574411557.9011" calcext:value-type="float">
            <text:p>1574411557.9011</text:p>
          </table:table-cell>
          <table:table-cell table:style-name="ce1" table:formula="of:=[.A227]-[.A$2]" office:value-type="float" office:value="26.7875504493713" calcext:value-type="float">
            <text:p>26.788</text:p>
          </table:table-cell>
          <table:table-cell office:value-type="float" office:value="3422.55707762557" calcext:value-type="float">
            <text:p>3422.6</text:p>
          </table:table-cell>
        </table:table-row>
        <table:table-row table:style-name="ro1">
          <table:table-cell office:value-type="float" office:value="1574411558.28925" calcext:value-type="float">
            <text:p>1574411558.28925</text:p>
          </table:table-cell>
          <table:table-cell table:style-name="ce1" table:formula="of:=[.A228]-[.A$2]" office:value-type="float" office:value="27.1756975650787" calcext:value-type="float">
            <text:p>27.176</text:p>
          </table:table-cell>
          <table:table-cell office:value-type="float" office:value="3474.61461187215" calcext:value-type="float">
            <text:p>3474.6</text:p>
          </table:table-cell>
        </table:table-row>
        <table:table-row table:style-name="ro1">
          <table:table-cell office:value-type="float" office:value="1574411558.39077" calcext:value-type="float">
            <text:p>1574411558.39077</text:p>
          </table:table-cell>
          <table:table-cell table:style-name="ce1" table:formula="of:=[.A229]-[.A$2]" office:value-type="float" office:value="27.2772121429443" calcext:value-type="float">
            <text:p>27.277</text:p>
          </table:table-cell>
          <table:table-cell office:value-type="float" office:value="3560.299543379" calcext:value-type="float">
            <text:p>3560.3</text:p>
          </table:table-cell>
        </table:table-row>
        <table:table-row table:style-name="ro1">
          <table:table-cell office:value-type="float" office:value="1574411558.52844" calcext:value-type="float">
            <text:p>1574411558.52844</text:p>
          </table:table-cell>
          <table:table-cell table:style-name="ce1" table:formula="of:=[.A230]-[.A$2]" office:value-type="float" office:value="27.4148905277252" calcext:value-type="float">
            <text:p>27.415</text:p>
          </table:table-cell>
          <table:table-cell office:value-type="float" office:value="3882.099543379" calcext:value-type="float">
            <text:p>3882.1</text:p>
          </table:table-cell>
        </table:table-row>
        <table:table-row table:style-name="ro1">
          <table:table-cell office:value-type="float" office:value="1574411558.63022" calcext:value-type="float">
            <text:p>1574411558.63022</text:p>
          </table:table-cell>
          <table:table-cell table:style-name="ce1" table:formula="of:=[.A231]-[.A$2]" office:value-type="float" office:value="27.5166630744934" calcext:value-type="float">
            <text:p>27.517</text:p>
          </table:table-cell>
          <table:table-cell office:value-type="float" office:value="4529.88584474886" calcext:value-type="float">
            <text:p>4529.9</text:p>
          </table:table-cell>
        </table:table-row>
        <table:table-row table:style-name="ro1">
          <table:table-cell office:value-type="float" office:value="1574411558.7318" calcext:value-type="float">
            <text:p>1574411558.7318</text:p>
          </table:table-cell>
          <table:table-cell table:style-name="ce1" table:formula="of:=[.A232]-[.A$2]" office:value-type="float" office:value="27.6182470321655" calcext:value-type="float">
            <text:p>27.618</text:p>
          </table:table-cell>
          <table:table-cell office:value-type="float" office:value="5871.15159817351" calcext:value-type="float">
            <text:p>5871.2</text:p>
          </table:table-cell>
        </table:table-row>
        <table:table-row table:style-name="ro1">
          <table:table-cell office:value-type="float" office:value="1574411558.83387" calcext:value-type="float">
            <text:p>1574411558.83387</text:p>
          </table:table-cell>
          <table:table-cell table:style-name="ce1" table:formula="of:=[.A233]-[.A$2]" office:value-type="float" office:value="27.7203204631805" calcext:value-type="float">
            <text:p>27.720</text:p>
          </table:table-cell>
          <table:table-cell office:value-type="float" office:value="4861.51872146119" calcext:value-type="float">
            <text:p>4861.5</text:p>
          </table:table-cell>
        </table:table-row>
        <table:table-row table:style-name="ro1">
          <table:table-cell office:value-type="float" office:value="1574411558.98854" calcext:value-type="float">
            <text:p>1574411558.98854</text:p>
          </table:table-cell>
          <table:table-cell table:style-name="ce1" table:formula="of:=[.A234]-[.A$2]" office:value-type="float" office:value="27.8749876022339" calcext:value-type="float">
            <text:p>27.875</text:p>
          </table:table-cell>
          <table:table-cell office:value-type="float" office:value="7177.11324200913" calcext:value-type="float">
            <text:p>7177.1</text:p>
          </table:table-cell>
        </table:table-row>
        <table:table-row table:style-name="ro1">
          <table:table-cell office:value-type="float" office:value="1574411559.09179" calcext:value-type="float">
            <text:p>1574411559.09179</text:p>
          </table:table-cell>
          <table:table-cell table:style-name="ce1" table:formula="of:=[.A235]-[.A$2]" office:value-type="float" office:value="27.9782354831696" calcext:value-type="float">
            <text:p>27.978</text:p>
          </table:table-cell>
          <table:table-cell office:value-type="float" office:value="10666.6091324201" calcext:value-type="float">
            <text:p>10666.6</text:p>
          </table:table-cell>
        </table:table-row>
        <table:table-row table:style-name="ro1">
          <table:table-cell office:value-type="float" office:value="1574411559.51736" calcext:value-type="float">
            <text:p>1574411559.51736</text:p>
          </table:table-cell>
          <table:table-cell table:style-name="ce1" table:formula="of:=[.A236]-[.A$2]" office:value-type="float" office:value="28.40380859375" calcext:value-type="float">
            <text:p>28.404</text:p>
          </table:table-cell>
          <table:table-cell office:value-type="float" office:value="11509.1296803653" calcext:value-type="float">
            <text:p>11509.1</text:p>
          </table:table-cell>
        </table:table-row>
        <table:table-row table:style-name="ro1">
          <table:table-cell office:value-type="float" office:value="1574411559.65549" calcext:value-type="float">
            <text:p>1574411559.65549</text:p>
          </table:table-cell>
          <table:table-cell table:style-name="ce1" table:formula="of:=[.A237]-[.A$2]" office:value-type="float" office:value="28.5419359207153" calcext:value-type="float">
            <text:p>28.542</text:p>
          </table:table-cell>
          <table:table-cell office:value-type="float" office:value="12758.5789954338" calcext:value-type="float">
            <text:p>12758.6</text:p>
          </table:table-cell>
        </table:table-row>
        <table:table-row table:style-name="ro1">
          <table:table-cell office:value-type="float" office:value="1574411559.75692" calcext:value-type="float">
            <text:p>1574411559.75692</text:p>
          </table:table-cell>
          <table:table-cell table:style-name="ce1" table:formula="of:=[.A238]-[.A$2]" office:value-type="float" office:value="28.6433675289154" calcext:value-type="float">
            <text:p>28.643</text:p>
          </table:table-cell>
          <table:table-cell office:value-type="float" office:value="13071.603652968" calcext:value-type="float">
            <text:p>13071.6</text:p>
          </table:table-cell>
        </table:table-row>
        <table:table-row table:style-name="ro1">
          <table:table-cell office:value-type="float" office:value="1574411559.85838" calcext:value-type="float">
            <text:p>1574411559.85838</text:p>
          </table:table-cell>
          <table:table-cell table:style-name="ce1" table:formula="of:=[.A239]-[.A$2]" office:value-type="float" office:value="28.7448275089264" calcext:value-type="float">
            <text:p>28.745</text:p>
          </table:table-cell>
          <table:table-cell office:value-type="float" office:value="13352.8146118721" calcext:value-type="float">
            <text:p>13352.8</text:p>
          </table:table-cell>
        </table:table-row>
        <table:table-row table:style-name="ro1">
          <table:table-cell office:value-type="float" office:value="1574411559.95981" calcext:value-type="float">
            <text:p>1574411559.95981</text:p>
          </table:table-cell>
          <table:table-cell table:style-name="ce1" table:formula="of:=[.A240]-[.A$2]" office:value-type="float" office:value="28.8462605476379" calcext:value-type="float">
            <text:p>28.846</text:p>
          </table:table-cell>
          <table:table-cell office:value-type="float" office:value="13729.5378995434" calcext:value-type="float">
            <text:p>13729.5</text:p>
          </table:table-cell>
        </table:table-row>
        <table:table-row table:style-name="ro1">
          <table:table-cell office:value-type="float" office:value="1574411560.06293" calcext:value-type="float">
            <text:p>1574411560.06293</text:p>
          </table:table-cell>
          <table:table-cell table:style-name="ce1" table:formula="of:=[.A241]-[.A$2]" office:value-type="float" office:value="28.9493749141693" calcext:value-type="float">
            <text:p>28.949</text:p>
          </table:table-cell>
          <table:table-cell office:value-type="float" office:value="13924.3735159817" calcext:value-type="float">
            <text:p>13924.4</text:p>
          </table:table-cell>
        </table:table-row>
        <table:table-row table:style-name="ro1">
          <table:table-cell office:value-type="float" office:value="1574411560.16608" calcext:value-type="float">
            <text:p>1574411560.16608</text:p>
          </table:table-cell>
          <table:table-cell table:style-name="ce1" table:formula="of:=[.A242]-[.A$2]" office:value-type="float" office:value="29.0525226593018" calcext:value-type="float">
            <text:p>29.053</text:p>
          </table:table-cell>
          <table:table-cell office:value-type="float" office:value="13995.3433789954" calcext:value-type="float">
            <text:p>13995.3</text:p>
          </table:table-cell>
        </table:table-row>
        <table:table-row table:style-name="ro1">
          <table:table-cell office:value-type="float" office:value="1574411560.26917" calcext:value-type="float">
            <text:p>1574411560.26917</text:p>
          </table:table-cell>
          <table:table-cell table:style-name="ce1" table:formula="of:=[.A243]-[.A$2]" office:value-type="float" office:value="29.1556169986725" calcext:value-type="float">
            <text:p>29.156</text:p>
          </table:table-cell>
          <table:table-cell office:value-type="float" office:value="14094.0557077626" calcext:value-type="float">
            <text:p>14094.1</text:p>
          </table:table-cell>
        </table:table-row>
        <table:table-row table:style-name="ro1">
          <table:table-cell office:value-type="float" office:value="1574411560.37245" calcext:value-type="float">
            <text:p>1574411560.37245</text:p>
          </table:table-cell>
          <table:table-cell table:style-name="ce1" table:formula="of:=[.A244]-[.A$2]" office:value-type="float" office:value="29.2588973045349" calcext:value-type="float">
            <text:p>29.259</text:p>
          </table:table-cell>
          <table:table-cell office:value-type="float" office:value="14398.3762557078" calcext:value-type="float">
            <text:p>14398.4</text:p>
          </table:table-cell>
        </table:table-row>
        <table:table-row table:style-name="ro1">
          <table:table-cell office:value-type="float" office:value="1574411560.47572" calcext:value-type="float">
            <text:p>1574411560.47572</text:p>
          </table:table-cell>
          <table:table-cell table:style-name="ce1" table:formula="of:=[.A245]-[.A$2]" office:value-type="float" office:value="29.3621664047241" calcext:value-type="float">
            <text:p>29.362</text:p>
          </table:table-cell>
          <table:table-cell office:value-type="float" office:value="14158.6885844749" calcext:value-type="float">
            <text:p>14158.7</text:p>
          </table:table-cell>
        </table:table-row>
        <table:table-row table:style-name="ro1">
          <table:table-cell office:value-type="float" office:value="1574411560.57891" calcext:value-type="float">
            <text:p>1574411560.57891</text:p>
          </table:table-cell>
          <table:table-cell table:style-name="ce1" table:formula="of:=[.A246]-[.A$2]" office:value-type="float" office:value="29.4653570652008" calcext:value-type="float">
            <text:p>29.465</text:p>
          </table:table-cell>
          <table:table-cell office:value-type="float" office:value="14172.6255707763" calcext:value-type="float">
            <text:p>14172.6</text:p>
          </table:table-cell>
        </table:table-row>
        <table:table-row table:style-name="ro1">
          <table:table-cell office:value-type="float" office:value="1574411560.75025" calcext:value-type="float">
            <text:p>1574411560.75025</text:p>
          </table:table-cell>
          <table:table-cell table:style-name="ce1" table:formula="of:=[.A247]-[.A$2]" office:value-type="float" office:value="29.6366922855377" calcext:value-type="float">
            <text:p>29.637</text:p>
          </table:table-cell>
          <table:table-cell office:value-type="float" office:value="14272.302283105" calcext:value-type="float">
            <text:p>14272.3</text:p>
          </table:table-cell>
        </table:table-row>
        <table:table-row table:style-name="ro1">
          <table:table-cell office:value-type="float" office:value="1574411560.85356" calcext:value-type="float">
            <text:p>1574411560.85356</text:p>
          </table:table-cell>
          <table:table-cell table:style-name="ce1" table:formula="of:=[.A248]-[.A$2]" office:value-type="float" office:value="29.7400088310242" calcext:value-type="float">
            <text:p>29.740</text:p>
          </table:table-cell>
          <table:table-cell office:value-type="float" office:value="14370.2748858448" calcext:value-type="float">
            <text:p>14370.3</text:p>
          </table:table-cell>
        </table:table-row>
        <table:table-row table:style-name="ro1">
          <table:table-cell office:value-type="float" office:value="1574411560.95672" calcext:value-type="float">
            <text:p>1574411560.95672</text:p>
          </table:table-cell>
          <table:table-cell table:style-name="ce1" table:formula="of:=[.A249]-[.A$2]" office:value-type="float" office:value="29.8431649208069" calcext:value-type="float">
            <text:p>29.843</text:p>
          </table:table-cell>
          <table:table-cell office:value-type="float" office:value="14554.3269406393" calcext:value-type="float">
            <text:p>14554.3</text:p>
          </table:table-cell>
        </table:table-row>
        <table:table-row table:style-name="ro1">
          <table:table-cell office:value-type="float" office:value="1574411561.05991" calcext:value-type="float">
            <text:p>1574411561.05991</text:p>
          </table:table-cell>
          <table:table-cell table:style-name="ce1" table:formula="of:=[.A250]-[.A$2]" office:value-type="float" office:value="29.9463555812836" calcext:value-type="float">
            <text:p>29.946</text:p>
          </table:table-cell>
          <table:table-cell office:value-type="float" office:value="14706.3762557078" calcext:value-type="float">
            <text:p>14706.4</text:p>
          </table:table-cell>
        </table:table-row>
        <table:table-row table:style-name="ro1">
          <table:table-cell office:value-type="float" office:value="1574411561.39629" calcext:value-type="float">
            <text:p>1574411561.39629</text:p>
          </table:table-cell>
          <table:table-cell table:style-name="ce1" table:formula="of:=[.A251]-[.A$2]" office:value-type="float" office:value="30.2827348709106" calcext:value-type="float">
            <text:p>30.283</text:p>
          </table:table-cell>
          <table:table-cell office:value-type="float" office:value="14948.3735159817" calcext:value-type="float">
            <text:p>14948.4</text:p>
          </table:table-cell>
        </table:table-row>
        <table:table-row table:style-name="ro1">
          <table:table-cell office:value-type="float" office:value="1574411561.49776" calcext:value-type="float">
            <text:p>1574411561.49776</text:p>
          </table:table-cell>
          <table:table-cell table:style-name="ce1" table:formula="of:=[.A252]-[.A$2]" office:value-type="float" office:value="30.3842091560364" calcext:value-type="float">
            <text:p>30.384</text:p>
          </table:table-cell>
          <table:table-cell office:value-type="float" office:value="14892.8721461187" calcext:value-type="float">
            <text:p>14892.9</text:p>
          </table:table-cell>
        </table:table-row>
        <table:table-row table:style-name="ro1">
          <table:table-cell office:value-type="float" office:value="1574411561.59919" calcext:value-type="float">
            <text:p>1574411561.59919</text:p>
          </table:table-cell>
          <table:table-cell table:style-name="ce1" table:formula="of:=[.A253]-[.A$2]" office:value-type="float" office:value="30.4856383800507" calcext:value-type="float">
            <text:p>30.486</text:p>
          </table:table-cell>
          <table:table-cell office:value-type="float" office:value="14853.7598173516" calcext:value-type="float">
            <text:p>14853.8</text:p>
          </table:table-cell>
        </table:table-row>
        <table:table-row table:style-name="ro1">
          <table:table-cell office:value-type="float" office:value="1574411561.73821" calcext:value-type="float">
            <text:p>1574411561.73821</text:p>
          </table:table-cell>
          <table:table-cell table:style-name="ce1" table:formula="of:=[.A254]-[.A$2]" office:value-type="float" office:value="30.6246602535248" calcext:value-type="float">
            <text:p>30.625</text:p>
          </table:table-cell>
          <table:table-cell office:value-type="float" office:value="14568.096803653" calcext:value-type="float">
            <text:p>14568.1</text:p>
          </table:table-cell>
        </table:table-row>
        <table:table-row table:style-name="ro1">
          <table:table-cell office:value-type="float" office:value="1574411561.83969" calcext:value-type="float">
            <text:p>1574411561.83969</text:p>
          </table:table-cell>
          <table:table-cell table:style-name="ce1" table:formula="of:=[.A255]-[.A$2]" office:value-type="float" office:value="30.7261388301849" calcext:value-type="float">
            <text:p>30.726</text:p>
          </table:table-cell>
          <table:table-cell office:value-type="float" office:value="14329.9378995434" calcext:value-type="float">
            <text:p>14329.9</text:p>
          </table:table-cell>
        </table:table-row>
        <table:table-row table:style-name="ro1">
          <table:table-cell office:value-type="float" office:value="1574411561.94209" calcext:value-type="float">
            <text:p>1574411561.94209</text:p>
          </table:table-cell>
          <table:table-cell table:style-name="ce1" table:formula="of:=[.A256]-[.A$2]" office:value-type="float" office:value="30.828533411026" calcext:value-type="float">
            <text:p>30.829</text:p>
          </table:table-cell>
          <table:table-cell office:value-type="float" office:value="14179.1461187215" calcext:value-type="float">
            <text:p>14179.1</text:p>
          </table:table-cell>
        </table:table-row>
        <table:table-row table:style-name="ro1">
          <table:table-cell office:value-type="float" office:value="1574411562.04528" calcext:value-type="float">
            <text:p>1574411562.04528</text:p>
          </table:table-cell>
          <table:table-cell table:style-name="ce1" table:formula="of:=[.A257]-[.A$2]" office:value-type="float" office:value="30.9317264556885" calcext:value-type="float">
            <text:p>30.932</text:p>
          </table:table-cell>
          <table:table-cell office:value-type="float" office:value="13915.8118721461" calcext:value-type="float">
            <text:p>13915.8</text:p>
          </table:table-cell>
        </table:table-row>
        <table:table-row table:style-name="ro1">
          <table:table-cell office:value-type="float" office:value="1574411562.1484" calcext:value-type="float">
            <text:p>1574411562.1484</text:p>
          </table:table-cell>
          <table:table-cell table:style-name="ce1" table:formula="of:=[.A258]-[.A$2]" office:value-type="float" office:value="31.034850358963" calcext:value-type="float">
            <text:p>31.035</text:p>
          </table:table-cell>
          <table:table-cell office:value-type="float" office:value="13725.1735159817" calcext:value-type="float">
            <text:p>13725.2</text:p>
          </table:table-cell>
        </table:table-row>
        <table:table-row table:style-name="ro1">
          <table:table-cell office:value-type="float" office:value="1574411562.25193" calcext:value-type="float">
            <text:p>1574411562.25193</text:p>
          </table:table-cell>
          <table:table-cell table:style-name="ce1" table:formula="of:=[.A259]-[.A$2]" office:value-type="float" office:value="31.1383738517761" calcext:value-type="float">
            <text:p>31.138</text:p>
          </table:table-cell>
          <table:table-cell office:value-type="float" office:value="15811.0283105023" calcext:value-type="float">
            <text:p>15811.0</text:p>
          </table:table-cell>
        </table:table-row>
        <table:table-row table:style-name="ro1">
          <table:table-cell office:value-type="float" office:value="1574411562.67714" calcext:value-type="float">
            <text:p>1574411562.67714</text:p>
          </table:table-cell>
          <table:table-cell table:style-name="ce1" table:formula="of:=[.A260]-[.A$2]" office:value-type="float" office:value="31.5635821819305" calcext:value-type="float">
            <text:p>31.564</text:p>
          </table:table-cell>
          <table:table-cell office:value-type="float" office:value="13167.0858447489" calcext:value-type="float">
            <text:p>13167.1</text:p>
          </table:table-cell>
        </table:table-row>
        <table:table-row table:style-name="ro1">
          <table:table-cell office:value-type="float" office:value="1574411562.81592" calcext:value-type="float">
            <text:p>1574411562.81592</text:p>
          </table:table-cell>
          <table:table-cell table:style-name="ce1" table:formula="of:=[.A261]-[.A$2]" office:value-type="float" office:value="31.7023689746857" calcext:value-type="float">
            <text:p>31.702</text:p>
          </table:table-cell>
          <table:table-cell office:value-type="float" office:value="11273.4310502283" calcext:value-type="float">
            <text:p>11273.4</text:p>
          </table:table-cell>
        </table:table-row>
        <table:table-row table:style-name="ro1">
          <table:table-cell office:value-type="float" office:value="1574411562.91739" calcext:value-type="float">
            <text:p>1574411562.91739</text:p>
          </table:table-cell>
          <table:table-cell table:style-name="ce1" table:formula="of:=[.A262]-[.A$2]" office:value-type="float" office:value="31.8038382530212" calcext:value-type="float">
            <text:p>31.804</text:p>
          </table:table-cell>
          <table:table-cell office:value-type="float" office:value="10013.6639269406" calcext:value-type="float">
            <text:p>10013.7</text:p>
          </table:table-cell>
        </table:table-row>
        <table:table-row table:style-name="ro1">
          <table:table-cell office:value-type="float" office:value="1574411563.01884" calcext:value-type="float">
            <text:p>1574411563.01884</text:p>
          </table:table-cell>
          <table:table-cell table:style-name="ce1" table:formula="of:=[.A263]-[.A$2]" office:value-type="float" office:value="31.9052844047546" calcext:value-type="float">
            <text:p>31.905</text:p>
          </table:table-cell>
          <table:table-cell office:value-type="float" office:value="7804.78447488585" calcext:value-type="float">
            <text:p>7804.8</text:p>
          </table:table-cell>
        </table:table-row>
        <table:table-row table:style-name="ro1">
          <table:table-cell office:value-type="float" office:value="1574411563.12025" calcext:value-type="float">
            <text:p>1574411563.12025</text:p>
          </table:table-cell>
          <table:table-cell table:style-name="ce1" table:formula="of:=[.A264]-[.A$2]" office:value-type="float" office:value="32.0066993236542" calcext:value-type="float">
            <text:p>32.007</text:p>
          </table:table-cell>
          <table:table-cell office:value-type="float" office:value="5854.59543378996" calcext:value-type="float">
            <text:p>5854.6</text:p>
          </table:table-cell>
        </table:table-row>
        <table:table-row table:style-name="ro1">
          <table:table-cell office:value-type="float" office:value="1574411563.22228" calcext:value-type="float">
            <text:p>1574411563.22228</text:p>
          </table:table-cell>
          <table:table-cell table:style-name="ce1" table:formula="of:=[.A265]-[.A$2]" office:value-type="float" office:value="32.1087305545807" calcext:value-type="float">
            <text:p>32.109</text:p>
          </table:table-cell>
          <table:table-cell office:value-type="float" office:value="4284.54337899543" calcext:value-type="float">
            <text:p>4284.5</text:p>
          </table:table-cell>
        </table:table-row>
        <table:table-row table:style-name="ro1">
          <table:table-cell office:value-type="float" office:value="1574411563.32547" calcext:value-type="float">
            <text:p>1574411563.32547</text:p>
          </table:table-cell>
          <table:table-cell table:style-name="ce1" table:formula="of:=[.A266]-[.A$2]" office:value-type="float" office:value="32.2119204998016" calcext:value-type="float">
            <text:p>32.212</text:p>
          </table:table-cell>
          <table:table-cell office:value-type="float" office:value="3761.54885844749" calcext:value-type="float">
            <text:p>3761.5</text:p>
          </table:table-cell>
        </table:table-row>
        <table:table-row table:style-name="ro1">
          <table:table-cell office:value-type="float" office:value="1574411563.42865" calcext:value-type="float">
            <text:p>1574411563.42865</text:p>
          </table:table-cell>
          <table:table-cell table:style-name="ce1" table:formula="of:=[.A267]-[.A$2]" office:value-type="float" office:value="32.3151009082794" calcext:value-type="float">
            <text:p>32.315</text:p>
          </table:table-cell>
          <table:table-cell office:value-type="float" office:value="3447.80639269406" calcext:value-type="float">
            <text:p>3447.8</text:p>
          </table:table-cell>
        </table:table-row>
        <table:table-row table:style-name="ro1">
          <table:table-cell office:value-type="float" office:value="1574411563.53191" calcext:value-type="float">
            <text:p>1574411563.53191</text:p>
          </table:table-cell>
          <table:table-cell table:style-name="ce1" table:formula="of:=[.A268]-[.A$2]" office:value-type="float" office:value="32.4183549880981" calcext:value-type="float">
            <text:p>32.418</text:p>
          </table:table-cell>
          <table:table-cell office:value-type="float" office:value="3345.07214611872" calcext:value-type="float">
            <text:p>3345.1</text:p>
          </table:table-cell>
        </table:table-row>
        <table:table-row table:style-name="ro1">
          <table:table-cell office:value-type="float" office:value="1574411563.63506" calcext:value-type="float">
            <text:p>1574411563.63506</text:p>
          </table:table-cell>
          <table:table-cell table:style-name="ce1" table:formula="of:=[.A269]-[.A$2]" office:value-type="float" office:value="32.5215110778809" calcext:value-type="float">
            <text:p>32.522</text:p>
          </table:table-cell>
          <table:table-cell office:value-type="float" office:value="3386.95159817352" calcext:value-type="float">
            <text:p>3387.0</text:p>
          </table:table-cell>
        </table:table-row>
        <table:table-row table:style-name="ro1">
          <table:table-cell office:value-type="float" office:value="1574411563.7385" calcext:value-type="float">
            <text:p>1574411563.7385</text:p>
          </table:table-cell>
          <table:table-cell table:style-name="ce1" table:formula="of:=[.A270]-[.A$2]" office:value-type="float" office:value="32.6249418258667" calcext:value-type="float">
            <text:p>32.625</text:p>
          </table:table-cell>
          <table:table-cell office:value-type="float" office:value="3386.28858447489" calcext:value-type="float">
            <text:p>3386.3</text:p>
          </table:table-cell>
        </table:table-row>
        <table:table-row table:style-name="ro1">
          <table:table-cell office:value-type="float" office:value="1574411563.91738" calcext:value-type="float">
            <text:p>1574411563.91738</text:p>
          </table:table-cell>
          <table:table-cell table:style-name="ce1" table:formula="of:=[.A271]-[.A$2]" office:value-type="float" office:value="32.8038232326508" calcext:value-type="float">
            <text:p>32.804</text:p>
          </table:table-cell>
          <table:table-cell office:value-type="float" office:value="3474.62831050228" calcext:value-type="float">
            <text:p>3474.6</text:p>
          </table:table-cell>
        </table:table-row>
        <table:table-row table:style-name="ro1">
          <table:table-cell office:value-type="float" office:value="1574411564.02074" calcext:value-type="float">
            <text:p>1574411564.02074</text:p>
          </table:table-cell>
          <table:table-cell table:style-name="ce1" table:formula="of:=[.A272]-[.A$2]" office:value-type="float" office:value="32.9071888923645" calcext:value-type="float">
            <text:p>32.907</text:p>
          </table:table-cell>
          <table:table-cell office:value-type="float" office:value="3657.19543378995" calcext:value-type="float">
            <text:p>3657.2</text:p>
          </table:table-cell>
        </table:table-row>
        <table:table-row table:style-name="ro1">
          <table:table-cell office:value-type="float" office:value="1574411564.12392" calcext:value-type="float">
            <text:p>1574411564.12392</text:p>
          </table:table-cell>
          <table:table-cell table:style-name="ce1" table:formula="of:=[.A273]-[.A$2]" office:value-type="float" office:value="33.0103626251221" calcext:value-type="float">
            <text:p>33.010</text:p>
          </table:table-cell>
          <table:table-cell office:value-type="float" office:value="3791.99817351598" calcext:value-type="float">
            <text:p>3792.0</text:p>
          </table:table-cell>
        </table:table-row>
        <table:table-row table:style-name="ro1">
          <table:table-cell office:value-type="float" office:value="1574411564.22708" calcext:value-type="float">
            <text:p>1574411564.22708</text:p>
          </table:table-cell>
          <table:table-cell table:style-name="ce1" table:formula="of:=[.A274]-[.A$2]" office:value-type="float" office:value="33.1135265827179" calcext:value-type="float">
            <text:p>33.114</text:p>
          </table:table-cell>
          <table:table-cell office:value-type="float" office:value="4170.51324200913" calcext:value-type="float">
            <text:p>4170.5</text:p>
          </table:table-cell>
        </table:table-row>
        <table:table-row table:style-name="ro1">
          <table:table-cell office:value-type="float" office:value="1574411564.33038" calcext:value-type="float">
            <text:p>1574411564.33038</text:p>
          </table:table-cell>
          <table:table-cell table:style-name="ce1" table:formula="of:=[.A275]-[.A$2]" office:value-type="float" office:value="33.2168231010437" calcext:value-type="float">
            <text:p>33.217</text:p>
          </table:table-cell>
          <table:table-cell office:value-type="float" office:value="4561.50776255708" calcext:value-type="float">
            <text:p>4561.5</text:p>
          </table:table-cell>
        </table:table-row>
        <table:table-row table:style-name="ro1">
          <table:table-cell office:value-type="float" office:value="1574411564.43376" calcext:value-type="float">
            <text:p>1574411564.43376</text:p>
          </table:table-cell>
          <table:table-cell table:style-name="ce1" table:formula="of:=[.A276]-[.A$2]" office:value-type="float" office:value="33.3202090263367" calcext:value-type="float">
            <text:p>33.320</text:p>
          </table:table-cell>
          <table:table-cell office:value-type="float" office:value="4961.44748858447" calcext:value-type="float">
            <text:p>4961.4</text:p>
          </table:table-cell>
        </table:table-row>
        <table:table-row table:style-name="ro1">
          <table:table-cell office:value-type="float" office:value="1574411564.53699" calcext:value-type="float">
            <text:p>1574411564.53699</text:p>
          </table:table-cell>
          <table:table-cell table:style-name="ce1" table:formula="of:=[.A277]-[.A$2]" office:value-type="float" office:value="33.4234409332275" calcext:value-type="float">
            <text:p>33.423</text:p>
          </table:table-cell>
          <table:table-cell office:value-type="float" office:value="5577.72694063927" calcext:value-type="float">
            <text:p>5577.7</text:p>
          </table:table-cell>
        </table:table-row>
        <table:table-row table:style-name="ro1">
          <table:table-cell office:value-type="float" office:value="1574411564.64023" calcext:value-type="float">
            <text:p>1574411564.64023</text:p>
          </table:table-cell>
          <table:table-cell table:style-name="ce1" table:formula="of:=[.A278]-[.A$2]" office:value-type="float" office:value="33.5266809463501" calcext:value-type="float">
            <text:p>33.527</text:p>
          </table:table-cell>
          <table:table-cell office:value-type="float" office:value="6526.51050228311" calcext:value-type="float">
            <text:p>6526.5</text:p>
          </table:table-cell>
        </table:table-row>
        <table:table-row table:style-name="ro1">
          <table:table-cell office:value-type="float" office:value="1574411564.74359" calcext:value-type="float">
            <text:p>1574411564.74359</text:p>
          </table:table-cell>
          <table:table-cell table:style-name="ce1" table:formula="of:=[.A279]-[.A$2]" office:value-type="float" office:value="33.6300411224365" calcext:value-type="float">
            <text:p>33.630</text:p>
          </table:table-cell>
          <table:table-cell office:value-type="float" office:value="7517.42831050228" calcext:value-type="float">
            <text:p>7517.4</text:p>
          </table:table-cell>
        </table:table-row>
        <table:table-row table:style-name="ro1">
          <table:table-cell office:value-type="float" office:value="1574411564.9143" calcext:value-type="float">
            <text:p>1574411564.9143</text:p>
          </table:table-cell>
          <table:table-cell table:style-name="ce1" table:formula="of:=[.A280]-[.A$2]" office:value-type="float" office:value="33.8007433414459" calcext:value-type="float">
            <text:p>33.801</text:p>
          </table:table-cell>
          <table:table-cell office:value-type="float" office:value="9041.80091324201" calcext:value-type="float">
            <text:p>9041.8</text:p>
          </table:table-cell>
        </table:table-row>
        <table:table-row table:style-name="ro1">
          <table:table-cell office:value-type="float" office:value="1574411565.01749" calcext:value-type="float">
            <text:p>1574411565.01749</text:p>
          </table:table-cell>
          <table:table-cell table:style-name="ce1" table:formula="of:=[.A281]-[.A$2]" office:value-type="float" office:value="33.9039361476898" calcext:value-type="float">
            <text:p>33.904</text:p>
          </table:table-cell>
          <table:table-cell office:value-type="float" office:value="9945.68310502283" calcext:value-type="float">
            <text:p>9945.7</text:p>
          </table:table-cell>
        </table:table-row>
        <table:table-row table:style-name="ro1">
          <table:table-cell office:value-type="float" office:value="1574411565.12071" calcext:value-type="float">
            <text:p>1574411565.12071</text:p>
          </table:table-cell>
          <table:table-cell table:style-name="ce1" table:formula="of:=[.A282]-[.A$2]" office:value-type="float" office:value="34.007152557373" calcext:value-type="float">
            <text:p>34.007</text:p>
          </table:table-cell>
          <table:table-cell office:value-type="float" office:value="10267.0748858448" calcext:value-type="float">
            <text:p>10267.1</text:p>
          </table:table-cell>
        </table:table-row>
        <table:table-row table:style-name="ro1">
          <table:table-cell office:value-type="float" office:value="1574411565.22419" calcext:value-type="float">
            <text:p>1574411565.22419</text:p>
          </table:table-cell>
          <table:table-cell table:style-name="ce1" table:formula="of:=[.A283]-[.A$2]" office:value-type="float" office:value="34.1106376647949" calcext:value-type="float">
            <text:p>34.111</text:p>
          </table:table-cell>
          <table:table-cell office:value-type="float" office:value="10563.9488584475" calcext:value-type="float">
            <text:p>10563.9</text:p>
          </table:table-cell>
        </table:table-row>
        <table:table-row table:style-name="ro1">
          <table:table-cell office:value-type="float" office:value="1574411565.32758" calcext:value-type="float">
            <text:p>1574411565.32758</text:p>
          </table:table-cell>
          <table:table-cell table:style-name="ce1" table:formula="of:=[.A284]-[.A$2]" office:value-type="float" office:value="34.2140216827393" calcext:value-type="float">
            <text:p>34.214</text:p>
          </table:table-cell>
          <table:table-cell office:value-type="float" office:value="10751.803652968" calcext:value-type="float">
            <text:p>10751.8</text:p>
          </table:table-cell>
        </table:table-row>
        <table:table-row table:style-name="ro1">
          <table:table-cell office:value-type="float" office:value="1574411565.431" calcext:value-type="float">
            <text:p>1574411565.431</text:p>
          </table:table-cell>
          <table:table-cell table:style-name="ce1" table:formula="of:=[.A285]-[.A$2]" office:value-type="float" office:value="34.3174419403076" calcext:value-type="float">
            <text:p>34.317</text:p>
          </table:table-cell>
          <table:table-cell office:value-type="float" office:value="11025.9132420091" calcext:value-type="float">
            <text:p>11025.9</text:p>
          </table:table-cell>
        </table:table-row>
        <table:table-row table:style-name="ro1">
          <table:table-cell office:value-type="float" office:value="1574411565.53428" calcext:value-type="float">
            <text:p>1574411565.53428</text:p>
          </table:table-cell>
          <table:table-cell table:style-name="ce1" table:formula="of:=[.A286]-[.A$2]" office:value-type="float" office:value="34.4207270145416" calcext:value-type="float">
            <text:p>34.421</text:p>
          </table:table-cell>
          <table:table-cell office:value-type="float" office:value="11304.4529680365" calcext:value-type="float">
            <text:p>11304.5</text:p>
          </table:table-cell>
        </table:table-row>
        <table:table-row table:style-name="ro1">
          <table:table-cell office:value-type="float" office:value="1574411565.63752" calcext:value-type="float">
            <text:p>1574411565.63752</text:p>
          </table:table-cell>
          <table:table-cell table:style-name="ce1" table:formula="of:=[.A287]-[.A$2]" office:value-type="float" office:value="34.5239670276642" calcext:value-type="float">
            <text:p>34.524</text:p>
          </table:table-cell>
          <table:table-cell office:value-type="float" office:value="11672.3461187215" calcext:value-type="float">
            <text:p>11672.3</text:p>
          </table:table-cell>
        </table:table-row>
        <table:table-row table:style-name="ro1">
          <table:table-cell office:value-type="float" office:value="1574411565.74086" calcext:value-type="float">
            <text:p>1574411565.74086</text:p>
          </table:table-cell>
          <table:table-cell table:style-name="ce1" table:formula="of:=[.A288]-[.A$2]" office:value-type="float" office:value="34.6273050308228" calcext:value-type="float">
            <text:p>34.627</text:p>
          </table:table-cell>
          <table:table-cell office:value-type="float" office:value="11878.9461187215" calcext:value-type="float">
            <text:p>11878.9</text:p>
          </table:table-cell>
        </table:table-row>
        <table:table-row table:style-name="ro1">
          <table:table-cell office:value-type="float" office:value="1574411565.84411" calcext:value-type="float">
            <text:p>1574411565.84411</text:p>
          </table:table-cell>
          <table:table-cell table:style-name="ce1" table:formula="of:=[.A289]-[.A$2]" office:value-type="float" office:value="34.7305545806885" calcext:value-type="float">
            <text:p>34.731</text:p>
          </table:table-cell>
          <table:table-cell office:value-type="float" office:value="11857.2694063927" calcext:value-type="float">
            <text:p>11857.3</text:p>
          </table:table-cell>
        </table:table-row>
        <table:table-row table:style-name="ro1">
          <table:table-cell office:value-type="float" office:value="1574411566.01512" calcext:value-type="float">
            <text:p>1574411566.01512</text:p>
          </table:table-cell>
          <table:table-cell table:style-name="ce1" table:formula="of:=[.A290]-[.A$2]" office:value-type="float" office:value="34.9015696048737" calcext:value-type="float">
            <text:p>34.902</text:p>
          </table:table-cell>
          <table:table-cell office:value-type="float" office:value="11931.0557077626" calcext:value-type="float">
            <text:p>11931.1</text:p>
          </table:table-cell>
        </table:table-row>
        <table:table-row table:style-name="ro1">
          <table:table-cell office:value-type="float" office:value="1574411566.11847" calcext:value-type="float">
            <text:p>1574411566.11847</text:p>
          </table:table-cell>
          <table:table-cell table:style-name="ce1" table:formula="of:=[.A291]-[.A$2]" office:value-type="float" office:value="35.0049126148224" calcext:value-type="float">
            <text:p>35.005</text:p>
          </table:table-cell>
          <table:table-cell office:value-type="float" office:value="11978.6173515982" calcext:value-type="float">
            <text:p>11978.6</text:p>
          </table:table-cell>
        </table:table-row>
        <table:table-row table:style-name="ro1">
          <table:table-cell office:value-type="float" office:value="1574411566.22181" calcext:value-type="float">
            <text:p>1574411566.22181</text:p>
          </table:table-cell>
          <table:table-cell table:style-name="ce1" table:formula="of:=[.A292]-[.A$2]" office:value-type="float" office:value="35.1082518100739" calcext:value-type="float">
            <text:p>35.108</text:p>
          </table:table-cell>
          <table:table-cell office:value-type="float" office:value="11933.5105022831" calcext:value-type="float">
            <text:p>11933.5</text:p>
          </table:table-cell>
        </table:table-row>
        <table:table-row table:style-name="ro1">
          <table:table-cell office:value-type="float" office:value="1574411566.32557" calcext:value-type="float">
            <text:p>1574411566.32557</text:p>
          </table:table-cell>
          <table:table-cell table:style-name="ce1" table:formula="of:=[.A293]-[.A$2]" office:value-type="float" office:value="35.212021112442" calcext:value-type="float">
            <text:p>35.212</text:p>
          </table:table-cell>
          <table:table-cell office:value-type="float" office:value="11892.4776255708" calcext:value-type="float">
            <text:p>11892.5</text:p>
          </table:table-cell>
        </table:table-row>
        <table:table-row table:style-name="ro1">
          <table:table-cell office:value-type="float" office:value="1574411566.42889" calcext:value-type="float">
            <text:p>1574411566.42889</text:p>
          </table:table-cell>
          <table:table-cell table:style-name="ce1" table:formula="of:=[.A294]-[.A$2]" office:value-type="float" office:value="35.3153367042542" calcext:value-type="float">
            <text:p>35.315</text:p>
          </table:table-cell>
          <table:table-cell office:value-type="float" office:value="11775.0584474886" calcext:value-type="float">
            <text:p>11775.1</text:p>
          </table:table-cell>
        </table:table-row>
        <table:table-row table:style-name="ro1">
          <table:table-cell office:value-type="float" office:value="1574411566.5322" calcext:value-type="float">
            <text:p>1574411566.5322</text:p>
          </table:table-cell>
          <table:table-cell table:style-name="ce1" table:formula="of:=[.A295]-[.A$2]" office:value-type="float" office:value="35.4186489582062" calcext:value-type="float">
            <text:p>35.419</text:p>
          </table:table-cell>
          <table:table-cell office:value-type="float" office:value="11618.1707762557" calcext:value-type="float">
            <text:p>11618.2</text:p>
          </table:table-cell>
        </table:table-row>
        <table:table-row table:style-name="ro1">
          <table:table-cell office:value-type="float" office:value="1574411566.6354" calcext:value-type="float">
            <text:p>1574411566.6354</text:p>
          </table:table-cell>
          <table:table-cell table:style-name="ce1" table:formula="of:=[.A296]-[.A$2]" office:value-type="float" office:value="35.5218503475189" calcext:value-type="float">
            <text:p>35.522</text:p>
          </table:table-cell>
          <table:table-cell office:value-type="float" office:value="11577.99543379" calcext:value-type="float">
            <text:p>11578.0</text:p>
          </table:table-cell>
        </table:table-row>
        <table:table-row table:style-name="ro1">
          <table:table-cell office:value-type="float" office:value="1574411566.73889" calcext:value-type="float">
            <text:p>1574411566.73889</text:p>
          </table:table-cell>
          <table:table-cell table:style-name="ce1" table:formula="of:=[.A297]-[.A$2]" office:value-type="float" office:value="35.6253316402435" calcext:value-type="float">
            <text:p>35.625</text:p>
          </table:table-cell>
          <table:table-cell office:value-type="float" office:value="11490.4666666667" calcext:value-type="float">
            <text:p>11490.5</text:p>
          </table:table-cell>
        </table:table-row>
        <table:table-row table:style-name="ro1">
          <table:table-cell office:value-type="float" office:value="1574411566.84225" calcext:value-type="float">
            <text:p>1574411566.84225</text:p>
          </table:table-cell>
          <table:table-cell table:style-name="ce1" table:formula="of:=[.A298]-[.A$2]" office:value-type="float" office:value="35.7286972999573" calcext:value-type="float">
            <text:p>35.729</text:p>
          </table:table-cell>
          <table:table-cell office:value-type="float" office:value="11426.702283105" calcext:value-type="float">
            <text:p>11426.7</text:p>
          </table:table-cell>
        </table:table-row>
        <table:table-row table:style-name="ro1">
          <table:table-cell office:value-type="float" office:value="1574411566.94542" calcext:value-type="float">
            <text:p>1574411566.94542</text:p>
          </table:table-cell>
          <table:table-cell table:style-name="ce1" table:formula="of:=[.A299]-[.A$2]" office:value-type="float" office:value="35.8318674564362" calcext:value-type="float">
            <text:p>35.832</text:p>
          </table:table-cell>
          <table:table-cell office:value-type="float" office:value="11285.9132420091" calcext:value-type="float">
            <text:p>11285.9</text:p>
          </table:table-cell>
        </table:table-row>
        <table:table-row table:style-name="ro1">
          <table:table-cell office:value-type="float" office:value="1574411567.11637" calcext:value-type="float">
            <text:p>1574411567.11637</text:p>
          </table:table-cell>
          <table:table-cell table:style-name="ce1" table:formula="of:=[.A300]-[.A$2]" office:value-type="float" office:value="36.0028145313263" calcext:value-type="float">
            <text:p>36.003</text:p>
          </table:table-cell>
          <table:table-cell office:value-type="float" office:value="11117.4557077626" calcext:value-type="float">
            <text:p>11117.5</text:p>
          </table:table-cell>
        </table:table-row>
        <table:table-row table:style-name="ro1">
          <table:table-cell office:value-type="float" office:value="1574411567.21963" calcext:value-type="float">
            <text:p>1574411567.21963</text:p>
          </table:table-cell>
          <table:table-cell table:style-name="ce1" table:formula="of:=[.A301]-[.A$2]" office:value-type="float" office:value="36.106071472168" calcext:value-type="float">
            <text:p>36.106</text:p>
          </table:table-cell>
          <table:table-cell office:value-type="float" office:value="11027.4337899543" calcext:value-type="float">
            <text:p>11027.4</text:p>
          </table:table-cell>
        </table:table-row>
        <table:table-row table:style-name="ro1">
          <table:table-cell office:value-type="float" office:value="1574411567.32318" calcext:value-type="float">
            <text:p>1574411567.32318</text:p>
          </table:table-cell>
          <table:table-cell table:style-name="ce1" table:formula="of:=[.A302]-[.A$2]" office:value-type="float" office:value="36.209627866745" calcext:value-type="float">
            <text:p>36.210</text:p>
          </table:table-cell>
          <table:table-cell office:value-type="float" office:value="10942.1872146119" calcext:value-type="float">
            <text:p>10942.2</text:p>
          </table:table-cell>
        </table:table-row>
        <table:table-row table:style-name="ro1">
          <table:table-cell office:value-type="float" office:value="1574411567.42646" calcext:value-type="float">
            <text:p>1574411567.42646</text:p>
          </table:table-cell>
          <table:table-cell table:style-name="ce1" table:formula="of:=[.A303]-[.A$2]" office:value-type="float" office:value="36.3129112720489" calcext:value-type="float">
            <text:p>36.313</text:p>
          </table:table-cell>
          <table:table-cell office:value-type="float" office:value="10849.3269406393" calcext:value-type="float">
            <text:p>10849.3</text:p>
          </table:table-cell>
        </table:table-row>
        <table:table-row table:style-name="ro1">
          <table:table-cell office:value-type="float" office:value="1574411567.52965" calcext:value-type="float">
            <text:p>1574411567.52965</text:p>
          </table:table-cell>
          <table:table-cell table:style-name="ce1" table:formula="of:=[.A304]-[.A$2]" office:value-type="float" office:value="36.4160921573639" calcext:value-type="float">
            <text:p>36.416</text:p>
          </table:table-cell>
          <table:table-cell office:value-type="float" office:value="10756.1789954338" calcext:value-type="float">
            <text:p>10756.2</text:p>
          </table:table-cell>
        </table:table-row>
        <table:table-row table:style-name="ro1">
          <table:table-cell office:value-type="float" office:value="1574411567.63296" calcext:value-type="float">
            <text:p>1574411567.63296</text:p>
          </table:table-cell>
          <table:table-cell table:style-name="ce1" table:formula="of:=[.A305]-[.A$2]" office:value-type="float" office:value="36.5194046497345" calcext:value-type="float">
            <text:p>36.519</text:p>
          </table:table-cell>
          <table:table-cell office:value-type="float" office:value="10636.2310502283" calcext:value-type="float">
            <text:p>10636.2</text:p>
          </table:table-cell>
        </table:table-row>
        <table:table-row table:style-name="ro1">
          <table:table-cell office:value-type="float" office:value="1574411568.04037" calcext:value-type="float">
            <text:p>1574411568.04037</text:p>
          </table:table-cell>
          <table:table-cell table:style-name="ce1" table:formula="of:=[.A306]-[.A$2]" office:value-type="float" office:value="36.9268131256104" calcext:value-type="float">
            <text:p>36.927</text:p>
          </table:table-cell>
          <table:table-cell office:value-type="float" office:value="4820.7105022831" calcext:value-type="float">
            <text:p>4820.7</text:p>
          </table:table-cell>
        </table:table-row>
        <table:table-row table:style-name="ro1">
          <table:table-cell office:value-type="float" office:value="1574411568.17879" calcext:value-type="float">
            <text:p>1574411568.17879</text:p>
          </table:table-cell>
          <table:table-cell table:style-name="ce1" table:formula="of:=[.A307]-[.A$2]" office:value-type="float" office:value="37.0652375221252" calcext:value-type="float">
            <text:p>37.065</text:p>
          </table:table-cell>
          <table:table-cell office:value-type="float" office:value="3796.42831050228" calcext:value-type="float">
            <text:p>3796.4</text:p>
          </table:table-cell>
        </table:table-row>
        <table:table-row table:style-name="ro1">
          <table:table-cell office:value-type="float" office:value="1574411568.28045" calcext:value-type="float">
            <text:p>1574411568.28045</text:p>
          </table:table-cell>
          <table:table-cell table:style-name="ce1" table:formula="of:=[.A308]-[.A$2]" office:value-type="float" office:value="37.1668925285339" calcext:value-type="float">
            <text:p>37.167</text:p>
          </table:table-cell>
          <table:table-cell office:value-type="float" office:value="3380.32420091324" calcext:value-type="float">
            <text:p>3380.3</text:p>
          </table:table-cell>
        </table:table-row>
        <table:table-row table:style-name="ro1">
          <table:table-cell office:value-type="float" office:value="1574411568.38221" calcext:value-type="float">
            <text:p>1574411568.38221</text:p>
          </table:table-cell>
          <table:table-cell table:style-name="ce1" table:formula="of:=[.A309]-[.A$2]" office:value-type="float" office:value="37.2686529159546" calcext:value-type="float">
            <text:p>37.269</text:p>
          </table:table-cell>
          <table:table-cell office:value-type="float" office:value="3278.11050228311" calcext:value-type="float">
            <text:p>3278.1</text:p>
          </table:table-cell>
        </table:table-row>
        <table:table-row table:style-name="ro1">
          <table:table-cell office:value-type="float" office:value="1574411568.48376" calcext:value-type="float">
            <text:p>1574411568.48376</text:p>
          </table:table-cell>
          <table:table-cell table:style-name="ce1" table:formula="of:=[.A310]-[.A$2]" office:value-type="float" office:value="37.3702049255371" calcext:value-type="float">
            <text:p>37.370</text:p>
          </table:table-cell>
          <table:table-cell office:value-type="float" office:value="3260.79269406393" calcext:value-type="float">
            <text:p>3260.8</text:p>
          </table:table-cell>
        </table:table-row>
        <table:table-row table:style-name="ro1">
          <table:table-cell office:value-type="float" office:value="1574411568.58583" calcext:value-type="float">
            <text:p>1574411568.58583</text:p>
          </table:table-cell>
          <table:table-cell table:style-name="ce1" table:formula="of:=[.A311]-[.A$2]" office:value-type="float" office:value="37.4722785949707" calcext:value-type="float">
            <text:p>37.472</text:p>
          </table:table-cell>
          <table:table-cell office:value-type="float" office:value="3257.04748858448" calcext:value-type="float">
            <text:p>3257.0</text:p>
          </table:table-cell>
        </table:table-row>
        <table:table-row table:style-name="ro1">
          <table:table-cell office:value-type="float" office:value="1574411568.68902" calcext:value-type="float">
            <text:p>1574411568.68902</text:p>
          </table:table-cell>
          <table:table-cell table:style-name="ce1" table:formula="of:=[.A312]-[.A$2]" office:value-type="float" office:value="37.5754673480988" calcext:value-type="float">
            <text:p>37.575</text:p>
          </table:table-cell>
          <table:table-cell office:value-type="float" office:value="3263.83652968037" calcext:value-type="float">
            <text:p>3263.8</text:p>
          </table:table-cell>
        </table:table-row>
        <table:table-row table:style-name="ro1">
          <table:table-cell office:value-type="float" office:value="1574411568.79232" calcext:value-type="float">
            <text:p>1574411568.79232</text:p>
          </table:table-cell>
          <table:table-cell table:style-name="ce1" table:formula="of:=[.A313]-[.A$2]" office:value-type="float" office:value="37.678768157959" calcext:value-type="float">
            <text:p>37.679</text:p>
          </table:table-cell>
          <table:table-cell office:value-type="float" office:value="3268.69680365297" calcext:value-type="float">
            <text:p>3268.7</text:p>
          </table:table-cell>
        </table:table-row>
        <table:table-row table:style-name="ro1">
          <table:table-cell office:value-type="float" office:value="1574411568.89546" calcext:value-type="float">
            <text:p>1574411568.89546</text:p>
          </table:table-cell>
          <table:table-cell table:style-name="ce1" table:formula="of:=[.A314]-[.A$2]" office:value-type="float" office:value="37.7819097042084" calcext:value-type="float">
            <text:p>37.782</text:p>
          </table:table-cell>
          <table:table-cell office:value-type="float" office:value="3256.73515981735" calcext:value-type="float">
            <text:p>3256.7</text:p>
          </table:table-cell>
        </table:table-row>
        <table:table-row table:style-name="ro1">
          <table:table-cell office:value-type="float" office:value="1574411568.99856" calcext:value-type="float">
            <text:p>1574411568.99856</text:p>
          </table:table-cell>
          <table:table-cell table:style-name="ce1" table:formula="of:=[.A315]-[.A$2]" office:value-type="float" office:value="37.8850085735321" calcext:value-type="float">
            <text:p>37.885</text:p>
          </table:table-cell>
          <table:table-cell office:value-type="float" office:value="3262.70502283105" calcext:value-type="float">
            <text:p>3262.7</text:p>
          </table:table-cell>
        </table:table-row>
        <table:table-row table:style-name="ro1">
          <table:table-cell office:value-type="float" office:value="1574411569.10185" calcext:value-type="float">
            <text:p>1574411569.10185</text:p>
          </table:table-cell>
          <table:table-cell table:style-name="ce1" table:formula="of:=[.A316]-[.A$2]" office:value-type="float" office:value="37.9883008003235" calcext:value-type="float">
            <text:p>37.988</text:p>
          </table:table-cell>
          <table:table-cell office:value-type="float" office:value="3268.15159817352" calcext:value-type="float">
            <text:p>3268.2</text:p>
          </table:table-cell>
        </table:table-row>
        <table:table-row table:style-name="ro1">
          <table:table-cell office:value-type="float" office:value="1574411569.27439" calcext:value-type="float">
            <text:p>1574411569.27439</text:p>
          </table:table-cell>
          <table:table-cell table:style-name="ce1" table:formula="of:=[.A317]-[.A$2]" office:value-type="float" office:value="38.160838842392" calcext:value-type="float">
            <text:p>38.161</text:p>
          </table:table-cell>
          <table:table-cell office:value-type="float" office:value="3244.41735159817" calcext:value-type="float">
            <text:p>3244.4</text:p>
          </table:table-cell>
        </table:table-row>
        <table:table-row table:style-name="ro1">
          <table:table-cell office:value-type="float" office:value="1574411569.3776" calcext:value-type="float">
            <text:p>1574411569.3776</text:p>
          </table:table-cell>
          <table:table-cell table:style-name="ce1" table:formula="of:=[.A318]-[.A$2]" office:value-type="float" office:value="38.2640416622162" calcext:value-type="float">
            <text:p>38.264</text:p>
          </table:table-cell>
          <table:table-cell office:value-type="float" office:value="3254.29680365297" calcext:value-type="float">
            <text:p>3254.3</text:p>
          </table:table-cell>
        </table:table-row>
        <table:table-row table:style-name="ro1">
          <table:table-cell office:value-type="float" office:value="1574411569.48094" calcext:value-type="float">
            <text:p>1574411569.48094</text:p>
          </table:table-cell>
          <table:table-cell table:style-name="ce1" table:formula="of:=[.A319]-[.A$2]" office:value-type="float" office:value="38.3673884868622" calcext:value-type="float">
            <text:p>38.367</text:p>
          </table:table-cell>
          <table:table-cell office:value-type="float" office:value="3275.10502283105" calcext:value-type="float">
            <text:p>3275.1</text:p>
          </table:table-cell>
        </table:table-row>
        <table:table-row table:style-name="ro1">
          <table:table-cell office:value-type="float" office:value="1574411569.58415" calcext:value-type="float">
            <text:p>1574411569.58415</text:p>
          </table:table-cell>
          <table:table-cell table:style-name="ce1" table:formula="of:=[.A320]-[.A$2]" office:value-type="float" office:value="38.4705975055695" calcext:value-type="float">
            <text:p>38.471</text:p>
          </table:table-cell>
          <table:table-cell office:value-type="float" office:value="3270.39817351598" calcext:value-type="float">
            <text:p>3270.4</text:p>
          </table:table-cell>
        </table:table-row>
        <table:table-row table:style-name="ro1">
          <table:table-cell office:value-type="float" office:value="1574411569.68731" calcext:value-type="float">
            <text:p>1574411569.68731</text:p>
          </table:table-cell>
          <table:table-cell table:style-name="ce1" table:formula="of:=[.A321]-[.A$2]" office:value-type="float" office:value="38.5737595558167" calcext:value-type="float">
            <text:p>38.574</text:p>
          </table:table-cell>
          <table:table-cell office:value-type="float" office:value="3273.39269406393" calcext:value-type="float">
            <text:p>3273.4</text:p>
          </table:table-cell>
        </table:table-row>
        <table:table-row table:style-name="ro1">
          <table:table-cell office:value-type="float" office:value="1574411569.79088" calcext:value-type="float">
            <text:p>1574411569.79088</text:p>
          </table:table-cell>
          <table:table-cell table:style-name="ce1" table:formula="of:=[.A322]-[.A$2]" office:value-type="float" office:value="38.6773273944855" calcext:value-type="float">
            <text:p>38.677</text:p>
          </table:table-cell>
          <table:table-cell office:value-type="float" office:value="3264.32146118721" calcext:value-type="float">
            <text:p>3264.3</text:p>
          </table:table-cell>
        </table:table-row>
        <table:table-row table:style-name="ro1">
          <table:table-cell office:value-type="float" office:value="1574411569.89412" calcext:value-type="float">
            <text:p>1574411569.89412</text:p>
          </table:table-cell>
          <table:table-cell table:style-name="ce1" table:formula="of:=[.A323]-[.A$2]" office:value-type="float" office:value="38.7805664539337" calcext:value-type="float">
            <text:p>38.781</text:p>
          </table:table-cell>
          <table:table-cell office:value-type="float" office:value="3259.05570776256" calcext:value-type="float">
            <text:p>3259.1</text:p>
          </table:table-cell>
        </table:table-row>
        <table:table-row table:style-name="ro1">
          <table:table-cell office:value-type="float" office:value="1574411569.99733" calcext:value-type="float">
            <text:p>1574411569.99733</text:p>
          </table:table-cell>
          <table:table-cell table:style-name="ce1" table:formula="of:=[.A324]-[.A$2]" office:value-type="float" office:value="38.8837802410126" calcext:value-type="float">
            <text:p>38.884</text:p>
          </table:table-cell>
          <table:table-cell office:value-type="float" office:value="3262.02831050228" calcext:value-type="float">
            <text:p>3262.0</text:p>
          </table:table-cell>
        </table:table-row>
        <table:table-row table:style-name="ro1">
          <table:table-cell office:value-type="float" office:value="1574411570.10059" calcext:value-type="float">
            <text:p>1574411570.10059</text:p>
          </table:table-cell>
          <table:table-cell table:style-name="ce1" table:formula="of:=[.A325]-[.A$2]" office:value-type="float" office:value="38.9870324134827" calcext:value-type="float">
            <text:p>38.987</text:p>
          </table:table-cell>
          <table:table-cell office:value-type="float" office:value="3261.0803652968" calcext:value-type="float">
            <text:p>3261.1</text:p>
          </table:table-cell>
        </table:table-row>
        <table:table-row table:style-name="ro1">
          <table:table-cell office:value-type="float" office:value="1574411570.20374" calcext:value-type="float">
            <text:p>1574411570.20374</text:p>
          </table:table-cell>
          <table:table-cell table:style-name="ce1" table:formula="of:=[.A326]-[.A$2]" office:value-type="float" office:value="39.090188741684" calcext:value-type="float">
            <text:p>39.090</text:p>
          </table:table-cell>
          <table:table-cell office:value-type="float" office:value="3268.66666666667" calcext:value-type="float">
            <text:p>3268.7</text:p>
          </table:table-cell>
        </table:table-row>
        <table:table-row table:style-name="ro1">
          <table:table-cell office:value-type="float" office:value="1574411570.37522" calcext:value-type="float">
            <text:p>1574411570.37522</text:p>
          </table:table-cell>
          <table:table-cell table:style-name="ce1" table:formula="of:=[.A327]-[.A$2]" office:value-type="float" office:value="39.2616629600525" calcext:value-type="float">
            <text:p>39.262</text:p>
          </table:table-cell>
          <table:table-cell office:value-type="float" office:value="3262.94885844749" calcext:value-type="float">
            <text:p>3262.9</text:p>
          </table:table-cell>
        </table:table-row>
        <table:table-row table:style-name="ro1">
          <table:table-cell office:value-type="float" office:value="1574411570.47841" calcext:value-type="float">
            <text:p>1574411570.47841</text:p>
          </table:table-cell>
          <table:table-cell table:style-name="ce1" table:formula="of:=[.A328]-[.A$2]" office:value-type="float" office:value="39.3648529052734" calcext:value-type="float">
            <text:p>39.365</text:p>
          </table:table-cell>
          <table:table-cell office:value-type="float" office:value="3260.11872146119" calcext:value-type="float">
            <text:p>3260.1</text:p>
          </table:table-cell>
        </table:table-row>
        <table:table-row table:style-name="ro1">
          <table:table-cell office:value-type="float" office:value="1574411570.58166" calcext:value-type="float">
            <text:p>1574411570.58166</text:p>
          </table:table-cell>
          <table:table-cell table:style-name="ce1" table:formula="of:=[.A329]-[.A$2]" office:value-type="float" office:value="39.4681084156036" calcext:value-type="float">
            <text:p>39.468</text:p>
          </table:table-cell>
          <table:table-cell office:value-type="float" office:value="3264.95433789954" calcext:value-type="float">
            <text:p>3265.0</text:p>
          </table:table-cell>
        </table:table-row>
        <table:table-row table:style-name="ro1">
          <table:table-cell office:value-type="float" office:value="1574411570.68482" calcext:value-type="float">
            <text:p>1574411570.68482</text:p>
          </table:table-cell>
          <table:table-cell table:style-name="ce1" table:formula="of:=[.A330]-[.A$2]" office:value-type="float" office:value="39.5712661743164" calcext:value-type="float">
            <text:p>39.571</text:p>
          </table:table-cell>
          <table:table-cell office:value-type="float" office:value="3268.38447488584" calcext:value-type="float">
            <text:p>3268.4</text:p>
          </table:table-cell>
        </table:table-row>
        <table:table-row table:style-name="ro1">
          <table:table-cell office:value-type="float" office:value="1574411570.78795" calcext:value-type="float">
            <text:p>1574411570.78795</text:p>
          </table:table-cell>
          <table:table-cell table:style-name="ce1" table:formula="of:=[.A331]-[.A$2]" office:value-type="float" office:value="39.6743996143341" calcext:value-type="float">
            <text:p>39.674</text:p>
          </table:table-cell>
          <table:table-cell office:value-type="float" office:value="3272.51050228311" calcext:value-type="float">
            <text:p>3272.5</text:p>
          </table:table-cell>
        </table:table-row>
        <table:table-row table:style-name="ro1">
          <table:table-cell office:value-type="float" office:value="1574411570.89127" calcext:value-type="float">
            <text:p>1574411570.89127</text:p>
          </table:table-cell>
          <table:table-cell table:style-name="ce1" table:formula="of:=[.A332]-[.A$2]" office:value-type="float" office:value="39.7777168750763" calcext:value-type="float">
            <text:p>39.778</text:p>
          </table:table-cell>
          <table:table-cell office:value-type="float" office:value="3267.21735159817" calcext:value-type="float">
            <text:p>3267.2</text:p>
          </table:table-cell>
        </table:table-row>
        <table:table-row table:style-name="ro1">
          <table:table-cell office:value-type="float" office:value="1574411570.99441" calcext:value-type="float">
            <text:p>1574411570.99441</text:p>
          </table:table-cell>
          <table:table-cell table:style-name="ce1" table:formula="of:=[.A333]-[.A$2]" office:value-type="float" office:value="39.8808546066284" calcext:value-type="float">
            <text:p>39.881</text:p>
          </table:table-cell>
          <table:table-cell office:value-type="float" office:value="3277.14337899543" calcext:value-type="float">
            <text:p>3277.1</text:p>
          </table:table-cell>
        </table:table-row>
        <table:table-row table:style-name="ro1">
          <table:table-cell office:value-type="float" office:value="1574411571.09751" calcext:value-type="float">
            <text:p>1574411571.09751</text:p>
          </table:table-cell>
          <table:table-cell table:style-name="ce1" table:formula="of:=[.A334]-[.A$2]" office:value-type="float" office:value="39.9839551448822" calcext:value-type="float">
            <text:p>39.984</text:p>
          </table:table-cell>
          <table:table-cell office:value-type="float" office:value="3263.91050228311" calcext:value-type="float">
            <text:p>3263.9</text:p>
          </table:table-cell>
        </table:table-row>
        <table:table-row table:style-name="ro1">
          <table:table-cell office:value-type="float" office:value="1574411571.20078" calcext:value-type="float">
            <text:p>1574411571.20078</text:p>
          </table:table-cell>
          <table:table-cell table:style-name="ce1" table:formula="of:=[.A335]-[.A$2]" office:value-type="float" office:value="40.0872213840485" calcext:value-type="float">
            <text:p>40.087</text:p>
          </table:table-cell>
          <table:table-cell office:value-type="float" office:value="3254.09406392694" calcext:value-type="float">
            <text:p>3254.1</text:p>
          </table:table-cell>
        </table:table-row>
        <table:table-row table:style-name="ro1">
          <table:table-cell office:value-type="float" office:value="1574411571.30424" calcext:value-type="float">
            <text:p>1574411571.30424</text:p>
          </table:table-cell>
          <table:table-cell table:style-name="ce1" table:formula="of:=[.A336]-[.A$2]" office:value-type="float" office:value="40.1906814575195" calcext:value-type="float">
            <text:p>40.191</text:p>
          </table:table-cell>
          <table:table-cell office:value-type="float" office:value="3259.13789954338" calcext:value-type="float">
            <text:p>3259.1</text:p>
          </table:table-cell>
        </table:table-row>
        <table:table-row table:style-name="ro1">
          <table:table-cell office:value-type="float" office:value="1574411571.47485" calcext:value-type="float">
            <text:p>1574411571.47485</text:p>
          </table:table-cell>
          <table:table-cell table:style-name="ce1" table:formula="of:=[.A337]-[.A$2]" office:value-type="float" office:value="40.3612921237946" calcext:value-type="float">
            <text:p>40.361</text:p>
          </table:table-cell>
          <table:table-cell office:value-type="float" office:value="3264.78721461187" calcext:value-type="float">
            <text:p>3264.8</text:p>
          </table:table-cell>
        </table:table-row>
        <table:table-row table:style-name="ro1">
          <table:table-cell office:value-type="float" office:value="1574411571.57811" calcext:value-type="float">
            <text:p>1574411571.57811</text:p>
          </table:table-cell>
          <table:table-cell table:style-name="ce1" table:formula="of:=[.A338]-[.A$2]" office:value-type="float" office:value="40.4645521640778" calcext:value-type="float">
            <text:p>40.465</text:p>
          </table:table-cell>
          <table:table-cell office:value-type="float" office:value="3262.69132420091" calcext:value-type="float">
            <text:p>3262.7</text:p>
          </table:table-cell>
        </table:table-row>
        <table:table-row table:style-name="ro1">
          <table:table-cell office:value-type="float" office:value="1574411571.68142" calcext:value-type="float">
            <text:p>1574411571.68142</text:p>
          </table:table-cell>
          <table:table-cell table:style-name="ce1" table:formula="of:=[.A339]-[.A$2]" office:value-type="float" office:value="40.5678646564484" calcext:value-type="float">
            <text:p>40.568</text:p>
          </table:table-cell>
          <table:table-cell office:value-type="float" office:value="3264.25570776256" calcext:value-type="float">
            <text:p>3264.3</text:p>
          </table:table-cell>
        </table:table-row>
        <table:table-row table:style-name="ro1">
          <table:table-cell office:value-type="float" office:value="1574411571.78455" calcext:value-type="float">
            <text:p>1574411571.78455</text:p>
          </table:table-cell>
          <table:table-cell table:style-name="ce1" table:formula="of:=[.A340]-[.A$2]" office:value-type="float" office:value="40.6710004806519" calcext:value-type="float">
            <text:p>40.671</text:p>
          </table:table-cell>
          <table:table-cell office:value-type="float" office:value="3258.80365296804" calcext:value-type="float">
            <text:p>3258.8</text:p>
          </table:table-cell>
        </table:table-row>
        <table:table-row table:style-name="ro1">
          <table:table-cell office:value-type="float" office:value="1574411571.88773" calcext:value-type="float">
            <text:p>1574411571.88773</text:p>
          </table:table-cell>
          <table:table-cell table:style-name="ce1" table:formula="of:=[.A341]-[.A$2]" office:value-type="float" office:value="40.7741808891296" calcext:value-type="float">
            <text:p>40.774</text:p>
          </table:table-cell>
          <table:table-cell office:value-type="float" office:value="3259.98721461187" calcext:value-type="float">
            <text:p>3260.0</text:p>
          </table:table-cell>
        </table:table-row>
        <table:table-row table:style-name="ro1">
          <table:table-cell office:value-type="float" office:value="1574411571.991" calcext:value-type="float">
            <text:p>1574411571.991</text:p>
          </table:table-cell>
          <table:table-cell table:style-name="ce1" table:formula="of:=[.A342]-[.A$2]" office:value-type="float" office:value="40.8774437904358" calcext:value-type="float">
            <text:p>40.877</text:p>
          </table:table-cell>
          <table:table-cell office:value-type="float" office:value="3258.03105022831" calcext:value-type="float">
            <text:p>3258.0</text:p>
          </table:table-cell>
        </table:table-row>
        <table:table-row table:style-name="ro1">
          <table:table-cell office:value-type="float" office:value="1574411572.3793" calcext:value-type="float">
            <text:p>1574411572.3793</text:p>
          </table:table-cell>
          <table:table-cell table:style-name="ce1" table:formula="of:=[.A343]-[.A$2]" office:value-type="float" office:value="41.2657437324524" calcext:value-type="float">
            <text:p>41.266</text:p>
          </table:table-cell>
          <table:table-cell office:value-type="float" office:value="3268.98447488584" calcext:value-type="float">
            <text:p>3269.0</text:p>
          </table:table-cell>
        </table:table-row>
        <table:table-row table:style-name="ro1">
          <table:table-cell office:value-type="float" office:value="1574411572.51741" calcext:value-type="float">
            <text:p>1574411572.51741</text:p>
          </table:table-cell>
          <table:table-cell table:style-name="ce1" table:formula="of:=[.A344]-[.A$2]" office:value-type="float" office:value="41.4038558006287" calcext:value-type="float">
            <text:p>41.404</text:p>
          </table:table-cell>
          <table:table-cell office:value-type="float" office:value="3246.85296803653" calcext:value-type="float">
            <text:p>3246.9</text:p>
          </table:table-cell>
        </table:table-row>
        <table:table-row table:style-name="ro1">
          <table:table-cell office:value-type="float" office:value="1574411572.61884" calcext:value-type="float">
            <text:p>1574411572.61884</text:p>
          </table:table-cell>
          <table:table-cell table:style-name="ce1" table:formula="of:=[.A345]-[.A$2]" office:value-type="float" office:value="41.5052857398987" calcext:value-type="float">
            <text:p>41.505</text:p>
          </table:table-cell>
          <table:table-cell office:value-type="float" office:value="3272.3598173516" calcext:value-type="float">
            <text:p>3272.4</text:p>
          </table:table-cell>
        </table:table-row>
        <table:table-row table:style-name="ro1">
          <table:table-cell office:value-type="float" office:value="1574411572.72026" calcext:value-type="float">
            <text:p>1574411572.72026</text:p>
          </table:table-cell>
          <table:table-cell table:style-name="ce1" table:formula="of:=[.A346]-[.A$2]" office:value-type="float" office:value="41.6067011356354" calcext:value-type="float">
            <text:p>41.607</text:p>
          </table:table-cell>
          <table:table-cell office:value-type="float" office:value="3190.08858447489" calcext:value-type="float">
            <text:p>3190.1</text:p>
          </table:table-cell>
        </table:table-row>
        <table:table-row table:style-name="ro1">
          <table:table-cell office:value-type="float" office:value="1574411572.82186" calcext:value-type="float">
            <text:p>1574411572.82186</text:p>
          </table:table-cell>
          <table:table-cell table:style-name="ce1" table:formula="of:=[.A347]-[.A$2]" office:value-type="float" office:value="41.7083044052124" calcext:value-type="float">
            <text:p>41.708</text:p>
          </table:table-cell>
          <table:table-cell office:value-type="float" office:value="3164.06666666667" calcext:value-type="float">
            <text:p>3164.1</text:p>
          </table:table-cell>
        </table:table-row>
        <table:table-row table:style-name="ro1">
          <table:table-cell office:value-type="float" office:value="1574411572.924" calcext:value-type="float">
            <text:p>1574411572.924</text:p>
          </table:table-cell>
          <table:table-cell table:style-name="ce1" table:formula="of:=[.A348]-[.A$2]" office:value-type="float" office:value="41.8104450702667" calcext:value-type="float">
            <text:p>41.810</text:p>
          </table:table-cell>
          <table:table-cell office:value-type="float" office:value="3219.28858447489" calcext:value-type="float">
            <text:p>3219.3</text:p>
          </table:table-cell>
        </table:table-row>
        <table:table-row table:style-name="ro1">
          <table:table-cell office:value-type="float" office:value="1574411573.02729" calcext:value-type="float">
            <text:p>1574411573.02729</text:p>
          </table:table-cell>
          <table:table-cell table:style-name="ce1" table:formula="of:=[.A349]-[.A$2]" office:value-type="float" office:value="41.9137351512909" calcext:value-type="float">
            <text:p>41.914</text:p>
          </table:table-cell>
          <table:table-cell office:value-type="float" office:value="3289.21735159817" calcext:value-type="float">
            <text:p>3289.2</text:p>
          </table:table-cell>
        </table:table-row>
        <table:table-row table:style-name="ro1">
          <table:table-cell office:value-type="float" office:value="1574411573.13046" calcext:value-type="float">
            <text:p>1574411573.13046</text:p>
          </table:table-cell>
          <table:table-cell table:style-name="ce1" table:formula="of:=[.A350]-[.A$2]" office:value-type="float" office:value="42.0169034004211" calcext:value-type="float">
            <text:p>42.017</text:p>
          </table:table-cell>
          <table:table-cell office:value-type="float" office:value="3235.02831050228" calcext:value-type="float">
            <text:p>3235.0</text:p>
          </table:table-cell>
        </table:table-row>
        <table:table-row table:style-name="ro1">
          <table:table-cell office:value-type="float" office:value="1574411573.23368" calcext:value-type="float">
            <text:p>1574411573.23368</text:p>
          </table:table-cell>
          <table:table-cell table:style-name="ce1" table:formula="of:=[.A351]-[.A$2]" office:value-type="float" office:value="42.1201250553131" calcext:value-type="float">
            <text:p>42.120</text:p>
          </table:table-cell>
          <table:table-cell office:value-type="float" office:value="3251.7899543379" calcext:value-type="float">
            <text:p>3251.8</text:p>
          </table:table-cell>
        </table:table-row>
        <table:table-row table:style-name="ro1">
          <table:table-cell office:value-type="float" office:value="1574411573.33684" calcext:value-type="float">
            <text:p>1574411573.33684</text:p>
          </table:table-cell>
          <table:table-cell table:style-name="ce1" table:formula="of:=[.A352]-[.A$2]" office:value-type="float" office:value="42.2232823371887" calcext:value-type="float">
            <text:p>42.223</text:p>
          </table:table-cell>
          <table:table-cell office:value-type="float" office:value="3216.84474885845" calcext:value-type="float">
            <text:p>3216.8</text:p>
          </table:table-cell>
        </table:table-row>
        <table:table-row table:style-name="ro1">
          <table:table-cell office:value-type="float" office:value="1574411573.44002" calcext:value-type="float">
            <text:p>1574411573.44002</text:p>
          </table:table-cell>
          <table:table-cell table:style-name="ce1" table:formula="of:=[.A353]-[.A$2]" office:value-type="float" office:value="42.3264656066895" calcext:value-type="float">
            <text:p>42.326</text:p>
          </table:table-cell>
          <table:table-cell office:value-type="float" office:value="3129.52694063927" calcext:value-type="float">
            <text:p>3129.5</text:p>
          </table:table-cell>
        </table:table-row>
        <table:table-row table:style-name="ro1">
          <table:table-cell office:value-type="float" office:value="1574411573.6114" calcext:value-type="float">
            <text:p>1574411573.6114</text:p>
          </table:table-cell>
          <table:table-cell table:style-name="ce1" table:formula="of:=[.A354]-[.A$2]" office:value-type="float" office:value="42.4978451728821" calcext:value-type="float">
            <text:p>42.498</text:p>
          </table:table-cell>
          <table:table-cell office:value-type="float" office:value="987.017351598173" calcext:value-type="float">
            <text:p>987.0</text:p>
          </table:table-cell>
        </table:table-row>
        <table:table-row table:style-name="ro1">
          <table:table-cell office:value-type="float" office:value="1574411573.7146" calcext:value-type="float">
            <text:p>1574411573.7146</text:p>
          </table:table-cell>
          <table:table-cell table:style-name="ce1" table:formula="of:=[.A355]-[.A$2]" office:value-type="float" office:value="42.6010463237762" calcext:value-type="float">
            <text:p>42.601</text:p>
          </table:table-cell>
          <table:table-cell office:value-type="float" office:value="83.5789954337898" calcext:value-type="float">
            <text:p>83.6</text:p>
          </table:table-cell>
        </table:table-row>
        <table:table-row table:style-name="ro1">
          <table:table-cell office:value-type="float" office:value="1574411573.81774" calcext:value-type="float">
            <text:p>1574411573.81774</text:p>
          </table:table-cell>
          <table:table-cell table:style-name="ce1" table:formula="of:=[.A356]-[.A$2]" office:value-type="float" office:value="42.7041840553284" calcext:value-type="float">
            <text:p>42.704</text:p>
          </table:table-cell>
          <table:table-cell office:value-type="float" office:value="8.33242009132407" calcext:value-type="float">
            <text:p>8.3</text:p>
          </table:table-cell>
        </table:table-row>
        <table:table-row table:style-name="ro1">
          <table:table-cell office:value-type="float" office:value="1574411573.92098" calcext:value-type="float">
            <text:p>1574411573.92098</text:p>
          </table:table-cell>
          <table:table-cell table:style-name="ce1" table:formula="of:=[.A357]-[.A$2]" office:value-type="float" office:value="42.8074221611023" calcext:value-type="float">
            <text:p>42.807</text:p>
          </table:table-cell>
          <table:table-cell office:value-type="float" office:value="8.69406392694051" calcext:value-type="float">
            <text:p>8.7</text:p>
          </table:table-cell>
        </table:table-row>
        <table:table-row table:style-name="ro1">
          <table:table-cell office:value-type="float" office:value="1574411574.02411" calcext:value-type="float">
            <text:p>1574411574.02411</text:p>
          </table:table-cell>
          <table:table-cell table:style-name="ce1" table:formula="of:=[.A358]-[.A$2]" office:value-type="float" office:value="42.9105603694916" calcext:value-type="float">
            <text:p>42.911</text:p>
          </table:table-cell>
          <table:table-cell office:value-type="float" office:value="8.64748858447475" calcext:value-type="float">
            <text:p>8.6</text:p>
          </table:table-cell>
        </table:table-row>
        <table:table-row table:style-name="ro1">
          <table:table-cell office:value-type="float" office:value="1574411574.12723" calcext:value-type="float">
            <text:p>1574411574.12723</text:p>
          </table:table-cell>
          <table:table-cell table:style-name="ce1" table:formula="of:=[.A359]-[.A$2]" office:value-type="float" office:value="43.0136754512787" calcext:value-type="float">
            <text:p>43.014</text:p>
          </table:table-cell>
          <table:table-cell office:value-type="float" office:value="8.33789954337886" calcext:value-type="float">
            <text:p>8.3</text:p>
          </table:table-cell>
        </table:table-row>
        <table:table-row table:style-name="ro1">
          <table:table-cell office:value-type="float" office:value="1574411574.23074" calcext:value-type="float">
            <text:p>1574411574.23074</text:p>
          </table:table-cell>
          <table:table-cell table:style-name="ce1" table:formula="of:=[.A360]-[.A$2]" office:value-type="float" office:value="43.1171848773956" calcext:value-type="float">
            <text:p>43.117</text:p>
          </table:table-cell>
          <table:table-cell office:value-type="float" office:value="8.42831050228297" calcext:value-type="float">
            <text:p>8.4</text:p>
          </table:table-cell>
        </table:table-row>
        <table:table-row table:style-name="ro1">
          <table:table-cell office:value-type="float" office:value="1574411574.33469" calcext:value-type="float">
            <text:p>1574411574.33469</text:p>
          </table:table-cell>
          <table:table-cell table:style-name="ce1" table:formula="of:=[.A361]-[.A$2]" office:value-type="float" office:value="43.2211315631866" calcext:value-type="float">
            <text:p>43.221</text:p>
          </table:table-cell>
          <table:table-cell office:value-type="float" office:value="6.67488584474873" calcext:value-type="float">
            <text:p>6.7</text:p>
          </table:table-cell>
        </table:table-row>
        <table:table-row table:style-name="ro1">
          <table:table-cell office:value-type="float" office:value="1574411574.43795" calcext:value-type="float">
            <text:p>1574411574.43795</text:p>
          </table:table-cell>
          <table:table-cell table:style-name="ce1" table:formula="of:=[.A362]-[.A$2]" office:value-type="float" office:value="43.3243942260742" calcext:value-type="float">
            <text:p>43.324</text:p>
          </table:table-cell>
          <table:table-cell office:value-type="float" office:value="5.72146118721448" calcext:value-type="float">
            <text:p>5.7</text:p>
          </table:table-cell>
        </table:table-row>
        <table:table-row table:style-name="ro1">
          <table:table-cell office:value-type="float" office:value="1574411574.54132" calcext:value-type="float">
            <text:p>1574411574.54132</text:p>
          </table:table-cell>
          <table:table-cell table:style-name="ce1" table:formula="of:=[.A363]-[.A$2]" office:value-type="float" office:value="43.4277698993683" calcext:value-type="float">
            <text:p>43.428</text:p>
          </table:table-cell>
          <table:table-cell office:value-type="float" office:value="5.92694063926927" calcext:value-type="float">
            <text:p>5.9</text:p>
          </table:table-cell>
        </table:table-row>
        <table:table-row table:style-name="ro1">
          <table:table-cell office:value-type="float" office:value="1574411574.71044" calcext:value-type="float">
            <text:p>1574411574.71044</text:p>
          </table:table-cell>
          <table:table-cell table:style-name="ce1" table:formula="of:=[.A364]-[.A$2]" office:value-type="float" office:value="43.5968887805939" calcext:value-type="float">
            <text:p>43.597</text:p>
          </table:table-cell>
          <table:table-cell office:value-type="float" office:value="7.9050228310501" calcext:value-type="float">
            <text:p>7.9</text:p>
          </table:table-cell>
        </table:table-row>
        <table:table-row table:style-name="ro1">
          <table:table-cell office:value-type="float" office:value="1574411574.81378" calcext:value-type="float">
            <text:p>1574411574.81378</text:p>
          </table:table-cell>
          <table:table-cell table:style-name="ce1" table:formula="of:=[.A365]-[.A$2]" office:value-type="float" office:value="43.7002234458923" calcext:value-type="float">
            <text:p>43.700</text:p>
          </table:table-cell>
          <table:table-cell office:value-type="float" office:value="7.33789954337886" calcext:value-type="float">
            <text:p>7.3</text:p>
          </table:table-cell>
        </table:table-row>
        <table:table-row table:style-name="ro1">
          <table:table-cell office:value-type="float" office:value="1574411574.91695" calcext:value-type="float">
            <text:p>1574411574.91695</text:p>
          </table:table-cell>
          <table:table-cell table:style-name="ce1" table:formula="of:=[.A366]-[.A$2]" office:value-type="float" office:value="43.8033919334412" calcext:value-type="float">
            <text:p>43.803</text:p>
          </table:table-cell>
          <table:table-cell office:value-type="float" office:value="6.18721461187201" calcext:value-type="float">
            <text:p>6.2</text:p>
          </table:table-cell>
        </table:table-row>
        <table:table-row table:style-name="ro1">
          <table:table-cell office:value-type="float" office:value="1574411575.02006" calcext:value-type="float">
            <text:p>1574411575.02006</text:p>
          </table:table-cell>
          <table:table-cell table:style-name="ce1" table:formula="of:=[.A367]-[.A$2]" office:value-type="float" office:value="43.9065027236939" calcext:value-type="float">
            <text:p>43.907</text:p>
          </table:table-cell>
          <table:table-cell office:value-type="float" office:value="6.31324200913229" calcext:value-type="float">
            <text:p>6.3</text:p>
          </table:table-cell>
        </table:table-row>
        <table:table-row table:style-name="ro1">
          <table:table-cell office:value-type="float" office:value="1574411575.12333" calcext:value-type="float">
            <text:p>1574411575.12333</text:p>
          </table:table-cell>
          <table:table-cell table:style-name="ce1" table:formula="of:=[.A368]-[.A$2]" office:value-type="float" office:value="44.0097713470459" calcext:value-type="float">
            <text:p>44.010</text:p>
          </table:table-cell>
          <table:table-cell office:value-type="float" office:value="6.81735159817338" calcext:value-type="float">
            <text:p>6.8</text:p>
          </table:table-cell>
        </table:table-row>
        <table:table-row table:style-name="ro1">
          <table:table-cell office:value-type="float" office:value="1574411575.22645" calcext:value-type="float">
            <text:p>1574411575.22645</text:p>
          </table:table-cell>
          <table:table-cell table:style-name="ce1" table:formula="of:=[.A369]-[.A$2]" office:value-type="float" office:value="44.112893819809" calcext:value-type="float">
            <text:p>44.113</text:p>
          </table:table-cell>
          <table:table-cell office:value-type="float" office:value="6.92694063926927" calcext:value-type="float">
            <text:p>6.9</text:p>
          </table:table-cell>
        </table:table-row>
        <table:table-row table:style-name="ro1">
          <table:table-cell office:value-type="float" office:value="1574411575.32961" calcext:value-type="float">
            <text:p>1574411575.32961</text:p>
          </table:table-cell>
          <table:table-cell table:style-name="ce1" table:formula="of:=[.A370]-[.A$2]" office:value-type="float" office:value="44.216055393219" calcext:value-type="float">
            <text:p>44.216</text:p>
          </table:table-cell>
          <table:table-cell office:value-type="float" office:value="7.18173515981722" calcext:value-type="float">
            <text:p>7.2</text:p>
          </table:table-cell>
        </table:table-row>
        <table:table-row table:style-name="ro1">
          <table:table-cell office:value-type="float" office:value="1574411575.43295" calcext:value-type="float">
            <text:p>1574411575.43295</text:p>
          </table:table-cell>
          <table:table-cell table:style-name="ce1" table:formula="of:=[.A371]-[.A$2]" office:value-type="float" office:value="44.3193929195404" calcext:value-type="float">
            <text:p>44.319</text:p>
          </table:table-cell>
          <table:table-cell office:value-type="float" office:value="6.94611872146106" calcext:value-type="float">
            <text:p>6.9</text:p>
          </table:table-cell>
        </table:table-row>
        <table:table-row table:style-name="ro1">
          <table:table-cell office:value-type="float" office:value="1574411575.53617" calcext:value-type="float">
            <text:p>1574411575.53617</text:p>
          </table:table-cell>
          <table:table-cell table:style-name="ce1" table:formula="of:=[.A372]-[.A$2]" office:value-type="float" office:value="44.4226124286652" calcext:value-type="float">
            <text:p>44.423</text:p>
          </table:table-cell>
          <table:table-cell office:value-type="float" office:value="5.99269406392681" calcext:value-type="float">
            <text:p>6.0</text:p>
          </table:table-cell>
        </table:table-row>
        <table:table-row table:style-name="ro1">
          <table:table-cell office:value-type="float" office:value="1574411575.63931" calcext:value-type="float">
            <text:p>1574411575.63931</text:p>
          </table:table-cell>
          <table:table-cell table:style-name="ce1" table:formula="of:=[.A373]-[.A$2]" office:value-type="float" office:value="44.5257523059845" calcext:value-type="float">
            <text:p>44.526</text:p>
          </table:table-cell>
          <table:table-cell office:value-type="float" office:value="6.18173515981722" calcext:value-type="float">
            <text:p>6.2</text:p>
          </table:table-cell>
        </table:table-row>
        <table:table-row table:style-name="ro1">
          <table:table-cell office:value-type="float" office:value="1574411575.80771" calcext:value-type="float">
            <text:p>1574411575.80771</text:p>
          </table:table-cell>
          <table:table-cell table:style-name="ce1" table:formula="of:=[.A374]-[.A$2]" office:value-type="float" office:value="44.6941559314728" calcext:value-type="float">
            <text:p>44.694</text:p>
          </table:table-cell>
          <table:table-cell office:value-type="float" office:value="6.62831050228297" calcext:value-type="float">
            <text:p>6.6</text:p>
          </table:table-cell>
        </table:table-row>
        <table:table-row table:style-name="ro1">
          <table:table-cell office:value-type="float" office:value="1574411575.91101" calcext:value-type="float">
            <text:p>1574411575.91101</text:p>
          </table:table-cell>
          <table:table-cell table:style-name="ce1" table:formula="of:=[.A375]-[.A$2]" office:value-type="float" office:value="44.797459602356" calcext:value-type="float">
            <text:p>44.797</text:p>
          </table:table-cell>
          <table:table-cell office:value-type="float" office:value="5.78721461187201" calcext:value-type="float">
            <text:p>5.8</text:p>
          </table:table-cell>
        </table:table-row>
        <table:table-row table:style-name="ro1">
          <table:table-cell office:value-type="float" office:value="1574411576.01423" calcext:value-type="float">
            <text:p>1574411576.01423</text:p>
          </table:table-cell>
          <table:table-cell table:style-name="ce1" table:formula="of:=[.A376]-[.A$2]" office:value-type="float" office:value="44.9006807804108" calcext:value-type="float">
            <text:p>44.901</text:p>
          </table:table-cell>
          <table:table-cell office:value-type="float" office:value="7.34885844748845" calcext:value-type="float">
            <text:p>7.3</text:p>
          </table:table-cell>
        </table:table-row>
        <table:table-row table:style-name="ro1">
          <table:table-cell office:value-type="float" office:value="1574411576.11736" calcext:value-type="float">
            <text:p>1574411576.11736</text:p>
          </table:table-cell>
          <table:table-cell table:style-name="ce1" table:formula="of:=[.A377]-[.A$2]" office:value-type="float" office:value="45.003809928894" calcext:value-type="float">
            <text:p>45.004</text:p>
          </table:table-cell>
          <table:table-cell office:value-type="float" office:value="7.26666666666653" calcext:value-type="float">
            <text:p>7.3</text:p>
          </table:table-cell>
        </table:table-row>
        <table:table-row table:style-name="ro1">
          <table:table-cell office:value-type="float" office:value="1574411576.22048" calcext:value-type="float">
            <text:p>1574411576.22048</text:p>
          </table:table-cell>
          <table:table-cell table:style-name="ce1" table:formula="of:=[.A378]-[.A$2]" office:value-type="float" office:value="45.106921672821" calcext:value-type="float">
            <text:p>45.107</text:p>
          </table:table-cell>
          <table:table-cell office:value-type="float" office:value="6.34885844748845" calcext:value-type="float">
            <text:p>6.3</text:p>
          </table:table-cell>
        </table:table-row>
        <table:table-row table:style-name="ro1">
          <table:table-cell office:value-type="float" office:value="1574411576.32374" calcext:value-type="float">
            <text:p>1574411576.32374</text:p>
          </table:table-cell>
          <table:table-cell table:style-name="ce1" table:formula="of:=[.A379]-[.A$2]" office:value-type="float" office:value="45.2101893424988" calcext:value-type="float">
            <text:p>45.210</text:p>
          </table:table-cell>
          <table:table-cell office:value-type="float" office:value="7.08858447488571" calcext:value-type="float">
            <text:p>7.1</text:p>
          </table:table-cell>
        </table:table-row>
        <table:table-row table:style-name="ro1">
          <table:table-cell office:value-type="float" office:value="1574411576.42715" calcext:value-type="float">
            <text:p>1574411576.42715</text:p>
          </table:table-cell>
          <table:table-cell table:style-name="ce1" table:formula="of:=[.A380]-[.A$2]" office:value-type="float" office:value="45.3135979175568" calcext:value-type="float">
            <text:p>45.314</text:p>
          </table:table-cell>
          <table:table-cell office:value-type="float" office:value="7.47214611872133" calcext:value-type="float">
            <text:p>7.5</text:p>
          </table:table-cell>
        </table:table-row>
        <table:table-row table:style-name="ro1">
          <table:table-cell office:value-type="float" office:value="1574411576.53043" calcext:value-type="float">
            <text:p>1574411576.53043</text:p>
          </table:table-cell>
          <table:table-cell table:style-name="ce1" table:formula="of:=[.A381]-[.A$2]" office:value-type="float" office:value="45.4168734550476" calcext:value-type="float">
            <text:p>45.417</text:p>
          </table:table-cell>
          <table:table-cell office:value-type="float" office:value="7.25022831050215" calcext:value-type="float">
            <text:p>7.3</text:p>
          </table:table-cell>
        </table:table-row>
        <table:table-row table:style-name="ro1">
          <table:table-cell office:value-type="float" office:value="1574411576.63374" calcext:value-type="float">
            <text:p>1574411576.63374</text:p>
          </table:table-cell>
          <table:table-cell table:style-name="ce1" table:formula="of:=[.A382]-[.A$2]" office:value-type="float" office:value="45.5201880931854" calcext:value-type="float">
            <text:p>45.520</text:p>
          </table:table-cell>
          <table:table-cell office:value-type="float" office:value="7.00913242009119" calcext:value-type="float">
            <text:p>7.0</text:p>
          </table:table-cell>
        </table:table-row>
        <table:table-row table:style-name="ro1">
          <table:table-cell office:value-type="float" office:value="1574411576.73691" calcext:value-type="float">
            <text:p>1574411576.73691</text:p>
          </table:table-cell>
          <table:table-cell table:style-name="ce1" table:formula="of:=[.A383]-[.A$2]" office:value-type="float" office:value="45.6233580112457" calcext:value-type="float">
            <text:p>45.623</text:p>
          </table:table-cell>
          <table:table-cell office:value-type="float" office:value="7.3050228310501" calcext:value-type="float">
            <text:p>7.3</text:p>
          </table:table-cell>
        </table:table-row>
        <table:table-row table:style-name="ro1">
          <table:table-cell office:value-type="float" office:value="1574411576.90515" calcext:value-type="float">
            <text:p>1574411576.90515</text:p>
          </table:table-cell>
          <table:table-cell table:style-name="ce1" table:formula="of:=[.A384]-[.A$2]" office:value-type="float" office:value="45.7915947437286" calcext:value-type="float">
            <text:p>45.792</text:p>
          </table:table-cell>
          <table:table-cell office:value-type="float" office:value="6.06392694063914" calcext:value-type="float">
            <text:p>6.1</text:p>
          </table:table-cell>
        </table:table-row>
        <table:table-row table:style-name="ro1">
          <table:table-cell office:value-type="float" office:value="1574411577.00836" calcext:value-type="float">
            <text:p>1574411577.00836</text:p>
          </table:table-cell>
          <table:table-cell table:style-name="ce1" table:formula="of:=[.A385]-[.A$2]" office:value-type="float" office:value="45.8948044776917" calcext:value-type="float">
            <text:p>45.895</text:p>
          </table:table-cell>
          <table:table-cell office:value-type="float" office:value="5.9050228310501" calcext:value-type="float">
            <text:p>5.9</text:p>
          </table:table-cell>
        </table:table-row>
        <table:table-row table:style-name="ro1">
          <table:table-cell office:value-type="float" office:value="1574411577.11159" calcext:value-type="float">
            <text:p>1574411577.11159</text:p>
          </table:table-cell>
          <table:table-cell table:style-name="ce1" table:formula="of:=[.A386]-[.A$2]" office:value-type="float" office:value="45.9980382919312" calcext:value-type="float">
            <text:p>45.998</text:p>
          </table:table-cell>
          <table:table-cell office:value-type="float" office:value="6.83378995433777" calcext:value-type="float">
            <text:p>6.8</text:p>
          </table:table-cell>
        </table:table-row>
        <table:table-row table:style-name="ro1">
          <table:table-cell office:value-type="float" office:value="1574411577.21475" calcext:value-type="float">
            <text:p>1574411577.21475</text:p>
          </table:table-cell>
          <table:table-cell table:style-name="ce1" table:formula="of:=[.A387]-[.A$2]" office:value-type="float" office:value="46.1011939048767" calcext:value-type="float">
            <text:p>46.101</text:p>
          </table:table-cell>
          <table:table-cell office:value-type="float" office:value="6.67488584474873" calcext:value-type="float">
            <text:p>6.7</text:p>
          </table:table-cell>
        </table:table-row>
        <table:table-row table:style-name="ro1">
          <table:table-cell office:value-type="float" office:value="1574411577.31819" calcext:value-type="float">
            <text:p>1574411577.31819</text:p>
          </table:table-cell>
          <table:table-cell table:style-name="ce1" table:formula="of:=[.A388]-[.A$2]" office:value-type="float" office:value="46.2046360969543" calcext:value-type="float">
            <text:p>46.205</text:p>
          </table:table-cell>
          <table:table-cell office:value-type="float" office:value="6.97077625570763" calcext:value-type="float">
            <text:p>7.0</text:p>
          </table:table-cell>
        </table:table-row>
        <table:table-row table:style-name="ro1">
          <table:table-cell office:value-type="float" office:value="1574411577.42158" calcext:value-type="float">
            <text:p>1574411577.42158</text:p>
          </table:table-cell>
          <table:table-cell table:style-name="ce1" table:formula="of:=[.A389]-[.A$2]" office:value-type="float" office:value="46.3080282211304" calcext:value-type="float">
            <text:p>46.308</text:p>
          </table:table-cell>
          <table:table-cell office:value-type="float" office:value="6.95707762557064" calcext:value-type="float">
            <text:p>7.0</text:p>
          </table:table-cell>
        </table:table-row>
        <table:table-row table:style-name="ro1">
          <table:table-cell office:value-type="float" office:value="1574411577.84728" calcext:value-type="float">
            <text:p>1574411577.84728</text:p>
          </table:table-cell>
          <table:table-cell table:style-name="ce1" table:formula="of:=[.A390]-[.A$2]" office:value-type="float" office:value="46.7337248325348" calcext:value-type="float">
            <text:p>46.734</text:p>
          </table:table-cell>
          <table:table-cell office:value-type="float" office:value="6.1022831050227" calcext:value-type="float">
            <text:p>6.1</text:p>
          </table:table-cell>
        </table:table-row>
        <table:table-row table:style-name="ro1">
          <table:table-cell office:value-type="float" office:value="1574411577.98441" calcext:value-type="float">
            <text:p>1574411577.98441</text:p>
          </table:table-cell>
          <table:table-cell table:style-name="ce1" table:formula="of:=[.A391]-[.A$2]" office:value-type="float" office:value="46.8708596229553" calcext:value-type="float">
            <text:p>46.871</text:p>
          </table:table-cell>
          <table:table-cell office:value-type="float" office:value="6.25296803652955" calcext:value-type="float">
            <text:p>6.3</text:p>
          </table:table-cell>
        </table:table-row>
        <table:table-row table:style-name="ro1">
          <table:table-cell office:value-type="float" office:value="1574411578.08584" calcext:value-type="float">
            <text:p>1574411578.08584</text:p>
          </table:table-cell>
          <table:table-cell table:style-name="ce1" table:formula="of:=[.A392]-[.A$2]" office:value-type="float" office:value="46.9722898006439" calcext:value-type="float">
            <text:p>46.972</text:p>
          </table:table-cell>
          <table:table-cell office:value-type="float" office:value="5.34885844748845" calcext:value-type="float">
            <text:p>5.3</text:p>
          </table:table-cell>
        </table:table-row>
        <table:table-row table:style-name="ro1">
          <table:table-cell office:value-type="float" office:value="1574411578.18725" calcext:value-type="float">
            <text:p>1574411578.18725</text:p>
          </table:table-cell>
          <table:table-cell table:style-name="ce1" table:formula="of:=[.A393]-[.A$2]" office:value-type="float" office:value="47.073698759079" calcext:value-type="float">
            <text:p>47.074</text:p>
          </table:table-cell>
          <table:table-cell office:value-type="float" office:value="6.96529680365284" calcext:value-type="float">
            <text:p>7.0</text:p>
          </table:table-cell>
        </table:table-row>
        <table:table-row table:style-name="ro1">
          <table:table-cell office:value-type="float" office:value="1574411578.28865" calcext:value-type="float">
            <text:p>1574411578.28865</text:p>
          </table:table-cell>
          <table:table-cell table:style-name="ce1" table:formula="of:=[.A394]-[.A$2]" office:value-type="float" office:value="47.1750962734222" calcext:value-type="float">
            <text:p>47.175</text:p>
          </table:table-cell>
          <table:table-cell office:value-type="float" office:value="7.12420091324188" calcext:value-type="float">
            <text:p>7.1</text:p>
          </table:table-cell>
        </table:table-row>
        <table:table-row table:style-name="ro1">
          <table:table-cell office:value-type="float" office:value="1574411578.39172" calcext:value-type="float">
            <text:p>1574411578.39172</text:p>
          </table:table-cell>
          <table:table-cell table:style-name="ce1" table:formula="of:=[.A395]-[.A$2]" office:value-type="float" office:value="47.2781615257263" calcext:value-type="float">
            <text:p>47.278</text:p>
          </table:table-cell>
          <table:table-cell office:value-type="float" office:value="6.6968036529679" calcext:value-type="float">
            <text:p>6.7</text:p>
          </table:table-cell>
        </table:table-row>
        <table:table-row table:style-name="ro1">
          <table:table-cell office:value-type="float" office:value="1574411578.49491" calcext:value-type="float">
            <text:p>1574411578.49491</text:p>
          </table:table-cell>
          <table:table-cell table:style-name="ce1" table:formula="of:=[.A396]-[.A$2]" office:value-type="float" office:value="47.3813598155975" calcext:value-type="float">
            <text:p>47.381</text:p>
          </table:table-cell>
          <table:table-cell office:value-type="float" office:value="6.96529680365284" calcext:value-type="float">
            <text:p>7.0</text:p>
          </table:table-cell>
        </table:table-row>
        <table:table-row table:style-name="ro1">
          <table:table-cell office:value-type="float" office:value="1574411578.59807" calcext:value-type="float">
            <text:p>1574411578.59807</text:p>
          </table:table-cell>
          <table:table-cell table:style-name="ce1" table:formula="of:=[.A397]-[.A$2]" office:value-type="float" office:value="47.484516620636" calcext:value-type="float">
            <text:p>47.485</text:p>
          </table:table-cell>
          <table:table-cell office:value-type="float" office:value="7.39543378995421" calcext:value-type="float">
            <text:p>7.4</text:p>
          </table:table-cell>
        </table:table-row>
        <table:table-row table:style-name="ro1">
          <table:table-cell office:value-type="float" office:value="1574411578.70128" calcext:value-type="float">
            <text:p>1574411578.70128</text:p>
          </table:table-cell>
          <table:table-cell table:style-name="ce1" table:formula="of:=[.A398]-[.A$2]" office:value-type="float" office:value="47.5877280235291" calcext:value-type="float">
            <text:p>47.588</text:p>
          </table:table-cell>
          <table:table-cell office:value-type="float" office:value="6.9050228310501" calcext:value-type="float">
            <text:p>6.9</text:p>
          </table:table-cell>
        </table:table-row>
        <table:table-row table:style-name="ro1">
          <table:table-cell office:value-type="float" office:value="1574411578.80472" calcext:value-type="float">
            <text:p>1574411578.80472</text:p>
          </table:table-cell>
          <table:table-cell table:style-name="ce1" table:formula="of:=[.A399]-[.A$2]" office:value-type="float" office:value="47.6911652088165" calcext:value-type="float">
            <text:p>47.691</text:p>
          </table:table-cell>
          <table:table-cell office:value-type="float" office:value="5.84474885844736" calcext:value-type="float">
            <text:p>5.8</text:p>
          </table:table-cell>
        </table:table-row>
        <table:table-row table:style-name="ro1">
          <table:table-cell office:value-type="float" office:value="1574411578.90797" calcext:value-type="float">
            <text:p>1574411578.90797</text:p>
          </table:table-cell>
          <table:table-cell table:style-name="ce1" table:formula="of:=[.A400]-[.A$2]" office:value-type="float" office:value="47.7944116592407" calcext:value-type="float">
            <text:p>47.794</text:p>
          </table:table-cell>
          <table:table-cell office:value-type="float" office:value="6.46940639269393" calcext:value-type="float">
            <text:p>6.5</text:p>
          </table:table-cell>
        </table:table-row>
        <table:table-row table:style-name="ro1">
          <table:table-cell office:value-type="float" office:value="1574411579.076" calcext:value-type="float">
            <text:p>1574411579.076</text:p>
          </table:table-cell>
          <table:table-cell table:style-name="ce1" table:formula="of:=[.A401]-[.A$2]" office:value-type="float" office:value="47.9624490737915" calcext:value-type="float">
            <text:p>47.962</text:p>
          </table:table-cell>
          <table:table-cell office:value-type="float" office:value="6.08858447488571" calcext:value-type="float">
            <text:p>6.1</text:p>
          </table:table-cell>
        </table:table-row>
        <table:table-row table:style-name="ro1">
          <table:table-cell office:value-type="float" office:value="1574411579.17924" calcext:value-type="float">
            <text:p>1574411579.17924</text:p>
          </table:table-cell>
          <table:table-cell table:style-name="ce1" table:formula="of:=[.A402]-[.A$2]" office:value-type="float" office:value="48.0656836032867" calcext:value-type="float">
            <text:p>48.066</text:p>
          </table:table-cell>
          <table:table-cell office:value-type="float" office:value="5.3981735159816" calcext:value-type="float">
            <text:p>5.4</text:p>
          </table:table-cell>
        </table:table-row>
        <table:table-row table:style-name="ro1">
          <table:table-cell office:value-type="float" office:value="1574411579.28246" calcext:value-type="float">
            <text:p>1574411579.28246</text:p>
          </table:table-cell>
          <table:table-cell table:style-name="ce1" table:formula="of:=[.A403]-[.A$2]" office:value-type="float" office:value="48.1689100265503" calcext:value-type="float">
            <text:p>48.169</text:p>
          </table:table-cell>
          <table:table-cell office:value-type="float" office:value="5.66392694063914" calcext:value-type="float">
            <text:p>5.7</text:p>
          </table:table-cell>
        </table:table-row>
        <table:table-row table:style-name="ro1">
          <table:table-cell office:value-type="float" office:value="1574411579.38567" calcext:value-type="float">
            <text:p>1574411579.38567</text:p>
          </table:table-cell>
          <table:table-cell table:style-name="ce1" table:formula="of:=[.A404]-[.A$2]" office:value-type="float" office:value="48.272114276886" calcext:value-type="float">
            <text:p>48.272</text:p>
          </table:table-cell>
          <table:table-cell office:value-type="float" office:value="5.72146118721448" calcext:value-type="float">
            <text:p>5.7</text:p>
          </table:table-cell>
        </table:table-row>
        <table:table-row table:style-name="ro1">
          <table:table-cell office:value-type="float" office:value="1574411579.48886" calcext:value-type="float">
            <text:p>1574411579.48886</text:p>
          </table:table-cell>
          <table:table-cell table:style-name="ce1" table:formula="of:=[.A405]-[.A$2]" office:value-type="float" office:value="48.3753020763397" calcext:value-type="float">
            <text:p>48.375</text:p>
          </table:table-cell>
          <table:table-cell office:value-type="float" office:value="6.91050228310489" calcext:value-type="float">
            <text:p>6.9</text:p>
          </table:table-cell>
        </table:table-row>
        <table:table-row table:style-name="ro1">
          <table:table-cell office:value-type="float" office:value="1574411579.59213" calcext:value-type="float">
            <text:p>1574411579.59213</text:p>
          </table:table-cell>
          <table:table-cell table:style-name="ce1" table:formula="of:=[.A406]-[.A$2]" office:value-type="float" office:value="48.4785723686218" calcext:value-type="float">
            <text:p>48.479</text:p>
          </table:table-cell>
          <table:table-cell office:value-type="float" office:value="7.32146118721448" calcext:value-type="float">
            <text:p>7.3</text:p>
          </table:table-cell>
        </table:table-row>
        <table:table-row table:style-name="ro1">
          <table:table-cell office:value-type="float" office:value="1574411579.69618" calcext:value-type="float">
            <text:p>1574411579.69618</text:p>
          </table:table-cell>
          <table:table-cell table:style-name="ce1" table:formula="of:=[.A407]-[.A$2]" office:value-type="float" office:value="48.5826268196106" calcext:value-type="float">
            <text:p>48.583</text:p>
          </table:table-cell>
          <table:table-cell office:value-type="float" office:value="6.47214611872133" calcext:value-type="float">
            <text:p>6.5</text:p>
          </table:table-cell>
        </table:table-row>
        <table:table-row table:style-name="ro1">
          <table:table-cell office:value-type="float" office:value="1574411579.79942" calcext:value-type="float">
            <text:p>1574411579.79942</text:p>
          </table:table-cell>
          <table:table-cell table:style-name="ce1" table:formula="of:=[.A408]-[.A$2]" office:value-type="float" office:value="48.6858680248261" calcext:value-type="float">
            <text:p>48.686</text:p>
          </table:table-cell>
          <table:table-cell office:value-type="float" office:value="6.67488584474873" calcext:value-type="float">
            <text:p>6.7</text:p>
          </table:table-cell>
        </table:table-row>
        <table:table-row table:style-name="ro1">
          <table:table-cell office:value-type="float" office:value="1574411579.90266" calcext:value-type="float">
            <text:p>1574411579.90266</text:p>
          </table:table-cell>
          <table:table-cell table:style-name="ce1" table:formula="of:=[.A409]-[.A$2]" office:value-type="float" office:value="48.7891042232513" calcext:value-type="float">
            <text:p>48.789</text:p>
          </table:table-cell>
          <table:table-cell office:value-type="float" office:value="4.98447488584462" calcext:value-type="float">
            <text:p>5.0</text:p>
          </table:table-cell>
        </table:table-row>
        <table:table-row table:style-name="ro1">
          <table:table-cell office:value-type="float" office:value="1574411580.00582" calcext:value-type="float">
            <text:p>1574411580.00582</text:p>
          </table:table-cell>
          <table:table-cell table:style-name="ce1" table:formula="of:=[.A410]-[.A$2]" office:value-type="float" office:value="48.892261505127" calcext:value-type="float">
            <text:p>48.892</text:p>
          </table:table-cell>
          <table:table-cell office:value-type="float" office:value="5.1050228310501" calcext:value-type="float">
            <text:p>5.1</text:p>
          </table:table-cell>
        </table:table-row>
        <table:table-row table:style-name="ro1">
          <table:table-cell office:value-type="float" office:value="1574411580.17434" calcext:value-type="float">
            <text:p>1574411580.17434</text:p>
          </table:table-cell>
          <table:table-cell table:style-name="ce1" table:formula="of:=[.A411]-[.A$2]" office:value-type="float" office:value="49.0607843399048" calcext:value-type="float">
            <text:p>49.061</text:p>
          </table:table-cell>
          <table:table-cell office:value-type="float" office:value="5.62009132420078" calcext:value-type="float">
            <text:p>5.6</text:p>
          </table:table-cell>
        </table:table-row>
        <table:table-row table:style-name="ro1">
          <table:table-cell office:value-type="float" office:value="1574411580.27778" calcext:value-type="float">
            <text:p>1574411580.27778</text:p>
          </table:table-cell>
          <table:table-cell table:style-name="ce1" table:formula="of:=[.A412]-[.A$2]" office:value-type="float" office:value="49.1642215251923" calcext:value-type="float">
            <text:p>49.164</text:p>
          </table:table-cell>
          <table:table-cell office:value-type="float" office:value="5.38721461187201" calcext:value-type="float">
            <text:p>5.4</text:p>
          </table:table-cell>
        </table:table-row>
        <table:table-row table:style-name="ro1" table:number-rows-repeated="10481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09:22:54.942695134</dc:date>
    <meta:editing-duration>PT35S</meta:editing-duration>
    <meta:editing-cycles>1</meta:editing-cycles>
    <meta:document-statistic meta:table-count="1" meta:cell-count="123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minimum="0" chart:maximum="5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-500" chart:maximum="16000" chart:origin="0" chart:interval-major="50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plus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96cm" svg:height="32.637cm" xlink:href=".." xlink:type="simple" chart:class="chart:scatter" chart:style-name="ch1">
        <chart:title svg:x="10.603cm" svg:y="0.788cm" chart:style-name="ch2">
          <text:p>2019-11-22 0.1 second samples</text:p>
        </chart:title>
        <chart:subtitle svg:x="11.992cm" svg:y="2.219cm" chart:style-name="ch3">
          <text:p>New pot, cup poured</text:p>
        </chart:subtitle>
        <chart:plot-area chart:style-name="ch4" table:cell-range-address="'2019-11-22_readings'.B2:'2019-11-22_readings'.C412" svg:x="0.553cm" svg:y="3.554cm" svg:width="26.59cm" svg:height="27.45cm">
          <chartooo:coordinate-region svg:x="1.465cm" svg:y="3.753cm" svg:width="25.226cm" svg:height="27.052cm"/>
          <chart:axis chart:dimension="x" chart:name="primary-x" chart:style-name="ch5">
            <chart:title svg:x="13.156cm" svg:y="31.656cm" chart:style-name="ch6">
              <text:p>Second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2019-11-22_readings'.C2:'2019-11-22_readings'.C412" chart:class="chart:scatter">
            <chart:domain table:cell-range-address="'2019-11-22_readings'.B2:'2019-11-22_readings'.B412"/>
            <chart:data-point chart:repeated="4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-11-22_readings'.B2:'2019-11-22_readings'.B412</svg:desc>
                </draw:g>
              </table:table-cell>
              <table:table-cell office:value-type="float" office:value="-0.768949771689631">
                <text:p>-0.768949771689631</text:p>
                <draw:g>
                  <svg:desc>'2019-11-22_readings'.C2:'2019-11-22_readings'.C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596117019653">
                <text:p>0.101596117019653</text:p>
              </table:table-cell>
              <table:table-cell office:value-type="float" office:value="0.0639269406391365">
                <text:p>0.063926940639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041315078735">
                <text:p>0.203041315078735</text:p>
              </table:table-cell>
              <table:table-cell office:value-type="float" office:value="-0.916894977169082">
                <text:p>-0.916894977169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458141326904">
                <text:p>0.304458141326904</text:p>
              </table:table-cell>
              <table:table-cell office:value-type="float" office:value="-2.09223744292251">
                <text:p>-2.0922374429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5914068222046">
                <text:p>0.405914068222046</text:p>
              </table:table-cell>
              <table:table-cell office:value-type="float" office:value="-0.999086757991">
                <text:p>-0.999086757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386445999146">
                <text:p>0.507386445999146</text:p>
              </table:table-cell>
              <table:table-cell office:value-type="float" office:value="0.31050228310489">
                <text:p>0.3105022831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776569366455">
                <text:p>0.608776569366455</text:p>
              </table:table-cell>
              <table:table-cell office:value-type="float" office:value="-0.955251141552644">
                <text:p>-0.955251141552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0184574127197">
                <text:p>0.710184574127197</text:p>
              </table:table-cell>
              <table:table-cell office:value-type="float" office:value="-1.75799086758004">
                <text:p>-1.7579908675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574935913086">
                <text:p>0.811574935913086</text:p>
              </table:table-cell>
              <table:table-cell office:value-type="float" office:value="-1.2018264840184">
                <text:p>-1.2018264840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4574384689331">
                <text:p>0.914574384689331</text:p>
              </table:table-cell>
              <table:table-cell office:value-type="float" office:value="-0.686757990867713">
                <text:p>-0.686757990867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627247810364">
                <text:p>1.08627247810364</text:p>
              </table:table-cell>
              <table:table-cell office:value-type="float" office:value="0.121461187214479">
                <text:p>0.121461187214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8982243537903">
                <text:p>1.18982243537903</text:p>
              </table:table-cell>
              <table:table-cell office:value-type="float" office:value="0.154337899543246">
                <text:p>0.15433789954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24698448181">
                <text:p>1.29324698448181</text:p>
              </table:table-cell>
              <table:table-cell office:value-type="float" office:value="1.07488584474873">
                <text:p>1.07488584474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48365974426">
                <text:p>1.39648365974426</text:p>
              </table:table-cell>
              <table:table-cell office:value-type="float" office:value="1.88310502283092">
                <text:p>1.88310502283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968600273132">
                <text:p>1.49968600273132</text:p>
              </table:table-cell>
              <table:table-cell office:value-type="float" office:value="1.07214611872133">
                <text:p>1.07214611872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287356376648">
                <text:p>1.60287356376648</text:p>
              </table:table-cell>
              <table:table-cell office:value-type="float" office:value="1.59269406392681">
                <text:p>1.592694063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605731010437">
                <text:p>1.70605731010437</text:p>
              </table:table-cell>
              <table:table-cell office:value-type="float" office:value="0.62009132420078">
                <text:p>0.6200913242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929493904114">
                <text:p>1.80929493904114</text:p>
              </table:table-cell>
              <table:table-cell office:value-type="float" office:value="0.806392694063794">
                <text:p>0.806392694063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1254544258118">
                <text:p>1.91254544258118</text:p>
              </table:table-cell>
              <table:table-cell office:value-type="float" office:value="0.918721461187082">
                <text:p>0.918721461187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1573514938354">
                <text:p>2.01573514938354</text:p>
              </table:table-cell>
              <table:table-cell office:value-type="float" office:value="1.0995433789953">
                <text:p>1.0995433789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071722984314">
                <text:p>2.18071722984314</text:p>
              </table:table-cell>
              <table:table-cell office:value-type="float" office:value="1.99269406392681">
                <text:p>1.99269406392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8395700454712">
                <text:p>2.28395700454712</text:p>
              </table:table-cell>
              <table:table-cell office:value-type="float" office:value="1.72694063926927">
                <text:p>1.72694063926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718724250793">
                <text:p>2.38718724250793</text:p>
              </table:table-cell>
              <table:table-cell office:value-type="float" office:value="1.26666666666653">
                <text:p>1.26666666666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034023284912">
                <text:p>2.49034023284912</text:p>
              </table:table-cell>
              <table:table-cell office:value-type="float" office:value="0.42009132420078">
                <text:p>0.4200913242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41596031189">
                <text:p>2.5941596031189</text:p>
              </table:table-cell>
              <table:table-cell office:value-type="float" office:value="0.17077625570763">
                <text:p>0.17077625570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9765162467957">
                <text:p>2.69765162467957</text:p>
              </table:table-cell>
              <table:table-cell office:value-type="float" office:value="599.57899543379">
                <text:p>599.57899543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569192886353">
                <text:p>3.08569192886353</text:p>
              </table:table-cell>
              <table:table-cell office:value-type="float" office:value="-0.0538812785389457">
                <text:p>-0.0538812785389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166538238525">
                <text:p>3.22166538238525</text:p>
              </table:table-cell>
              <table:table-cell office:value-type="float" office:value="-1.98538812785401">
                <text:p>-1.98538812785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2310485839844">
                <text:p>3.32310485839844</text:p>
              </table:table-cell>
              <table:table-cell office:value-type="float" office:value="-2.23470319634716">
                <text:p>-2.23470319634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2455673217773">
                <text:p>3.42455673217773</text:p>
              </table:table-cell>
              <table:table-cell office:value-type="float" office:value="-3.71141552511429">
                <text:p>-3.7114155251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259792804718">
                <text:p>3.5259792804718</text:p>
              </table:table-cell>
              <table:table-cell office:value-type="float" office:value="-3.73059360730607">
                <text:p>-3.73059360730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2819480895996">
                <text:p>3.62819480895996</text:p>
              </table:table-cell>
              <table:table-cell office:value-type="float" office:value="-2.11963470319648">
                <text:p>-2.11963470319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142337799072">
                <text:p>3.73142337799072</text:p>
              </table:table-cell>
              <table:table-cell office:value-type="float" office:value="-1.27579908675812">
                <text:p>-1.27579908675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3457517623901">
                <text:p>3.83457517623901</text:p>
              </table:table-cell>
              <table:table-cell office:value-type="float" office:value="-2.01004566210059">
                <text:p>-2.0100456621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3777751922607">
                <text:p>3.93777751922607</text:p>
              </table:table-cell>
              <table:table-cell office:value-type="float" office:value="-0.747031963470453">
                <text:p>-0.747031963470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409939289093">
                <text:p>4.0409939289093</text:p>
              </table:table-cell>
              <table:table-cell office:value-type="float" office:value="1.12694063926927">
                <text:p>1.12694063926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447832107544">
                <text:p>4.14447832107544</text:p>
              </table:table-cell>
              <table:table-cell office:value-type="float" office:value="-0.248401826484151">
                <text:p>-0.248401826484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1093001365662">
                <text:p>4.31093001365662</text:p>
              </table:table-cell>
              <table:table-cell office:value-type="float" office:value="1.86940639269393">
                <text:p>1.86940639269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1410803794861">
                <text:p>4.41410803794861</text:p>
              </table:table-cell>
              <table:table-cell office:value-type="float" office:value="0.431050228310369">
                <text:p>0.431050228310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1734685897827">
                <text:p>4.51734685897827</text:p>
              </table:table-cell>
              <table:table-cell office:value-type="float" office:value="2.31598173515968">
                <text:p>2.31598173515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2054038047791">
                <text:p>4.62054038047791</text:p>
              </table:table-cell>
              <table:table-cell office:value-type="float" office:value="1.33515981735147">
                <text:p>1.33515981735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7236852645874">
                <text:p>4.7236852645874</text:p>
              </table:table-cell>
              <table:table-cell office:value-type="float" office:value="0.861187214611739">
                <text:p>0.861187214611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82679533958435">
                <text:p>4.82679533958435</text:p>
              </table:table-cell>
              <table:table-cell office:value-type="float" office:value="0.200913242009">
                <text:p>0.200913242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3024802207947">
                <text:p>4.93024802207947</text:p>
              </table:table-cell>
              <table:table-cell office:value-type="float" office:value="0.718721461187082">
                <text:p>0.718721461187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3361392021179">
                <text:p>5.03361392021179</text:p>
              </table:table-cell>
              <table:table-cell office:value-type="float" office:value="0.776255707762424">
                <text:p>0.776255707762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13680934906006">
                <text:p>5.13680934906006</text:p>
              </table:table-cell>
              <table:table-cell office:value-type="float" office:value="0.789954337899411">
                <text:p>0.789954337899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400758266449">
                <text:p>5.2400758266449</text:p>
              </table:table-cell>
              <table:table-cell office:value-type="float" office:value="0.178995433789821">
                <text:p>0.178995433789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40672993659973">
                <text:p>5.40672993659973</text:p>
              </table:table-cell>
              <table:table-cell office:value-type="float" office:value="6.07488584474873">
                <text:p>6.07488584474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1002264022827">
                <text:p>5.51002264022827</text:p>
              </table:table-cell>
              <table:table-cell office:value-type="float" office:value="190.792694063927">
                <text:p>190.79269406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1341285705566">
                <text:p>5.61341285705566</text:p>
              </table:table-cell>
              <table:table-cell office:value-type="float" office:value="227.159817351598">
                <text:p>227.159817351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1665549278259">
                <text:p>5.71665549278259</text:p>
              </table:table-cell>
              <table:table-cell office:value-type="float" office:value="434.403652968036">
                <text:p>434.403652968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1985664367676">
                <text:p>5.81985664367676</text:p>
              </table:table-cell>
              <table:table-cell office:value-type="float" office:value="1399.98173515982">
                <text:p>1399.98173515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92303204536438">
                <text:p>5.92303204536438</text:p>
              </table:table-cell>
              <table:table-cell office:value-type="float" office:value="2485.45844748858">
                <text:p>2485.45844748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2614092826843">
                <text:p>6.02614092826843</text:p>
              </table:table-cell>
              <table:table-cell office:value-type="float" office:value="3071.20639269406">
                <text:p>3071.2063926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2942981719971">
                <text:p>6.12942981719971</text:p>
              </table:table-cell>
              <table:table-cell office:value-type="float" office:value="3387.26940639269">
                <text:p>3387.26940639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3703665733337">
                <text:p>6.53703665733337</text:p>
              </table:table-cell>
              <table:table-cell office:value-type="float" office:value="3437.5598173516">
                <text:p>3437.5598173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7486929893494">
                <text:p>6.67486929893494</text:p>
              </table:table-cell>
              <table:table-cell office:value-type="float" office:value="3410.16803652968">
                <text:p>3410.16803652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7634239196777">
                <text:p>6.77634239196777</text:p>
              </table:table-cell>
              <table:table-cell office:value-type="float" office:value="3423.41461187215">
                <text:p>3423.41461187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7779593467712">
                <text:p>6.87779593467712</text:p>
              </table:table-cell>
              <table:table-cell office:value-type="float" office:value="3410.17899543379">
                <text:p>3410.17899543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7919178009033">
                <text:p>6.97919178009033</text:p>
              </table:table-cell>
              <table:table-cell office:value-type="float" office:value="3414.88858447489">
                <text:p>3414.88858447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8223414421082">
                <text:p>7.08223414421082</text:p>
              </table:table-cell>
              <table:table-cell office:value-type="float" office:value="3413.22557077626">
                <text:p>3413.22557077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8566751480103">
                <text:p>7.18566751480103</text:p>
              </table:table-cell>
              <table:table-cell office:value-type="float" office:value="3403.72420091324">
                <text:p>3403.7242009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8901624679565">
                <text:p>7.28901624679565</text:p>
              </table:table-cell>
              <table:table-cell office:value-type="float" office:value="3400.77077625571">
                <text:p>3400.77077625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9222550392151">
                <text:p>7.39222550392151</text:p>
              </table:table-cell>
              <table:table-cell office:value-type="float" office:value="3425.12420091324">
                <text:p>3425.12420091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9539875984192">
                <text:p>7.49539875984192</text:p>
              </table:table-cell>
              <table:table-cell office:value-type="float" office:value="3417.50228310502">
                <text:p>3417.50228310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9862041473389">
                <text:p>7.59862041473389</text:p>
              </table:table-cell>
              <table:table-cell office:value-type="float" office:value="3445.18173515982">
                <text:p>3445.18173515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9928331375122">
                <text:p>7.99928331375122</text:p>
              </table:table-cell>
              <table:table-cell office:value-type="float" office:value="3444.46118721461">
                <text:p>3444.46118721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007661819458">
                <text:p>8.1007661819458</text:p>
              </table:table-cell>
              <table:table-cell office:value-type="float" office:value="3377.95159817352">
                <text:p>3377.95159817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20223307609558">
                <text:p>8.20223307609558</text:p>
              </table:table-cell>
              <table:table-cell office:value-type="float" office:value="3376.57899543379">
                <text:p>3376.57899543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036732673645">
                <text:p>8.3036732673645</text:p>
              </table:table-cell>
              <table:table-cell office:value-type="float" office:value="3438.36803652968">
                <text:p>3438.36803652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0508031845093">
                <text:p>8.40508031845093</text:p>
              </table:table-cell>
              <table:table-cell office:value-type="float" office:value="3415.32146118721">
                <text:p>3415.32146118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0678396224976">
                <text:p>8.50678396224976</text:p>
              </table:table-cell>
              <table:table-cell office:value-type="float" office:value="3433.76255707763">
                <text:p>3433.7625570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1003923416138">
                <text:p>8.61003923416138</text:p>
              </table:table-cell>
              <table:table-cell office:value-type="float" office:value="3402.59269406393">
                <text:p>3402.59269406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8009533882141">
                <text:p>8.78009533882141</text:p>
              </table:table-cell>
              <table:table-cell office:value-type="float" office:value="3417.38447488584">
                <text:p>3417.38447488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331151008606">
                <text:p>8.88331151008606</text:p>
              </table:table-cell>
              <table:table-cell office:value-type="float" office:value="3388.09680365297">
                <text:p>3388.09680365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8649168014526">
                <text:p>8.98649168014526</text:p>
              </table:table-cell>
              <table:table-cell office:value-type="float" office:value="3430.41735159817">
                <text:p>3430.41735159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08969879150391">
                <text:p>9.08969879150391</text:p>
              </table:table-cell>
              <table:table-cell office:value-type="float" office:value="3462.04200913242">
                <text:p>3462.04200913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9290208816528">
                <text:p>9.19290208816528</text:p>
              </table:table-cell>
              <table:table-cell office:value-type="float" office:value="3377.04748858447">
                <text:p>3377.04748858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9609203338623">
                <text:p>9.29609203338623</text:p>
              </table:table-cell>
              <table:table-cell office:value-type="float" office:value="3385.49680365297">
                <text:p>3385.49680365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993456363678">
                <text:p>9.3993456363678</text:p>
              </table:table-cell>
              <table:table-cell office:value-type="float" office:value="3411.19269406393">
                <text:p>3411.19269406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0251698493958">
                <text:p>9.50251698493958</text:p>
              </table:table-cell>
              <table:table-cell office:value-type="float" office:value="3416.66118721461">
                <text:p>3416.66118721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056501865387">
                <text:p>9.6056501865387</text:p>
              </table:table-cell>
              <table:table-cell office:value-type="float" office:value="3421.09406392694">
                <text:p>3421.09406392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0894813537598">
                <text:p>9.70894813537598</text:p>
              </table:table-cell>
              <table:table-cell office:value-type="float" office:value="3405.90502283105">
                <text:p>3405.9050228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7800598144531">
                <text:p>9.87800598144531</text:p>
              </table:table-cell>
              <table:table-cell office:value-type="float" office:value="3413.04474885845">
                <text:p>3413.04474885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8127794265747">
                <text:p>9.98127794265747</text:p>
              </table:table-cell>
              <table:table-cell office:value-type="float" office:value="3419.35707762557">
                <text:p>3419.35707762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845098495483">
                <text:p>10.0845098495483</text:p>
              </table:table-cell>
              <table:table-cell office:value-type="float" office:value="3424.53789954338">
                <text:p>3424.53789954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880569458008">
                <text:p>10.1880569458008</text:p>
              </table:table-cell>
              <table:table-cell office:value-type="float" office:value="3416.13789954338">
                <text:p>3416.13789954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2913303375244">
                <text:p>10.2913303375244</text:p>
              </table:table-cell>
              <table:table-cell office:value-type="float" office:value="3399.13515981735">
                <text:p>3399.13515981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945634365082">
                <text:p>10.3945634365082</text:p>
              </table:table-cell>
              <table:table-cell office:value-type="float" office:value="3405.96529680365">
                <text:p>3405.96529680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978082180023">
                <text:p>10.4978082180023</text:p>
              </table:table-cell>
              <table:table-cell office:value-type="float" office:value="3417.72694063927">
                <text:p>3417.72694063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009035110474">
                <text:p>10.6009035110474</text:p>
              </table:table-cell>
              <table:table-cell office:value-type="float" office:value="3402.97899543379">
                <text:p>3402.97899543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7040748596191">
                <text:p>10.7040748596191</text:p>
              </table:table-cell>
              <table:table-cell office:value-type="float" office:value="3389.59269406393">
                <text:p>3389.5926940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8073077201843">
                <text:p>10.8073077201843</text:p>
              </table:table-cell>
              <table:table-cell office:value-type="float" office:value="3419.98721461187">
                <text:p>3419.98721461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415552854538">
                <text:p>11.415552854538</text:p>
              </table:table-cell>
              <table:table-cell office:value-type="float" office:value="2728.76255707763">
                <text:p>2728.7625570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188863277435">
                <text:p>11.5188863277435</text:p>
              </table:table-cell>
              <table:table-cell office:value-type="float" office:value="1281.60365296804">
                <text:p>1281.60365296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622287273407">
                <text:p>11.622287273407</text:p>
              </table:table-cell>
              <table:table-cell office:value-type="float" office:value="99.04200913242">
                <text:p>99.04200913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255227565765">
                <text:p>11.7255227565765</text:p>
              </table:table-cell>
              <table:table-cell office:value-type="float" office:value="-17.3689497716896">
                <text:p>-17.3689497716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8288397789001">
                <text:p>11.8288397789001</text:p>
              </table:table-cell>
              <table:table-cell office:value-type="float" office:value="-16.5689497716896">
                <text:p>-16.568949771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9955976009369">
                <text:p>11.9955976009369</text:p>
              </table:table-cell>
              <table:table-cell office:value-type="float" office:value="-15.4045662100458">
                <text:p>-15.4045662100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989053249359">
                <text:p>12.0989053249359</text:p>
              </table:table-cell>
              <table:table-cell office:value-type="float" office:value="-13.7689497716896">
                <text:p>-13.7689497716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020936012268">
                <text:p>12.2020936012268</text:p>
              </table:table-cell>
              <table:table-cell office:value-type="float" office:value="-11.0812785388129">
                <text:p>-11.0812785388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052554130554">
                <text:p>12.3052554130554</text:p>
              </table:table-cell>
              <table:table-cell office:value-type="float" office:value="-12.6429223744294">
                <text:p>-12.6429223744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4085500240326">
                <text:p>12.4085500240326</text:p>
              </table:table-cell>
              <table:table-cell office:value-type="float" office:value="-12.8073059360732">
                <text:p>-12.8073059360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5117390155792">
                <text:p>12.5117390155792</text:p>
              </table:table-cell>
              <table:table-cell office:value-type="float" office:value="-11.2374429223746">
                <text:p>-11.2374429223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148567199707">
                <text:p>12.6148567199707</text:p>
              </table:table-cell>
              <table:table-cell office:value-type="float" office:value="-9.13333333333347">
                <text:p>-9.1333333333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181046009064">
                <text:p>12.7181046009064</text:p>
              </table:table-cell>
              <table:table-cell office:value-type="float" office:value="-9.00730593607319">
                <text:p>-9.00730593607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8212382793427">
                <text:p>12.8212382793427</text:p>
              </table:table-cell>
              <table:table-cell office:value-type="float" office:value="-9.07031963470333">
                <text:p>-9.0703196347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4334526062">
                <text:p>12.924334526062</text:p>
              </table:table-cell>
              <table:table-cell office:value-type="float" office:value="-12.1360730593609">
                <text:p>-12.1360730593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0907332897186">
                <text:p>13.0907332897186</text:p>
              </table:table-cell>
              <table:table-cell office:value-type="float" office:value="-9.84566210045675">
                <text:p>-9.84566210045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942336559296">
                <text:p>13.1942336559296</text:p>
              </table:table-cell>
              <table:table-cell office:value-type="float" office:value="-9.86757990867593">
                <text:p>-9.86757990867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975833415985">
                <text:p>13.2975833415985</text:p>
              </table:table-cell>
              <table:table-cell office:value-type="float" office:value="-9.43470319634717">
                <text:p>-9.434703196347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4007894992828">
                <text:p>13.4007894992828</text:p>
              </table:table-cell>
              <table:table-cell office:value-type="float" office:value="-9.08401826484032">
                <text:p>-9.0840182648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5039665699005">
                <text:p>13.5039665699005</text:p>
              </table:table-cell>
              <table:table-cell office:value-type="float" office:value="-9.27853881278552">
                <text:p>-9.27853881278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071860790253">
                <text:p>13.6071860790253</text:p>
              </table:table-cell>
              <table:table-cell office:value-type="float" office:value="-7.52785388127867">
                <text:p>-7.52785388127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7103569507599">
                <text:p>13.7103569507599</text:p>
              </table:table-cell>
              <table:table-cell office:value-type="float" office:value="-8.41004566210059">
                <text:p>-8.41004566210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13551902771">
                <text:p>13.813551902771</text:p>
              </table:table-cell>
              <table:table-cell office:value-type="float" office:value="-10.1497716894979">
                <text:p>-10.1497716894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166853427887">
                <text:p>13.9166853427887</text:p>
              </table:table-cell>
              <table:table-cell office:value-type="float" office:value="-9.92237442922388">
                <text:p>-9.92237442922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204029083252">
                <text:p>14.0204029083252</text:p>
              </table:table-cell>
              <table:table-cell office:value-type="float" office:value="-8.83744292237456">
                <text:p>-8.83744292237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87159538269">
                <text:p>14.187159538269</text:p>
              </table:table-cell>
              <table:table-cell office:value-type="float" office:value="-9.75251141552525">
                <text:p>-9.75251141552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904198169708">
                <text:p>14.2904198169708</text:p>
              </table:table-cell>
              <table:table-cell office:value-type="float" office:value="-9.36894977168963">
                <text:p>-9.36894977168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935751914978">
                <text:p>14.3935751914978</text:p>
              </table:table-cell>
              <table:table-cell office:value-type="float" office:value="-8.12511415525128">
                <text:p>-8.12511415525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967286586761">
                <text:p>14.4967286586761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600240945816">
                <text:p>14.600240945816</text:p>
              </table:table-cell>
              <table:table-cell office:value-type="float" office:value="-6.41552511415538">
                <text:p>-6.41552511415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7035319805145">
                <text:p>14.7035319805145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067021369934">
                <text:p>14.8067021369934</text:p>
              </table:table-cell>
              <table:table-cell office:value-type="float" office:value="-6.66757990867593">
                <text:p>-6.667579908675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9099793434143">
                <text:p>14.9099793434143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0131320953369">
                <text:p>15.0131320953369</text:p>
              </table:table-cell>
              <table:table-cell office:value-type="float" office:value="-8.09223744292251">
                <text:p>-8.09223744292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116268157959">
                <text:p>15.116268157959</text:p>
              </table:table-cell>
              <table:table-cell office:value-type="float" office:value="-7.76073059360744">
                <text:p>-7.76073059360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2823255062103">
                <text:p>15.2823255062103</text:p>
              </table:table-cell>
              <table:table-cell office:value-type="float" office:value="-8.9031963470321">
                <text:p>-8.90319634703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38547706604">
                <text:p>15.38547706604</text:p>
              </table:table-cell>
              <table:table-cell office:value-type="float" office:value="-7.74155251141566">
                <text:p>-7.74155251141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4887282848358">
                <text:p>15.4887282848358</text:p>
              </table:table-cell>
              <table:table-cell office:value-type="float" office:value="-6.56894977168963">
                <text:p>-6.5689497716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5918889045715">
                <text:p>15.5918889045715</text:p>
              </table:table-cell>
              <table:table-cell office:value-type="float" office:value="-6.2018264840184">
                <text:p>-6.2018264840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6949923038483">
                <text:p>15.6949923038483</text:p>
              </table:table-cell>
              <table:table-cell office:value-type="float" office:value="-6.65936073059374">
                <text:p>-6.65936073059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798278093338">
                <text:p>15.798278093338</text:p>
              </table:table-cell>
              <table:table-cell office:value-type="float" office:value="-6.84292237442936">
                <text:p>-6.84292237442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9014475345612">
                <text:p>15.9014475345612</text:p>
              </table:table-cell>
              <table:table-cell office:value-type="float" office:value="-6.09223744292251">
                <text:p>-6.0922374429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0045781135559">
                <text:p>16.0045781135559</text:p>
              </table:table-cell>
              <table:table-cell office:value-type="float" office:value="-6.72237442922388">
                <text:p>-6.72237442922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1081471443176">
                <text:p>16.1081471443176</text:p>
              </table:table-cell>
              <table:table-cell office:value-type="float" office:value="-7.78538812785401">
                <text:p>-7.785388127854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113695144653">
                <text:p>16.2113695144653</text:p>
              </table:table-cell>
              <table:table-cell office:value-type="float" office:value="-8.16347031963484">
                <text:p>-8.16347031963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379221200943">
                <text:p>16.379221200943</text:p>
              </table:table-cell>
              <table:table-cell office:value-type="float" office:value="-6.91963470319648">
                <text:p>-6.91963470319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4824619293213">
                <text:p>16.4824619293213</text:p>
              </table:table-cell>
              <table:table-cell office:value-type="float" office:value="-6.90867579908689">
                <text:p>-6.9086757990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5856323242188">
                <text:p>16.5856323242188</text:p>
              </table:table-cell>
              <table:table-cell office:value-type="float" office:value="-5.71415525114169">
                <text:p>-5.71415525114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6889786720276">
                <text:p>16.6889786720276</text:p>
              </table:table-cell>
              <table:table-cell office:value-type="float" office:value="-6.37168949771703">
                <text:p>-6.37168949771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7921569347382">
                <text:p>16.7921569347382</text:p>
              </table:table-cell>
              <table:table-cell office:value-type="float" office:value="-8.33881278538826">
                <text:p>-8.33881278538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8952701091766">
                <text:p>16.8952701091766</text:p>
              </table:table-cell>
              <table:table-cell office:value-type="float" office:value="-7.03196347031977">
                <text:p>-7.03196347031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9985361099243">
                <text:p>16.9985361099243</text:p>
              </table:table-cell>
              <table:table-cell office:value-type="float" office:value="-6.83196347031977">
                <text:p>-6.83196347031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1016867160797">
                <text:p>17.1016867160797</text:p>
              </table:table-cell>
              <table:table-cell office:value-type="float" office:value="-6.34429223744306">
                <text:p>-6.34429223744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2047870159149">
                <text:p>17.2047870159149</text:p>
              </table:table-cell>
              <table:table-cell office:value-type="float" office:value="-5.93333333333347">
                <text:p>-5.93333333333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3080914020538">
                <text:p>17.3080914020538</text:p>
              </table:table-cell>
              <table:table-cell office:value-type="float" office:value="-6.33607305936086">
                <text:p>-6.3360730593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4748427867889">
                <text:p>17.4748427867889</text:p>
              </table:table-cell>
              <table:table-cell office:value-type="float" office:value="-4.33607305936086">
                <text:p>-4.3360730593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781910419464">
                <text:p>17.5781910419464</text:p>
              </table:table-cell>
              <table:table-cell office:value-type="float" office:value="30.9789954337898">
                <text:p>30.9789954337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0036845207214">
                <text:p>18.0036845207214</text:p>
              </table:table-cell>
              <table:table-cell office:value-type="float" office:value="-6.78812785388141">
                <text:p>-6.78812785388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1051750183105">
                <text:p>18.1051750183105</text:p>
              </table:table-cell>
              <table:table-cell office:value-type="float" office:value="-9.08127853881292">
                <text:p>-9.08127853881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065808773041">
                <text:p>18.2065808773041</text:p>
              </table:table-cell>
              <table:table-cell office:value-type="float" office:value="-8.17990867579922">
                <text:p>-8.1799086757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3080410957336">
                <text:p>18.3080410957336</text:p>
              </table:table-cell>
              <table:table-cell office:value-type="float" office:value="-7.13059360730607">
                <text:p>-7.13059360730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094426631928">
                <text:p>18.4094426631928</text:p>
              </table:table-cell>
              <table:table-cell office:value-type="float" office:value="-6.20730593607319">
                <text:p>-6.20730593607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474262237549">
                <text:p>18.5474262237549</text:p>
              </table:table-cell>
              <table:table-cell office:value-type="float" office:value="-6.23744292237456">
                <text:p>-6.23744292237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6506354808807">
                <text:p>18.6506354808807</text:p>
              </table:table-cell>
              <table:table-cell office:value-type="float" office:value="-6.6949771689499">
                <text:p>-6.694977168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538347244263">
                <text:p>18.7538347244263</text:p>
              </table:table-cell>
              <table:table-cell office:value-type="float" office:value="-5.54429223744306">
                <text:p>-5.54429223744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8570868968964">
                <text:p>18.8570868968964</text:p>
              </table:table-cell>
              <table:table-cell office:value-type="float" office:value="-5.6977168949773">
                <text:p>-5.6977168949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9602205753326">
                <text:p>18.9602205753326</text:p>
              </table:table-cell>
              <table:table-cell office:value-type="float" office:value="-5.94429223744306">
                <text:p>-5.94429223744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0635223388672">
                <text:p>19.0635223388672</text:p>
              </table:table-cell>
              <table:table-cell office:value-type="float" office:value="-7.17990867579922">
                <text:p>-7.17990867579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1670958995819">
                <text:p>19.1670958995819</text:p>
              </table:table-cell>
              <table:table-cell office:value-type="float" office:value="-6.76347031963484">
                <text:p>-6.76347031963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2703621387482">
                <text:p>19.2703621387482</text:p>
              </table:table-cell>
              <table:table-cell office:value-type="float" office:value="-6.04292237442936">
                <text:p>-6.04292237442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3741478919983">
                <text:p>19.3741478919983</text:p>
              </table:table-cell>
              <table:table-cell office:value-type="float" office:value="-6.27031963470333">
                <text:p>-6.27031963470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4774487018585">
                <text:p>19.4774487018585</text:p>
              </table:table-cell>
              <table:table-cell office:value-type="float" office:value="-7.09223744292251">
                <text:p>-7.09223744292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6435470581055">
                <text:p>19.6435470581055</text:p>
              </table:table-cell>
              <table:table-cell office:value-type="float" office:value="-7.18812785388141">
                <text:p>-7.18812785388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7467546463013">
                <text:p>19.7467546463013</text:p>
              </table:table-cell>
              <table:table-cell office:value-type="float" office:value="-8.06484018264854">
                <text:p>-8.064840182648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849956035614">
                <text:p>19.849956035614</text:p>
              </table:table-cell>
              <table:table-cell office:value-type="float" office:value="-7.45936073059374">
                <text:p>-7.45936073059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9531307220459">
                <text:p>19.9531307220459</text:p>
              </table:table-cell>
              <table:table-cell office:value-type="float" office:value="-8.25388127853895">
                <text:p>-8.25388127853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0562710762024">
                <text:p>20.0562710762024</text:p>
              </table:table-cell>
              <table:table-cell office:value-type="float" office:value="-8.48401826484032">
                <text:p>-8.48401826484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594533920288">
                <text:p>20.1594533920288</text:p>
              </table:table-cell>
              <table:table-cell office:value-type="float" office:value="-6.48401826484032">
                <text:p>-6.48401826484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626404762268">
                <text:p>20.2626404762268</text:p>
              </table:table-cell>
              <table:table-cell office:value-type="float" office:value="-7.56894977168963">
                <text:p>-7.56894977168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36589884758">
                <text:p>20.36589884758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4691660404205">
                <text:p>20.4691660404205</text:p>
              </table:table-cell>
              <table:table-cell office:value-type="float" office:value="3.28036529680352">
                <text:p>3.280365296803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769516944885">
                <text:p>20.8769516944885</text:p>
              </table:table-cell>
              <table:table-cell office:value-type="float" office:value="289.721461187214">
                <text:p>289.721461187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135447978973">
                <text:p>21.0135447978973</text:p>
              </table:table-cell>
              <table:table-cell office:value-type="float" office:value="846.422831050228">
                <text:p>846.422831050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149816513061">
                <text:p>21.1149816513061</text:p>
              </table:table-cell>
              <table:table-cell office:value-type="float" office:value="1687.76803652968">
                <text:p>1687.76803652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163982391357">
                <text:p>21.2163982391357</text:p>
              </table:table-cell>
              <table:table-cell office:value-type="float" office:value="2069.2502283105">
                <text:p>2069.2502283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178684711456">
                <text:p>21.3178684711456</text:p>
              </table:table-cell>
              <table:table-cell office:value-type="float" office:value="1802.78721461187">
                <text:p>1802.787214611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208660125732">
                <text:p>21.4208660125732</text:p>
              </table:table-cell>
              <table:table-cell office:value-type="float" office:value="1620.52694063927">
                <text:p>1620.52694063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240616798401">
                <text:p>21.5240616798401</text:p>
              </table:table-cell>
              <table:table-cell office:value-type="float" office:value="1901.98447488584">
                <text:p>1901.98447488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6272947788239">
                <text:p>21.6272947788239</text:p>
              </table:table-cell>
              <table:table-cell office:value-type="float" office:value="2428.20639269406">
                <text:p>2428.20639269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7304482460022">
                <text:p>21.7304482460022</text:p>
              </table:table-cell>
              <table:table-cell office:value-type="float" office:value="3272.01187214612">
                <text:p>3272.01187214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8335866928101">
                <text:p>21.8335866928101</text:p>
              </table:table-cell>
              <table:table-cell office:value-type="float" office:value="3403.44200913242">
                <text:p>3403.44200913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9366888999939">
                <text:p>21.9366888999939</text:p>
              </table:table-cell>
              <table:table-cell office:value-type="float" office:value="3391.79269406393">
                <text:p>3391.79269406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1075305938721">
                <text:p>22.1075305938721</text:p>
              </table:table-cell>
              <table:table-cell office:value-type="float" office:value="3437.39817351598">
                <text:p>3437.398173515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2107887268066">
                <text:p>22.2107887268066</text:p>
              </table:table-cell>
              <table:table-cell office:value-type="float" office:value="3369.66118721461">
                <text:p>3369.66118721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3139879703522">
                <text:p>22.3139879703522</text:p>
              </table:table-cell>
              <table:table-cell office:value-type="float" office:value="3435.06392694064">
                <text:p>3435.06392694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173228740692">
                <text:p>22.4173228740692</text:p>
              </table:table-cell>
              <table:table-cell office:value-type="float" office:value="3401.9296803653">
                <text:p>3401.92968036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205156803131">
                <text:p>22.5205156803131</text:p>
              </table:table-cell>
              <table:table-cell office:value-type="float" office:value="3401.79817351598">
                <text:p>3401.79817351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6236760616302">
                <text:p>22.6236760616302</text:p>
              </table:table-cell>
              <table:table-cell office:value-type="float" office:value="3415.83926940639">
                <text:p>3415.83926940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7268497943878">
                <text:p>22.7268497943878</text:p>
              </table:table-cell>
              <table:table-cell office:value-type="float" office:value="3378.60639269406">
                <text:p>3378.60639269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8300893306732">
                <text:p>22.8300893306732</text:p>
              </table:table-cell>
              <table:table-cell office:value-type="float" office:value="3409.53242009132">
                <text:p>3409.532420091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9332165718079">
                <text:p>22.9332165718079</text:p>
              </table:table-cell>
              <table:table-cell office:value-type="float" office:value="3397.84200913242">
                <text:p>3397.84200913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0363640785217">
                <text:p>23.0363640785217</text:p>
              </table:table-cell>
              <table:table-cell office:value-type="float" office:value="3406.72694063927">
                <text:p>3406.72694063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2055902481079">
                <text:p>23.2055902481079</text:p>
              </table:table-cell>
              <table:table-cell office:value-type="float" office:value="3407.47488584475">
                <text:p>3407.47488584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089447021484">
                <text:p>23.3089447021484</text:p>
              </table:table-cell>
              <table:table-cell office:value-type="float" office:value="3410.77351598173">
                <text:p>3410.77351598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4121460914612">
                <text:p>23.4121460914612</text:p>
              </table:table-cell>
              <table:table-cell office:value-type="float" office:value="3406.51872146119">
                <text:p>3406.51872146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5153110027313">
                <text:p>23.5153110027313</text:p>
              </table:table-cell>
              <table:table-cell office:value-type="float" office:value="3404.77077625571">
                <text:p>3404.77077625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6188626289368">
                <text:p>23.6188626289368</text:p>
              </table:table-cell>
              <table:table-cell office:value-type="float" office:value="3416.31872146119">
                <text:p>3416.318721461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7220685482025">
                <text:p>23.7220685482025</text:p>
              </table:table-cell>
              <table:table-cell office:value-type="float" office:value="3391.53789954338">
                <text:p>3391.537899543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8252170085907">
                <text:p>23.8252170085907</text:p>
              </table:table-cell>
              <table:table-cell office:value-type="float" office:value="3416.52694063927">
                <text:p>3416.52694063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9285614490509">
                <text:p>23.9285614490509</text:p>
              </table:table-cell>
              <table:table-cell office:value-type="float" office:value="3431.02831050228">
                <text:p>3431.028310502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0317182540894">
                <text:p>24.0317182540894</text:p>
              </table:table-cell>
              <table:table-cell office:value-type="float" office:value="3402.68858447489">
                <text:p>3402.68858447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1348278522491">
                <text:p>24.1348278522491</text:p>
              </table:table-cell>
              <table:table-cell office:value-type="float" office:value="3409.75433789954">
                <text:p>3409.754337899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3047659397125">
                <text:p>24.3047659397125</text:p>
              </table:table-cell>
              <table:table-cell office:value-type="float" office:value="3405.92146118721">
                <text:p>3405.92146118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4080288410187">
                <text:p>24.4080288410187</text:p>
              </table:table-cell>
              <table:table-cell office:value-type="float" office:value="3393.25844748858">
                <text:p>3393.258447488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511237859726">
                <text:p>24.511237859726</text:p>
              </table:table-cell>
              <table:table-cell office:value-type="float" office:value="3406.13242009132">
                <text:p>3406.13242009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6149249076843">
                <text:p>24.6149249076843</text:p>
              </table:table-cell>
              <table:table-cell office:value-type="float" office:value="3435.55159817352">
                <text:p>3435.55159817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7181723117828">
                <text:p>24.7181723117828</text:p>
              </table:table-cell>
              <table:table-cell office:value-type="float" office:value="3431.7296803653">
                <text:p>3431.7296803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1437704563141">
                <text:p>25.1437704563141</text:p>
              </table:table-cell>
              <table:table-cell office:value-type="float" office:value="3415.37077625571">
                <text:p>3415.37077625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2815370559692">
                <text:p>25.2815370559692</text:p>
              </table:table-cell>
              <table:table-cell office:value-type="float" office:value="3408.20091324201">
                <text:p>3408.20091324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3830153942108">
                <text:p>25.3830153942108</text:p>
              </table:table-cell>
              <table:table-cell office:value-type="float" office:value="3405.31872146119">
                <text:p>3405.31872146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4845612049103">
                <text:p>25.4845612049103</text:p>
              </table:table-cell>
              <table:table-cell office:value-type="float" office:value="3403.38173515982">
                <text:p>3403.381735159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5860459804535">
                <text:p>25.5860459804535</text:p>
              </table:table-cell>
              <table:table-cell office:value-type="float" office:value="3401.94337899543">
                <text:p>3401.943378995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892125606537">
                <text:p>25.6892125606537</text:p>
              </table:table-cell>
              <table:table-cell office:value-type="float" office:value="3411.58173515982">
                <text:p>3411.581735159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792366027832">
                <text:p>25.792366027832</text:p>
              </table:table-cell>
              <table:table-cell office:value-type="float" office:value="3418.69406392694">
                <text:p>3418.69406392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8954699039459">
                <text:p>25.8954699039459</text:p>
              </table:table-cell>
              <table:table-cell office:value-type="float" office:value="3390.14611872146">
                <text:p>3390.146118721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9987189769745">
                <text:p>25.9987189769745</text:p>
              </table:table-cell>
              <table:table-cell office:value-type="float" office:value="3401.04200913242">
                <text:p>3401.04200913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1018416881561">
                <text:p>26.1018416881561</text:p>
              </table:table-cell>
              <table:table-cell office:value-type="float" office:value="3423.79817351598">
                <text:p>3423.79817351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2049469947815">
                <text:p>26.2049469947815</text:p>
              </table:table-cell>
              <table:table-cell office:value-type="float" office:value="3415.94337899543">
                <text:p>3415.94337899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3742861747742">
                <text:p>26.3742861747742</text:p>
              </table:table-cell>
              <table:table-cell office:value-type="float" office:value="3403.2502283105">
                <text:p>3403.2502283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4775764942169">
                <text:p>26.4775764942169</text:p>
              </table:table-cell>
              <table:table-cell office:value-type="float" office:value="3417.84200913242">
                <text:p>3417.84200913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5807323455811">
                <text:p>26.5807323455811</text:p>
              </table:table-cell>
              <table:table-cell office:value-type="float" office:value="3406.80913242009">
                <text:p>3406.809132420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68416929245">
                <text:p>26.68416929245</text:p>
              </table:table-cell>
              <table:table-cell office:value-type="float" office:value="3413.70502283105">
                <text:p>3413.70502283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7875504493713">
                <text:p>26.7875504493713</text:p>
              </table:table-cell>
              <table:table-cell office:value-type="float" office:value="3422.55707762557">
                <text:p>3422.557077625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1756975650787">
                <text:p>27.1756975650787</text:p>
              </table:table-cell>
              <table:table-cell office:value-type="float" office:value="3474.61461187215">
                <text:p>3474.614611872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2772121429443">
                <text:p>27.2772121429443</text:p>
              </table:table-cell>
              <table:table-cell office:value-type="float" office:value="3560.299543379">
                <text:p>3560.299543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4148905277252">
                <text:p>27.4148905277252</text:p>
              </table:table-cell>
              <table:table-cell office:value-type="float" office:value="3882.099543379">
                <text:p>3882.099543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5166630744934">
                <text:p>27.5166630744934</text:p>
              </table:table-cell>
              <table:table-cell office:value-type="float" office:value="4529.88584474886">
                <text:p>4529.885844748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182470321655">
                <text:p>27.6182470321655</text:p>
              </table:table-cell>
              <table:table-cell office:value-type="float" office:value="5871.15159817351">
                <text:p>5871.15159817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203204631805">
                <text:p>27.7203204631805</text:p>
              </table:table-cell>
              <table:table-cell office:value-type="float" office:value="4861.51872146119">
                <text:p>4861.51872146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8749876022339">
                <text:p>27.8749876022339</text:p>
              </table:table-cell>
              <table:table-cell office:value-type="float" office:value="7177.11324200913">
                <text:p>7177.11324200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9782354831696">
                <text:p>27.9782354831696</text:p>
              </table:table-cell>
              <table:table-cell office:value-type="float" office:value="10666.6091324201">
                <text:p>10666.6091324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40380859375">
                <text:p>28.40380859375</text:p>
              </table:table-cell>
              <table:table-cell office:value-type="float" office:value="11509.1296803653">
                <text:p>11509.1296803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5419359207153">
                <text:p>28.5419359207153</text:p>
              </table:table-cell>
              <table:table-cell office:value-type="float" office:value="12758.5789954338">
                <text:p>12758.5789954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6433675289154">
                <text:p>28.6433675289154</text:p>
              </table:table-cell>
              <table:table-cell office:value-type="float" office:value="13071.603652968">
                <text:p>13071.603652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7448275089264">
                <text:p>28.7448275089264</text:p>
              </table:table-cell>
              <table:table-cell office:value-type="float" office:value="13352.8146118721">
                <text:p>13352.81461187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462605476379">
                <text:p>28.8462605476379</text:p>
              </table:table-cell>
              <table:table-cell office:value-type="float" office:value="13729.5378995434">
                <text:p>13729.5378995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9493749141693">
                <text:p>28.9493749141693</text:p>
              </table:table-cell>
              <table:table-cell office:value-type="float" office:value="13924.3735159817">
                <text:p>13924.3735159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0525226593018">
                <text:p>29.0525226593018</text:p>
              </table:table-cell>
              <table:table-cell office:value-type="float" office:value="13995.3433789954">
                <text:p>13995.3433789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1556169986725">
                <text:p>29.1556169986725</text:p>
              </table:table-cell>
              <table:table-cell office:value-type="float" office:value="14094.0557077626">
                <text:p>14094.0557077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2588973045349">
                <text:p>29.2588973045349</text:p>
              </table:table-cell>
              <table:table-cell office:value-type="float" office:value="14398.3762557078">
                <text:p>14398.3762557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3621664047241">
                <text:p>29.3621664047241</text:p>
              </table:table-cell>
              <table:table-cell office:value-type="float" office:value="14158.6885844749">
                <text:p>14158.68858447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4653570652008">
                <text:p>29.4653570652008</text:p>
              </table:table-cell>
              <table:table-cell office:value-type="float" office:value="14172.6255707763">
                <text:p>14172.62557077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6366922855377">
                <text:p>29.6366922855377</text:p>
              </table:table-cell>
              <table:table-cell office:value-type="float" office:value="14272.302283105">
                <text:p>14272.302283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7400088310242">
                <text:p>29.7400088310242</text:p>
              </table:table-cell>
              <table:table-cell office:value-type="float" office:value="14370.2748858448">
                <text:p>14370.2748858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8431649208069">
                <text:p>29.8431649208069</text:p>
              </table:table-cell>
              <table:table-cell office:value-type="float" office:value="14554.3269406393">
                <text:p>14554.32694063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9463555812836">
                <text:p>29.9463555812836</text:p>
              </table:table-cell>
              <table:table-cell office:value-type="float" office:value="14706.3762557078">
                <text:p>14706.3762557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2827348709106">
                <text:p>30.2827348709106</text:p>
              </table:table-cell>
              <table:table-cell office:value-type="float" office:value="14948.3735159817">
                <text:p>14948.37351598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3842091560364">
                <text:p>30.3842091560364</text:p>
              </table:table-cell>
              <table:table-cell office:value-type="float" office:value="14892.8721461187">
                <text:p>14892.87214611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4856383800507">
                <text:p>30.4856383800507</text:p>
              </table:table-cell>
              <table:table-cell office:value-type="float" office:value="14853.7598173516">
                <text:p>14853.7598173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6246602535248">
                <text:p>30.6246602535248</text:p>
              </table:table-cell>
              <table:table-cell office:value-type="float" office:value="14568.096803653">
                <text:p>14568.0968036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.7261388301849">
                <text:p>30.7261388301849</text:p>
              </table:table-cell>
              <table:table-cell office:value-type="float" office:value="14329.9378995434">
                <text:p>14329.93789954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.828533411026">
                <text:p>30.828533411026</text:p>
              </table:table-cell>
              <table:table-cell office:value-type="float" office:value="14179.1461187215">
                <text:p>14179.1461187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.9317264556885">
                <text:p>30.9317264556885</text:p>
              </table:table-cell>
              <table:table-cell office:value-type="float" office:value="13915.8118721461">
                <text:p>13915.81187214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034850358963">
                <text:p>31.034850358963</text:p>
              </table:table-cell>
              <table:table-cell office:value-type="float" office:value="13725.1735159817">
                <text:p>13725.17351598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.1383738517761">
                <text:p>31.1383738517761</text:p>
              </table:table-cell>
              <table:table-cell office:value-type="float" office:value="15811.0283105023">
                <text:p>15811.0283105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5635821819305">
                <text:p>31.5635821819305</text:p>
              </table:table-cell>
              <table:table-cell office:value-type="float" office:value="13167.0858447489">
                <text:p>13167.08584474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7023689746857">
                <text:p>31.7023689746857</text:p>
              </table:table-cell>
              <table:table-cell office:value-type="float" office:value="11273.4310502283">
                <text:p>11273.43105022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.8038382530212">
                <text:p>31.8038382530212</text:p>
              </table:table-cell>
              <table:table-cell office:value-type="float" office:value="10013.6639269406">
                <text:p>10013.66392694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.9052844047546">
                <text:p>31.9052844047546</text:p>
              </table:table-cell>
              <table:table-cell office:value-type="float" office:value="7804.78447488585">
                <text:p>7804.78447488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0066993236542">
                <text:p>32.0066993236542</text:p>
              </table:table-cell>
              <table:table-cell office:value-type="float" office:value="5854.59543378996">
                <text:p>5854.59543378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1087305545807">
                <text:p>32.1087305545807</text:p>
              </table:table-cell>
              <table:table-cell office:value-type="float" office:value="4284.54337899543">
                <text:p>4284.54337899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2119204998016">
                <text:p>32.2119204998016</text:p>
              </table:table-cell>
              <table:table-cell office:value-type="float" office:value="3761.54885844749">
                <text:p>3761.548858447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3151009082794">
                <text:p>32.3151009082794</text:p>
              </table:table-cell>
              <table:table-cell office:value-type="float" office:value="3447.80639269406">
                <text:p>3447.80639269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4183549880981">
                <text:p>32.4183549880981</text:p>
              </table:table-cell>
              <table:table-cell office:value-type="float" office:value="3345.07214611872">
                <text:p>3345.07214611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5215110778809">
                <text:p>32.5215110778809</text:p>
              </table:table-cell>
              <table:table-cell office:value-type="float" office:value="3386.95159817352">
                <text:p>3386.951598173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6249418258667">
                <text:p>32.6249418258667</text:p>
              </table:table-cell>
              <table:table-cell office:value-type="float" office:value="3386.28858447489">
                <text:p>3386.288584474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.8038232326508">
                <text:p>32.8038232326508</text:p>
              </table:table-cell>
              <table:table-cell office:value-type="float" office:value="3474.62831050228">
                <text:p>3474.62831050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9071888923645">
                <text:p>32.9071888923645</text:p>
              </table:table-cell>
              <table:table-cell office:value-type="float" office:value="3657.19543378995">
                <text:p>3657.19543378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0103626251221">
                <text:p>33.0103626251221</text:p>
              </table:table-cell>
              <table:table-cell office:value-type="float" office:value="3791.99817351598">
                <text:p>3791.998173515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1135265827179">
                <text:p>33.1135265827179</text:p>
              </table:table-cell>
              <table:table-cell office:value-type="float" office:value="4170.51324200913">
                <text:p>4170.513242009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2168231010437">
                <text:p>33.2168231010437</text:p>
              </table:table-cell>
              <table:table-cell office:value-type="float" office:value="4561.50776255708">
                <text:p>4561.50776255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3202090263367">
                <text:p>33.3202090263367</text:p>
              </table:table-cell>
              <table:table-cell office:value-type="float" office:value="4961.44748858447">
                <text:p>4961.44748858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234409332275">
                <text:p>33.4234409332275</text:p>
              </table:table-cell>
              <table:table-cell office:value-type="float" office:value="5577.72694063927">
                <text:p>5577.72694063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5266809463501">
                <text:p>33.5266809463501</text:p>
              </table:table-cell>
              <table:table-cell office:value-type="float" office:value="6526.51050228311">
                <text:p>6526.510502283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6300411224365">
                <text:p>33.6300411224365</text:p>
              </table:table-cell>
              <table:table-cell office:value-type="float" office:value="7517.42831050228">
                <text:p>7517.42831050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8007433414459">
                <text:p>33.8007433414459</text:p>
              </table:table-cell>
              <table:table-cell office:value-type="float" office:value="9041.80091324201">
                <text:p>9041.800913242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9039361476898">
                <text:p>33.9039361476898</text:p>
              </table:table-cell>
              <table:table-cell office:value-type="float" office:value="9945.68310502283">
                <text:p>9945.683105022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007152557373">
                <text:p>34.007152557373</text:p>
              </table:table-cell>
              <table:table-cell office:value-type="float" office:value="10267.0748858448">
                <text:p>10267.0748858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1106376647949">
                <text:p>34.1106376647949</text:p>
              </table:table-cell>
              <table:table-cell office:value-type="float" office:value="10563.9488584475">
                <text:p>10563.94885844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2140216827393">
                <text:p>34.2140216827393</text:p>
              </table:table-cell>
              <table:table-cell office:value-type="float" office:value="10751.803652968">
                <text:p>10751.803652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3174419403076">
                <text:p>34.3174419403076</text:p>
              </table:table-cell>
              <table:table-cell office:value-type="float" office:value="11025.9132420091">
                <text:p>11025.9132420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4207270145416">
                <text:p>34.4207270145416</text:p>
              </table:table-cell>
              <table:table-cell office:value-type="float" office:value="11304.4529680365">
                <text:p>11304.45296803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5239670276642">
                <text:p>34.5239670276642</text:p>
              </table:table-cell>
              <table:table-cell office:value-type="float" office:value="11672.3461187215">
                <text:p>11672.3461187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6273050308228">
                <text:p>34.6273050308228</text:p>
              </table:table-cell>
              <table:table-cell office:value-type="float" office:value="11878.9461187215">
                <text:p>11878.9461187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7305545806885">
                <text:p>34.7305545806885</text:p>
              </table:table-cell>
              <table:table-cell office:value-type="float" office:value="11857.2694063927">
                <text:p>11857.26940639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.9015696048737">
                <text:p>34.9015696048737</text:p>
              </table:table-cell>
              <table:table-cell office:value-type="float" office:value="11931.0557077626">
                <text:p>11931.0557077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0049126148224">
                <text:p>35.0049126148224</text:p>
              </table:table-cell>
              <table:table-cell office:value-type="float" office:value="11978.6173515982">
                <text:p>11978.61735159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1082518100739">
                <text:p>35.1082518100739</text:p>
              </table:table-cell>
              <table:table-cell office:value-type="float" office:value="11933.5105022831">
                <text:p>11933.51050228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212021112442">
                <text:p>35.212021112442</text:p>
              </table:table-cell>
              <table:table-cell office:value-type="float" office:value="11892.4776255708">
                <text:p>11892.4776255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3153367042542">
                <text:p>35.3153367042542</text:p>
              </table:table-cell>
              <table:table-cell office:value-type="float" office:value="11775.0584474886">
                <text:p>11775.0584474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4186489582062">
                <text:p>35.4186489582062</text:p>
              </table:table-cell>
              <table:table-cell office:value-type="float" office:value="11618.1707762557">
                <text:p>11618.17077625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5218503475189">
                <text:p>35.5218503475189</text:p>
              </table:table-cell>
              <table:table-cell office:value-type="float" office:value="11577.99543379">
                <text:p>11577.995433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6253316402435">
                <text:p>35.6253316402435</text:p>
              </table:table-cell>
              <table:table-cell office:value-type="float" office:value="11490.4666666667">
                <text:p>11490.4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7286972999573">
                <text:p>35.7286972999573</text:p>
              </table:table-cell>
              <table:table-cell office:value-type="float" office:value="11426.702283105">
                <text:p>11426.702283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8318674564362">
                <text:p>35.8318674564362</text:p>
              </table:table-cell>
              <table:table-cell office:value-type="float" office:value="11285.9132420091">
                <text:p>11285.91324200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0028145313263">
                <text:p>36.0028145313263</text:p>
              </table:table-cell>
              <table:table-cell office:value-type="float" office:value="11117.4557077626">
                <text:p>11117.45570776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106071472168">
                <text:p>36.106071472168</text:p>
              </table:table-cell>
              <table:table-cell office:value-type="float" office:value="11027.4337899543">
                <text:p>11027.4337899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209627866745">
                <text:p>36.209627866745</text:p>
              </table:table-cell>
              <table:table-cell office:value-type="float" office:value="10942.1872146119">
                <text:p>10942.1872146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3129112720489">
                <text:p>36.3129112720489</text:p>
              </table:table-cell>
              <table:table-cell office:value-type="float" office:value="10849.3269406393">
                <text:p>10849.32694063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4160921573639">
                <text:p>36.4160921573639</text:p>
              </table:table-cell>
              <table:table-cell office:value-type="float" office:value="10756.1789954338">
                <text:p>10756.17899543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5194046497345">
                <text:p>36.5194046497345</text:p>
              </table:table-cell>
              <table:table-cell office:value-type="float" office:value="10636.2310502283">
                <text:p>10636.23105022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9268131256104">
                <text:p>36.9268131256104</text:p>
              </table:table-cell>
              <table:table-cell office:value-type="float" office:value="4820.7105022831">
                <text:p>4820.71050228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652375221252">
                <text:p>37.0652375221252</text:p>
              </table:table-cell>
              <table:table-cell office:value-type="float" office:value="3796.42831050228">
                <text:p>3796.428310502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1668925285339">
                <text:p>37.1668925285339</text:p>
              </table:table-cell>
              <table:table-cell office:value-type="float" office:value="3380.32420091324">
                <text:p>3380.32420091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2686529159546">
                <text:p>37.2686529159546</text:p>
              </table:table-cell>
              <table:table-cell office:value-type="float" office:value="3278.11050228311">
                <text:p>3278.110502283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3702049255371">
                <text:p>37.3702049255371</text:p>
              </table:table-cell>
              <table:table-cell office:value-type="float" office:value="3260.79269406393">
                <text:p>3260.79269406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4722785949707">
                <text:p>37.4722785949707</text:p>
              </table:table-cell>
              <table:table-cell office:value-type="float" office:value="3257.04748858448">
                <text:p>3257.04748858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5754673480988">
                <text:p>37.5754673480988</text:p>
              </table:table-cell>
              <table:table-cell office:value-type="float" office:value="3263.83652968037">
                <text:p>3263.83652968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678768157959">
                <text:p>37.678768157959</text:p>
              </table:table-cell>
              <table:table-cell office:value-type="float" office:value="3268.69680365297">
                <text:p>3268.696803652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7819097042084">
                <text:p>37.7819097042084</text:p>
              </table:table-cell>
              <table:table-cell office:value-type="float" office:value="3256.73515981735">
                <text:p>3256.73515981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.8850085735321">
                <text:p>37.8850085735321</text:p>
              </table:table-cell>
              <table:table-cell office:value-type="float" office:value="3262.70502283105">
                <text:p>3262.70502283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9883008003235">
                <text:p>37.9883008003235</text:p>
              </table:table-cell>
              <table:table-cell office:value-type="float" office:value="3268.15159817352">
                <text:p>3268.151598173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160838842392">
                <text:p>38.160838842392</text:p>
              </table:table-cell>
              <table:table-cell office:value-type="float" office:value="3244.41735159817">
                <text:p>3244.417351598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2640416622162">
                <text:p>38.2640416622162</text:p>
              </table:table-cell>
              <table:table-cell office:value-type="float" office:value="3254.29680365297">
                <text:p>3254.296803652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3673884868622">
                <text:p>38.3673884868622</text:p>
              </table:table-cell>
              <table:table-cell office:value-type="float" office:value="3275.10502283105">
                <text:p>3275.10502283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4705975055695">
                <text:p>38.4705975055695</text:p>
              </table:table-cell>
              <table:table-cell office:value-type="float" office:value="3270.39817351598">
                <text:p>3270.39817351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5737595558167">
                <text:p>38.5737595558167</text:p>
              </table:table-cell>
              <table:table-cell office:value-type="float" office:value="3273.39269406393">
                <text:p>3273.392694063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6773273944855">
                <text:p>38.6773273944855</text:p>
              </table:table-cell>
              <table:table-cell office:value-type="float" office:value="3264.32146118721">
                <text:p>3264.321461187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7805664539337">
                <text:p>38.7805664539337</text:p>
              </table:table-cell>
              <table:table-cell office:value-type="float" office:value="3259.05570776256">
                <text:p>3259.05570776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.8837802410126">
                <text:p>38.8837802410126</text:p>
              </table:table-cell>
              <table:table-cell office:value-type="float" office:value="3262.02831050228">
                <text:p>3262.028310502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.9870324134827">
                <text:p>38.9870324134827</text:p>
              </table:table-cell>
              <table:table-cell office:value-type="float" office:value="3261.0803652968">
                <text:p>3261.0803652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090188741684">
                <text:p>39.090188741684</text:p>
              </table:table-cell>
              <table:table-cell office:value-type="float" office:value="3268.66666666667">
                <text:p>3268.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2616629600525">
                <text:p>39.2616629600525</text:p>
              </table:table-cell>
              <table:table-cell office:value-type="float" office:value="3262.94885844749">
                <text:p>3262.94885844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3648529052734">
                <text:p>39.3648529052734</text:p>
              </table:table-cell>
              <table:table-cell office:value-type="float" office:value="3260.11872146119">
                <text:p>3260.11872146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4681084156036">
                <text:p>39.4681084156036</text:p>
              </table:table-cell>
              <table:table-cell office:value-type="float" office:value="3264.95433789954">
                <text:p>3264.95433789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5712661743164">
                <text:p>39.5712661743164</text:p>
              </table:table-cell>
              <table:table-cell office:value-type="float" office:value="3268.38447488584">
                <text:p>3268.384474885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6743996143341">
                <text:p>39.6743996143341</text:p>
              </table:table-cell>
              <table:table-cell office:value-type="float" office:value="3272.51050228311">
                <text:p>3272.51050228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7777168750763">
                <text:p>39.7777168750763</text:p>
              </table:table-cell>
              <table:table-cell office:value-type="float" office:value="3267.21735159817">
                <text:p>3267.217351598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8808546066284">
                <text:p>39.8808546066284</text:p>
              </table:table-cell>
              <table:table-cell office:value-type="float" office:value="3277.14337899543">
                <text:p>3277.14337899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9839551448822">
                <text:p>39.9839551448822</text:p>
              </table:table-cell>
              <table:table-cell office:value-type="float" office:value="3263.91050228311">
                <text:p>3263.91050228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0872213840485">
                <text:p>40.0872213840485</text:p>
              </table:table-cell>
              <table:table-cell office:value-type="float" office:value="3254.09406392694">
                <text:p>3254.09406392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1906814575195">
                <text:p>40.1906814575195</text:p>
              </table:table-cell>
              <table:table-cell office:value-type="float" office:value="3259.13789954338">
                <text:p>3259.13789954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3612921237946">
                <text:p>40.3612921237946</text:p>
              </table:table-cell>
              <table:table-cell office:value-type="float" office:value="3264.78721461187">
                <text:p>3264.78721461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4645521640778">
                <text:p>40.4645521640778</text:p>
              </table:table-cell>
              <table:table-cell office:value-type="float" office:value="3262.69132420091">
                <text:p>3262.69132420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5678646564484">
                <text:p>40.5678646564484</text:p>
              </table:table-cell>
              <table:table-cell office:value-type="float" office:value="3264.25570776256">
                <text:p>3264.255707762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6710004806519">
                <text:p>40.6710004806519</text:p>
              </table:table-cell>
              <table:table-cell office:value-type="float" office:value="3258.80365296804">
                <text:p>3258.803652968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7741808891296">
                <text:p>40.7741808891296</text:p>
              </table:table-cell>
              <table:table-cell office:value-type="float" office:value="3259.98721461187">
                <text:p>3259.987214611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.8774437904358">
                <text:p>40.8774437904358</text:p>
              </table:table-cell>
              <table:table-cell office:value-type="float" office:value="3258.03105022831">
                <text:p>3258.031050228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2657437324524">
                <text:p>41.2657437324524</text:p>
              </table:table-cell>
              <table:table-cell office:value-type="float" office:value="3268.98447488584">
                <text:p>3268.98447488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038558006287">
                <text:p>41.4038558006287</text:p>
              </table:table-cell>
              <table:table-cell office:value-type="float" office:value="3246.85296803653">
                <text:p>3246.85296803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5052857398987">
                <text:p>41.5052857398987</text:p>
              </table:table-cell>
              <table:table-cell office:value-type="float" office:value="3272.3598173516">
                <text:p>3272.35981735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6067011356354">
                <text:p>41.6067011356354</text:p>
              </table:table-cell>
              <table:table-cell office:value-type="float" office:value="3190.08858447489">
                <text:p>3190.08858447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7083044052124">
                <text:p>41.7083044052124</text:p>
              </table:table-cell>
              <table:table-cell office:value-type="float" office:value="3164.06666666667">
                <text:p>3164.0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104450702667">
                <text:p>41.8104450702667</text:p>
              </table:table-cell>
              <table:table-cell office:value-type="float" office:value="3219.28858447489">
                <text:p>3219.28858447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137351512909">
                <text:p>41.9137351512909</text:p>
              </table:table-cell>
              <table:table-cell office:value-type="float" office:value="3289.21735159817">
                <text:p>3289.217351598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0169034004211">
                <text:p>42.0169034004211</text:p>
              </table:table-cell>
              <table:table-cell office:value-type="float" office:value="3235.02831050228">
                <text:p>3235.02831050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201250553131">
                <text:p>42.1201250553131</text:p>
              </table:table-cell>
              <table:table-cell office:value-type="float" office:value="3251.7899543379">
                <text:p>3251.7899543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2232823371887">
                <text:p>42.2232823371887</text:p>
              </table:table-cell>
              <table:table-cell office:value-type="float" office:value="3216.84474885845">
                <text:p>3216.844748858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264656066895">
                <text:p>42.3264656066895</text:p>
              </table:table-cell>
              <table:table-cell office:value-type="float" office:value="3129.52694063927">
                <text:p>3129.52694063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978451728821">
                <text:p>42.4978451728821</text:p>
              </table:table-cell>
              <table:table-cell office:value-type="float" office:value="987.017351598173">
                <text:p>987.017351598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6010463237762">
                <text:p>42.6010463237762</text:p>
              </table:table-cell>
              <table:table-cell office:value-type="float" office:value="83.5789954337898">
                <text:p>83.57899543378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7041840553284">
                <text:p>42.7041840553284</text:p>
              </table:table-cell>
              <table:table-cell office:value-type="float" office:value="8.33242009132407">
                <text:p>8.33242009132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8074221611023">
                <text:p>42.8074221611023</text:p>
              </table:table-cell>
              <table:table-cell office:value-type="float" office:value="8.69406392694051">
                <text:p>8.694063926940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9105603694916">
                <text:p>42.9105603694916</text:p>
              </table:table-cell>
              <table:table-cell office:value-type="float" office:value="8.64748858447475">
                <text:p>8.64748858447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.0136754512787">
                <text:p>43.0136754512787</text:p>
              </table:table-cell>
              <table:table-cell office:value-type="float" office:value="8.33789954337886">
                <text:p>8.33789954337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1171848773956">
                <text:p>43.1171848773956</text:p>
              </table:table-cell>
              <table:table-cell office:value-type="float" office:value="8.42831050228297">
                <text:p>8.428310502282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2211315631866">
                <text:p>43.2211315631866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3243942260742">
                <text:p>43.3243942260742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4277698993683">
                <text:p>43.4277698993683</text:p>
              </table:table-cell>
              <table:table-cell office:value-type="float" office:value="5.92694063926927">
                <text:p>5.926940639269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5968887805939">
                <text:p>43.5968887805939</text:p>
              </table:table-cell>
              <table:table-cell office:value-type="float" office:value="7.9050228310501">
                <text:p>7.90502283105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7002234458923">
                <text:p>43.7002234458923</text:p>
              </table:table-cell>
              <table:table-cell office:value-type="float" office:value="7.33789954337886">
                <text:p>7.33789954337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8033919334412">
                <text:p>43.8033919334412</text:p>
              </table:table-cell>
              <table:table-cell office:value-type="float" office:value="6.18721461187201">
                <text:p>6.18721461187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9065027236939">
                <text:p>43.9065027236939</text:p>
              </table:table-cell>
              <table:table-cell office:value-type="float" office:value="6.31324200913229">
                <text:p>6.31324200913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.0097713470459">
                <text:p>44.0097713470459</text:p>
              </table:table-cell>
              <table:table-cell office:value-type="float" office:value="6.81735159817338">
                <text:p>6.817351598173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112893819809">
                <text:p>44.112893819809</text:p>
              </table:table-cell>
              <table:table-cell office:value-type="float" office:value="6.92694063926927">
                <text:p>6.926940639269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216055393219">
                <text:p>44.216055393219</text:p>
              </table:table-cell>
              <table:table-cell office:value-type="float" office:value="7.18173515981722">
                <text:p>7.181735159817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3193929195404">
                <text:p>44.3193929195404</text:p>
              </table:table-cell>
              <table:table-cell office:value-type="float" office:value="6.94611872146106">
                <text:p>6.946118721461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4226124286652">
                <text:p>44.4226124286652</text:p>
              </table:table-cell>
              <table:table-cell office:value-type="float" office:value="5.99269406392681">
                <text:p>5.99269406392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5257523059845">
                <text:p>44.5257523059845</text:p>
              </table:table-cell>
              <table:table-cell office:value-type="float" office:value="6.18173515981722">
                <text:p>6.181735159817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941559314728">
                <text:p>44.6941559314728</text:p>
              </table:table-cell>
              <table:table-cell office:value-type="float" office:value="6.62831050228297">
                <text:p>6.628310502282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797459602356">
                <text:p>44.797459602356</text:p>
              </table:table-cell>
              <table:table-cell office:value-type="float" office:value="5.78721461187201">
                <text:p>5.787214611872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9006807804108">
                <text:p>44.9006807804108</text:p>
              </table:table-cell>
              <table:table-cell office:value-type="float" office:value="7.34885844748845">
                <text:p>7.348858447488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.003809928894">
                <text:p>45.003809928894</text:p>
              </table:table-cell>
              <table:table-cell office:value-type="float" office:value="7.26666666666653">
                <text:p>7.26666666666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106921672821">
                <text:p>45.106921672821</text:p>
              </table:table-cell>
              <table:table-cell office:value-type="float" office:value="6.34885844748845">
                <text:p>6.348858447488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2101893424988">
                <text:p>45.2101893424988</text:p>
              </table:table-cell>
              <table:table-cell office:value-type="float" office:value="7.08858447488571">
                <text:p>7.088584474885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3135979175568">
                <text:p>45.3135979175568</text:p>
              </table:table-cell>
              <table:table-cell office:value-type="float" office:value="7.47214611872133">
                <text:p>7.47214611872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4168734550476">
                <text:p>45.4168734550476</text:p>
              </table:table-cell>
              <table:table-cell office:value-type="float" office:value="7.25022831050215">
                <text:p>7.250228310502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5201880931854">
                <text:p>45.5201880931854</text:p>
              </table:table-cell>
              <table:table-cell office:value-type="float" office:value="7.00913242009119">
                <text:p>7.00913242009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6233580112457">
                <text:p>45.6233580112457</text:p>
              </table:table-cell>
              <table:table-cell office:value-type="float" office:value="7.3050228310501">
                <text:p>7.3050228310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7915947437286">
                <text:p>45.7915947437286</text:p>
              </table:table-cell>
              <table:table-cell office:value-type="float" office:value="6.06392694063914">
                <text:p>6.063926940639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8948044776917">
                <text:p>45.8948044776917</text:p>
              </table:table-cell>
              <table:table-cell office:value-type="float" office:value="5.9050228310501">
                <text:p>5.90502283105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9980382919312">
                <text:p>45.9980382919312</text:p>
              </table:table-cell>
              <table:table-cell office:value-type="float" office:value="6.83378995433777">
                <text:p>6.83378995433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1011939048767">
                <text:p>46.1011939048767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2046360969543">
                <text:p>46.2046360969543</text:p>
              </table:table-cell>
              <table:table-cell office:value-type="float" office:value="6.97077625570763">
                <text:p>6.97077625570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3080282211304">
                <text:p>46.3080282211304</text:p>
              </table:table-cell>
              <table:table-cell office:value-type="float" office:value="6.95707762557064">
                <text:p>6.95707762557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7337248325348">
                <text:p>46.7337248325348</text:p>
              </table:table-cell>
              <table:table-cell office:value-type="float" office:value="6.1022831050227">
                <text:p>6.1022831050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8708596229553">
                <text:p>46.8708596229553</text:p>
              </table:table-cell>
              <table:table-cell office:value-type="float" office:value="6.25296803652955">
                <text:p>6.25296803652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9722898006439">
                <text:p>46.9722898006439</text:p>
              </table:table-cell>
              <table:table-cell office:value-type="float" office:value="5.34885844748845">
                <text:p>5.348858447488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073698759079">
                <text:p>47.073698759079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1750962734222">
                <text:p>47.1750962734222</text:p>
              </table:table-cell>
              <table:table-cell office:value-type="float" office:value="7.12420091324188">
                <text:p>7.12420091324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.2781615257263">
                <text:p>47.2781615257263</text:p>
              </table:table-cell>
              <table:table-cell office:value-type="float" office:value="6.6968036529679">
                <text:p>6.69680365296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3813598155975">
                <text:p>47.3813598155975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484516620636">
                <text:p>47.484516620636</text:p>
              </table:table-cell>
              <table:table-cell office:value-type="float" office:value="7.39543378995421">
                <text:p>7.395433789954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877280235291">
                <text:p>47.5877280235291</text:p>
              </table:table-cell>
              <table:table-cell office:value-type="float" office:value="6.9050228310501">
                <text:p>6.90502283105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6911652088165">
                <text:p>47.6911652088165</text:p>
              </table:table-cell>
              <table:table-cell office:value-type="float" office:value="5.84474885844736">
                <text:p>5.844748858447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7944116592407">
                <text:p>47.7944116592407</text:p>
              </table:table-cell>
              <table:table-cell office:value-type="float" office:value="6.46940639269393">
                <text:p>6.46940639269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9624490737915">
                <text:p>47.9624490737915</text:p>
              </table:table-cell>
              <table:table-cell office:value-type="float" office:value="6.08858447488571">
                <text:p>6.088584474885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.0656836032867">
                <text:p>48.0656836032867</text:p>
              </table:table-cell>
              <table:table-cell office:value-type="float" office:value="5.3981735159816">
                <text:p>5.3981735159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1689100265503">
                <text:p>48.1689100265503</text:p>
              </table:table-cell>
              <table:table-cell office:value-type="float" office:value="5.66392694063914">
                <text:p>5.66392694063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.272114276886">
                <text:p>48.272114276886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.3753020763397">
                <text:p>48.3753020763397</text:p>
              </table:table-cell>
              <table:table-cell office:value-type="float" office:value="6.91050228310489">
                <text:p>6.91050228310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4785723686218">
                <text:p>48.4785723686218</text:p>
              </table:table-cell>
              <table:table-cell office:value-type="float" office:value="7.32146118721448">
                <text:p>7.321461187214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5826268196106">
                <text:p>48.5826268196106</text:p>
              </table:table-cell>
              <table:table-cell office:value-type="float" office:value="6.47214611872133">
                <text:p>6.472146118721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6858680248261">
                <text:p>48.6858680248261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7891042232513">
                <text:p>48.7891042232513</text:p>
              </table:table-cell>
              <table:table-cell office:value-type="float" office:value="4.98447488584462">
                <text:p>4.984474885844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892261505127">
                <text:p>48.892261505127</text:p>
              </table:table-cell>
              <table:table-cell office:value-type="float" office:value="5.1050228310501">
                <text:p>5.10502283105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0607843399048">
                <text:p>49.0607843399048</text:p>
              </table:table-cell>
              <table:table-cell office:value-type="float" office:value="5.62009132420078">
                <text:p>5.620091324200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1642215251923">
                <text:p>49.1642215251923</text:p>
              </table:table-cell>
              <table:table-cell office:value-type="float" office:value="5.38721461187201">
                <text:p>5.38721461187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